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3598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2.5402in"/>
    </style:style>
    <style:style style:name="co6" style:family="table-column">
      <style:table-column-properties fo:break-before="auto" style:column-width="1.55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39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31" style:family="table-cell" style:parent-style-name="Default" style:data-style-name="N139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laxed_makespan_random_costs_experiment_result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4" table:default-cell-style-name="ce23"/>
        <table:table-column table:style-name="co6" table:default-cell-style-name="ce23"/>
        <table:table-row table:style-name="ro1">
          <table:table-cell table:style-name="ce22" office:value-type="string" calcext:value-type="string">
            <text:p>Scheduler_Name</text:p>
          </table:table-cell>
          <table:table-cell table:style-name="ce24" office:value-type="string" calcext:value-type="string">
            <text:p>Num_Tasks</text:p>
          </table:table-cell>
          <table:table-cell table:style-name="ce24" office:value-type="string" calcext:value-type="string">
            <text:p>Num_Resources</text:p>
          </table:table-cell>
          <table:table-cell table:style-name="ce24" office:value-type="string" calcext:value-type="string">
            <text:p>Time_Limit</text:p>
          </table:table-cell>
          <table:table-cell table:style-name="ce24" office:value-type="string" calcext:value-type="string">
            <text:p>Makespan_Relaxation_Percentage</text:p>
          </table:table-cell>
          <table:table-cell table:style-name="ce24" office:value-type="string" calcext:value-type="string">
            <text:p>Makespan</text:p>
          </table:table-cell>
          <table:table-cell table:style-name="ce24" office:value-type="string" calcext:value-type="string">
            <text:p>Energy_Consumption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201.07147022823" calcext:value-type="float">
            <text:p>201.071470228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3.529985927369" calcext:value-type="float">
            <text:p>53.529985927369</text:p>
          </table:table-cell>
          <table:table-cell office:value-type="float" office:value="0.25" calcext:value-type="float">
            <text:p>0.2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201.07147022823" calcext:value-type="float">
            <text:p>201.071470228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4.2359831128428" calcext:value-type="float">
            <text:p>64.2359831128428</text:p>
          </table:table-cell>
          <table:table-cell office:value-type="float" office:value="0.5" calcext:value-type="float">
            <text:p>0.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201.07147022823" calcext:value-type="float">
            <text:p>201.071470228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4.9419802983166" calcext:value-type="float">
            <text:p>74.9419802983166</text:p>
          </table:table-cell>
          <table:table-cell office:value-type="float" office:value="0.75" calcext:value-type="float">
            <text:p>0.7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201.07147022823" calcext:value-type="float">
            <text:p>201.071470228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5.6479774837904" calcext:value-type="float">
            <text:p>85.6479774837904</text:p>
          </table:table-cell>
          <table:table-cell office:value-type="float" office:value="1" calcext:value-type="float">
            <text:p>1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201.07147022823" calcext:value-type="float">
            <text:p>201.071470228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96.3539746692642" calcext:value-type="float">
            <text:p>96.3539746692642</text:p>
          </table:table-cell>
          <table:table-cell office:value-type="float" office:value="1.25" calcext:value-type="float">
            <text:p>1.2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201.07147022823" calcext:value-type="float">
            <text:p>201.071470228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7.059971854738" calcext:value-type="float">
            <text:p>107.059971854738</text:p>
          </table:table-cell>
          <table:table-cell office:value-type="float" office:value="1.5" calcext:value-type="float">
            <text:p>1.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201.07147022823" calcext:value-type="float">
            <text:p>201.071470228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7.765969040212" calcext:value-type="float">
            <text:p>117.765969040212</text:p>
          </table:table-cell>
          <table:table-cell office:value-type="float" office:value="1.75" calcext:value-type="float">
            <text:p>1.7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201.07147022823" calcext:value-type="float">
            <text:p>201.071470228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28.471966225686" calcext:value-type="float">
            <text:p>128.471966225686</text:p>
          </table:table-cell>
          <table:table-cell office:value-type="float" office:value="2" calcext:value-type="float">
            <text:p>2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201.07147022823" calcext:value-type="float">
            <text:p>201.0714702282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9.9130555302057" calcext:value-type="float">
            <text:p>39.9130555302057</text:p>
          </table:table-cell>
          <table:table-cell office:value-type="float" office:value="229.201823190528" calcext:value-type="float">
            <text:p>229.2018231905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49.8913194127572" calcext:value-type="float">
            <text:p>49.8913194127572</text:p>
          </table:table-cell>
          <table:table-cell office:value-type="float" office:value="0.25" calcext:value-type="float">
            <text:p>0.25</text:p>
          </table:table-cell>
          <table:table-cell office:value-type="float" office:value="39.9130555302057" calcext:value-type="float">
            <text:p>39.9130555302057</text:p>
          </table:table-cell>
          <table:table-cell office:value-type="float" office:value="229.201823190528" calcext:value-type="float">
            <text:p>229.2018231905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59.8695832953086" calcext:value-type="float">
            <text:p>59.8695832953086</text:p>
          </table:table-cell>
          <table:table-cell office:value-type="float" office:value="0.5" calcext:value-type="float">
            <text:p>0.5</text:p>
          </table:table-cell>
          <table:table-cell office:value-type="float" office:value="53.1157267158877" calcext:value-type="float">
            <text:p>53.1157267158877</text:p>
          </table:table-cell>
          <table:table-cell office:value-type="float" office:value="209.655719173431" calcext:value-type="float">
            <text:p>209.655719173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69.8478471778601" calcext:value-type="float">
            <text:p>69.8478471778601</text:p>
          </table:table-cell>
          <table:table-cell office:value-type="float" office:value="0.75" calcext:value-type="float">
            <text:p>0.75</text:p>
          </table:table-cell>
          <table:table-cell office:value-type="float" office:value="53.1157267158877" calcext:value-type="float">
            <text:p>53.1157267158877</text:p>
          </table:table-cell>
          <table:table-cell office:value-type="float" office:value="209.655719173431" calcext:value-type="float">
            <text:p>209.655719173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79.8261110604115" calcext:value-type="float">
            <text:p>79.8261110604115</text:p>
          </table:table-cell>
          <table:table-cell office:value-type="float" office:value="1" calcext:value-type="float">
            <text:p>1</text:p>
          </table:table-cell>
          <table:table-cell office:value-type="float" office:value="53.1157267158877" calcext:value-type="float">
            <text:p>53.1157267158877</text:p>
          </table:table-cell>
          <table:table-cell office:value-type="float" office:value="209.655719173431" calcext:value-type="float">
            <text:p>209.655719173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89.8043749429629" calcext:value-type="float">
            <text:p>89.8043749429629</text:p>
          </table:table-cell>
          <table:table-cell office:value-type="float" office:value="1.25" calcext:value-type="float">
            <text:p>1.25</text:p>
          </table:table-cell>
          <table:table-cell office:value-type="float" office:value="53.1157267158877" calcext:value-type="float">
            <text:p>53.1157267158877</text:p>
          </table:table-cell>
          <table:table-cell office:value-type="float" office:value="209.655719173431" calcext:value-type="float">
            <text:p>209.655719173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99.7826388255144" calcext:value-type="float">
            <text:p>99.7826388255144</text:p>
          </table:table-cell>
          <table:table-cell office:value-type="float" office:value="1.5" calcext:value-type="float">
            <text:p>1.5</text:p>
          </table:table-cell>
          <table:table-cell office:value-type="float" office:value="53.1157267158877" calcext:value-type="float">
            <text:p>53.1157267158877</text:p>
          </table:table-cell>
          <table:table-cell office:value-type="float" office:value="209.655719173431" calcext:value-type="float">
            <text:p>209.655719173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109.760902708066" calcext:value-type="float">
            <text:p>109.760902708066</text:p>
          </table:table-cell>
          <table:table-cell office:value-type="float" office:value="1.75" calcext:value-type="float">
            <text:p>1.75</text:p>
          </table:table-cell>
          <table:table-cell office:value-type="float" office:value="53.1157267158877" calcext:value-type="float">
            <text:p>53.1157267158877</text:p>
          </table:table-cell>
          <table:table-cell office:value-type="float" office:value="209.655719173431" calcext:value-type="float">
            <text:p>209.655719173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119.739166590617" calcext:value-type="float">
            <text:p>119.739166590617</text:p>
          </table:table-cell>
          <table:table-cell office:value-type="float" office:value="2" calcext:value-type="float">
            <text:p>2</text:p>
          </table:table-cell>
          <table:table-cell office:value-type="float" office:value="53.1157267158877" calcext:value-type="float">
            <text:p>53.1157267158877</text:p>
          </table:table-cell>
          <table:table-cell office:value-type="float" office:value="209.655719173431" calcext:value-type="float">
            <text:p>209.65571917343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8.0056383388988" calcext:value-type="float">
            <text:p>38.0056383388988</text:p>
          </table:table-cell>
          <table:table-cell office:value-type="float" office:value="191.404864017229" calcext:value-type="float">
            <text:p>191.40486401722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47.5070479236235" calcext:value-type="float">
            <text:p>47.5070479236235</text:p>
          </table:table-cell>
          <table:table-cell office:value-type="float" office:value="0.25" calcext:value-type="float">
            <text:p>0.2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86.303931154979" calcext:value-type="float">
            <text:p>186.3039311549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57.0084575083482" calcext:value-type="float">
            <text:p>57.0084575083482</text:p>
          </table:table-cell>
          <table:table-cell office:value-type="float" office:value="0.5" calcext:value-type="float">
            <text:p>0.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86.303931154979" calcext:value-type="float">
            <text:p>186.3039311549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66.5098670930729" calcext:value-type="float">
            <text:p>66.5098670930729</text:p>
          </table:table-cell>
          <table:table-cell office:value-type="float" office:value="0.75" calcext:value-type="float">
            <text:p>0.7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86.303931154979" calcext:value-type="float">
            <text:p>186.3039311549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76.0112766777976" calcext:value-type="float">
            <text:p>76.0112766777976</text:p>
          </table:table-cell>
          <table:table-cell office:value-type="float" office:value="1" calcext:value-type="float">
            <text:p>1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86.303931154979" calcext:value-type="float">
            <text:p>186.3039311549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85.5126862625223" calcext:value-type="float">
            <text:p>85.5126862625223</text:p>
          </table:table-cell>
          <table:table-cell office:value-type="float" office:value="1.25" calcext:value-type="float">
            <text:p>1.2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86.303931154979" calcext:value-type="float">
            <text:p>186.3039311549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95.014095847247" calcext:value-type="float">
            <text:p>95.014095847247</text:p>
          </table:table-cell>
          <table:table-cell office:value-type="float" office:value="1.5" calcext:value-type="float">
            <text:p>1.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86.303931154979" calcext:value-type="float">
            <text:p>186.3039311549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104.515505431972" calcext:value-type="float">
            <text:p>104.515505431972</text:p>
          </table:table-cell>
          <table:table-cell office:value-type="float" office:value="1.75" calcext:value-type="float">
            <text:p>1.7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86.303931154979" calcext:value-type="float">
            <text:p>186.3039311549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114.016915016696" calcext:value-type="float">
            <text:p>114.016915016696</text:p>
          </table:table-cell>
          <table:table-cell office:value-type="float" office:value="2" calcext:value-type="float">
            <text:p>2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86.303931154979" calcext:value-type="float">
            <text:p>186.30393115497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72.145958736875" calcext:value-type="float">
            <text:p>172.14595873687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37.9134626052567" calcext:value-type="float">
            <text:p>37.9134626052567</text:p>
          </table:table-cell>
          <table:table-cell office:value-type="float" office:value="0.25" calcext:value-type="float">
            <text:p>0.25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72.145958736875" calcext:value-type="float">
            <text:p>172.14595873687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45.4961551263081" calcext:value-type="float">
            <text:p>45.4961551263081</text:p>
          </table:table-cell>
          <table:table-cell office:value-type="float" office:value="0.5" calcext:value-type="float">
            <text:p>0.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7.10533369899" calcext:value-type="float">
            <text:p>167.105333698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53.0788476473594" calcext:value-type="float">
            <text:p>53.0788476473594</text:p>
          </table:table-cell>
          <table:table-cell office:value-type="float" office:value="0.75" calcext:value-type="float">
            <text:p>0.7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7.10533369899" calcext:value-type="float">
            <text:p>167.105333698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60.6615401684107" calcext:value-type="float">
            <text:p>60.6615401684107</text:p>
          </table:table-cell>
          <table:table-cell office:value-type="float" office:value="1" calcext:value-type="float">
            <text:p>1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7.10533369899" calcext:value-type="float">
            <text:p>167.105333698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68.2442326894621" calcext:value-type="float">
            <text:p>68.2442326894621</text:p>
          </table:table-cell>
          <table:table-cell office:value-type="float" office:value="1.25" calcext:value-type="float">
            <text:p>1.2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7.10533369899" calcext:value-type="float">
            <text:p>167.105333698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75.8269252105134" calcext:value-type="float">
            <text:p>75.8269252105134</text:p>
          </table:table-cell>
          <table:table-cell office:value-type="float" office:value="1.5" calcext:value-type="float">
            <text:p>1.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7.10533369899" calcext:value-type="float">
            <text:p>167.105333698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83.4096177315648" calcext:value-type="float">
            <text:p>83.4096177315648</text:p>
          </table:table-cell>
          <table:table-cell office:value-type="float" office:value="1.75" calcext:value-type="float">
            <text:p>1.7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7.10533369899" calcext:value-type="float">
            <text:p>167.105333698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90.9923102526161" calcext:value-type="float">
            <text:p>90.9923102526161</text:p>
          </table:table-cell>
          <table:table-cell office:value-type="float" office:value="2" calcext:value-type="float">
            <text:p>2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7.10533369899" calcext:value-type="float">
            <text:p>167.1053336989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72.53123855433" calcext:value-type="float">
            <text:p>172.531238554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37.9134626052567" calcext:value-type="float">
            <text:p>37.9134626052567</text:p>
          </table:table-cell>
          <table:table-cell office:value-type="float" office:value="0.25" calcext:value-type="float">
            <text:p>0.25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72.53123855433" calcext:value-type="float">
            <text:p>172.531238554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45.4961551263081" calcext:value-type="float">
            <text:p>45.4961551263081</text:p>
          </table:table-cell>
          <table:table-cell office:value-type="float" office:value="0.5" calcext:value-type="float">
            <text:p>0.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9.710919744013" calcext:value-type="float">
            <text:p>169.7109197440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53.0788476473594" calcext:value-type="float">
            <text:p>53.0788476473594</text:p>
          </table:table-cell>
          <table:table-cell office:value-type="float" office:value="0.75" calcext:value-type="float">
            <text:p>0.7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9.710919744013" calcext:value-type="float">
            <text:p>169.7109197440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0.6615401684107" calcext:value-type="float">
            <text:p>60.6615401684107</text:p>
          </table:table-cell>
          <table:table-cell office:value-type="float" office:value="1" calcext:value-type="float">
            <text:p>1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9.710919744013" calcext:value-type="float">
            <text:p>169.7109197440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8.2442326894621" calcext:value-type="float">
            <text:p>68.2442326894621</text:p>
          </table:table-cell>
          <table:table-cell office:value-type="float" office:value="1.25" calcext:value-type="float">
            <text:p>1.2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9.710919744013" calcext:value-type="float">
            <text:p>169.7109197440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75.8269252105134" calcext:value-type="float">
            <text:p>75.8269252105134</text:p>
          </table:table-cell>
          <table:table-cell office:value-type="float" office:value="1.5" calcext:value-type="float">
            <text:p>1.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9.710919744013" calcext:value-type="float">
            <text:p>169.7109197440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83.4096177315648" calcext:value-type="float">
            <text:p>83.4096177315648</text:p>
          </table:table-cell>
          <table:table-cell office:value-type="float" office:value="1.75" calcext:value-type="float">
            <text:p>1.7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9.710919744013" calcext:value-type="float">
            <text:p>169.7109197440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90.9923102526161" calcext:value-type="float">
            <text:p>90.9923102526161</text:p>
          </table:table-cell>
          <table:table-cell office:value-type="float" office:value="2" calcext:value-type="float">
            <text:p>2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69.710919744013" calcext:value-type="float">
            <text:p>169.71091974401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6.797771176868" calcext:value-type="float">
            <text:p>26.797771176868</text:p>
          </table:table-cell>
          <table:table-cell office:value-type="float" office:value="157.378419663624" calcext:value-type="float">
            <text:p>157.3784196636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33.497213971085" calcext:value-type="float">
            <text:p>33.497213971085</text:p>
          </table:table-cell>
          <table:table-cell office:value-type="float" office:value="0.25" calcext:value-type="float">
            <text:p>0.25</text:p>
          </table:table-cell>
          <table:table-cell office:value-type="float" office:value="26.797771176868" calcext:value-type="float">
            <text:p>26.797771176868</text:p>
          </table:table-cell>
          <table:table-cell office:value-type="float" office:value="157.378419663624" calcext:value-type="float">
            <text:p>157.3784196636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40.196656765302" calcext:value-type="float">
            <text:p>40.196656765302</text:p>
          </table:table-cell>
          <table:table-cell office:value-type="float" office:value="0.5" calcext:value-type="float">
            <text:p>0.5</text:p>
          </table:table-cell>
          <table:table-cell office:value-type="float" office:value="26.797771176868" calcext:value-type="float">
            <text:p>26.797771176868</text:p>
          </table:table-cell>
          <table:table-cell office:value-type="float" office:value="157.378419663624" calcext:value-type="float">
            <text:p>157.3784196636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46.896099559519" calcext:value-type="float">
            <text:p>46.896099559519</text:p>
          </table:table-cell>
          <table:table-cell office:value-type="float" office:value="0.75" calcext:value-type="float">
            <text:p>0.7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53.728982869065" calcext:value-type="float">
            <text:p>153.7289828690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53.595542353736" calcext:value-type="float">
            <text:p>53.595542353736</text:p>
          </table:table-cell>
          <table:table-cell office:value-type="float" office:value="1" calcext:value-type="float">
            <text:p>1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53.728982869065" calcext:value-type="float">
            <text:p>153.7289828690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60.294985147953" calcext:value-type="float">
            <text:p>60.294985147953</text:p>
          </table:table-cell>
          <table:table-cell office:value-type="float" office:value="1.25" calcext:value-type="float">
            <text:p>1.2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53.728982869065" calcext:value-type="float">
            <text:p>153.7289828690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66.99442794217" calcext:value-type="float">
            <text:p>66.99442794217</text:p>
          </table:table-cell>
          <table:table-cell office:value-type="float" office:value="1.5" calcext:value-type="float">
            <text:p>1.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53.728982869065" calcext:value-type="float">
            <text:p>153.7289828690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73.693870736387" calcext:value-type="float">
            <text:p>73.693870736387</text:p>
          </table:table-cell>
          <table:table-cell office:value-type="float" office:value="1.75" calcext:value-type="float">
            <text:p>1.75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53.728982869065" calcext:value-type="float">
            <text:p>153.7289828690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80.393313530604" calcext:value-type="float">
            <text:p>80.393313530604</text:p>
          </table:table-cell>
          <table:table-cell office:value-type="float" office:value="2" calcext:value-type="float">
            <text:p>2</text:p>
          </table:table-cell>
          <table:table-cell office:value-type="float" office:value="42.8239887418952" calcext:value-type="float">
            <text:p>42.8239887418952</text:p>
          </table:table-cell>
          <table:table-cell office:value-type="float" office:value="153.728982869065" calcext:value-type="float">
            <text:p>153.72898286906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7.1905758552349" calcext:value-type="float">
            <text:p>27.1905758552349</text:p>
          </table:table-cell>
          <table:table-cell office:value-type="float" office:value="195.507970890497" calcext:value-type="float">
            <text:p>195.5079708904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33.9882198190436" calcext:value-type="float">
            <text:p>33.9882198190436</text:p>
          </table:table-cell>
          <table:table-cell office:value-type="float" office:value="0.25" calcext:value-type="float">
            <text:p>0.25</text:p>
          </table:table-cell>
          <table:table-cell office:value-type="float" office:value="28.9585712072915" calcext:value-type="float">
            <text:p>28.9585712072915</text:p>
          </table:table-cell>
          <table:table-cell office:value-type="float" office:value="149.513283116003" calcext:value-type="float">
            <text:p>149.51328311600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40.7858637828523" calcext:value-type="float">
            <text:p>40.7858637828523</text:p>
          </table:table-cell>
          <table:table-cell office:value-type="float" office:value="0.5" calcext:value-type="float">
            <text:p>0.5</text:p>
          </table:table-cell>
          <table:table-cell office:value-type="float" office:value="39.9130555302057" calcext:value-type="float">
            <text:p>39.9130555302057</text:p>
          </table:table-cell>
          <table:table-cell office:value-type="float" office:value="139.001113405111" calcext:value-type="float">
            <text:p>139.0011134051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47.583507746661" calcext:value-type="float">
            <text:p>47.583507746661</text:p>
          </table:table-cell>
          <table:table-cell office:value-type="float" office:value="0.75" calcext:value-type="float">
            <text:p>0.75</text:p>
          </table:table-cell>
          <table:table-cell office:value-type="float" office:value="39.9130555302057" calcext:value-type="float">
            <text:p>39.9130555302057</text:p>
          </table:table-cell>
          <table:table-cell office:value-type="float" office:value="139.001113405111" calcext:value-type="float">
            <text:p>139.0011134051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54.3811517104698" calcext:value-type="float">
            <text:p>54.3811517104698</text:p>
          </table:table-cell>
          <table:table-cell office:value-type="float" office:value="1" calcext:value-type="float">
            <text:p>1</text:p>
          </table:table-cell>
          <table:table-cell office:value-type="float" office:value="39.9130555302057" calcext:value-type="float">
            <text:p>39.9130555302057</text:p>
          </table:table-cell>
          <table:table-cell office:value-type="float" office:value="139.001113405111" calcext:value-type="float">
            <text:p>139.0011134051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61.1787956742785" calcext:value-type="float">
            <text:p>61.1787956742785</text:p>
          </table:table-cell>
          <table:table-cell office:value-type="float" office:value="1.25" calcext:value-type="float">
            <text:p>1.25</text:p>
          </table:table-cell>
          <table:table-cell office:value-type="float" office:value="39.9130555302057" calcext:value-type="float">
            <text:p>39.9130555302057</text:p>
          </table:table-cell>
          <table:table-cell office:value-type="float" office:value="139.001113405111" calcext:value-type="float">
            <text:p>139.0011134051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67.9764396380872" calcext:value-type="float">
            <text:p>67.9764396380872</text:p>
          </table:table-cell>
          <table:table-cell office:value-type="float" office:value="1.5" calcext:value-type="float">
            <text:p>1.5</text:p>
          </table:table-cell>
          <table:table-cell office:value-type="float" office:value="39.9130555302057" calcext:value-type="float">
            <text:p>39.9130555302057</text:p>
          </table:table-cell>
          <table:table-cell office:value-type="float" office:value="139.001113405111" calcext:value-type="float">
            <text:p>139.0011134051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74.7740836018959" calcext:value-type="float">
            <text:p>74.7740836018959</text:p>
          </table:table-cell>
          <table:table-cell office:value-type="float" office:value="1.75" calcext:value-type="float">
            <text:p>1.75</text:p>
          </table:table-cell>
          <table:table-cell office:value-type="float" office:value="39.9130555302057" calcext:value-type="float">
            <text:p>39.9130555302057</text:p>
          </table:table-cell>
          <table:table-cell office:value-type="float" office:value="139.001113405111" calcext:value-type="float">
            <text:p>139.0011134051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81.5717275657046" calcext:value-type="float">
            <text:p>81.5717275657046</text:p>
          </table:table-cell>
          <table:table-cell office:value-type="float" office:value="2" calcext:value-type="float">
            <text:p>2</text:p>
          </table:table-cell>
          <table:table-cell office:value-type="float" office:value="39.9130555302057" calcext:value-type="float">
            <text:p>39.9130555302057</text:p>
          </table:table-cell>
          <table:table-cell office:value-type="float" office:value="139.001113405111" calcext:value-type="float">
            <text:p>139.00111340511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52.465382895419" calcext:value-type="float">
            <text:p>152.4653828954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30.7304723843049" calcext:value-type="float">
            <text:p>30.7304723843049</text:p>
          </table:table-cell>
          <table:table-cell office:value-type="float" office:value="0.25" calcext:value-type="float">
            <text:p>0.25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28.237483489156" calcext:value-type="float">
            <text:p>128.237483489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36.8765668611659" calcext:value-type="float">
            <text:p>36.8765668611659</text:p>
          </table:table-cell>
          <table:table-cell office:value-type="float" office:value="0.5" calcext:value-type="float">
            <text:p>0.5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28.237483489156" calcext:value-type="float">
            <text:p>128.237483489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43.0226613380269" calcext:value-type="float">
            <text:p>43.0226613380269</text:p>
          </table:table-cell>
          <table:table-cell office:value-type="float" office:value="0.75" calcext:value-type="float">
            <text:p>0.75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28.237483489156" calcext:value-type="float">
            <text:p>128.237483489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49.1687558148879" calcext:value-type="float">
            <text:p>49.1687558148879</text:p>
          </table:table-cell>
          <table:table-cell office:value-type="float" office:value="1" calcext:value-type="float">
            <text:p>1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28.237483489156" calcext:value-type="float">
            <text:p>128.237483489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55.3148502917489" calcext:value-type="float">
            <text:p>55.3148502917489</text:p>
          </table:table-cell>
          <table:table-cell office:value-type="float" office:value="1.25" calcext:value-type="float">
            <text:p>1.25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28.237483489156" calcext:value-type="float">
            <text:p>128.237483489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61.4609447686099" calcext:value-type="float">
            <text:p>61.4609447686099</text:p>
          </table:table-cell>
          <table:table-cell office:value-type="float" office:value="1.5" calcext:value-type="float">
            <text:p>1.5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28.237483489156" calcext:value-type="float">
            <text:p>128.237483489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67.6070392454708" calcext:value-type="float">
            <text:p>67.6070392454708</text:p>
          </table:table-cell>
          <table:table-cell office:value-type="float" office:value="1.75" calcext:value-type="float">
            <text:p>1.75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28.237483489156" calcext:value-type="float">
            <text:p>128.237483489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73.7531337223318" calcext:value-type="float">
            <text:p>73.7531337223318</text:p>
          </table:table-cell>
          <table:table-cell office:value-type="float" office:value="2" calcext:value-type="float">
            <text:p>2</text:p>
          </table:table-cell>
          <table:table-cell office:value-type="float" office:value="30.3307700842054" calcext:value-type="float">
            <text:p>30.3307700842054</text:p>
          </table:table-cell>
          <table:table-cell office:value-type="float" office:value="128.237483489156" calcext:value-type="float">
            <text:p>128.23748348915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35.161580032425" calcext:value-type="float">
            <text:p>135.16158003242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30.7304723843049" calcext:value-type="float">
            <text:p>30.7304723843049</text:p>
          </table:table-cell>
          <table:table-cell office:value-type="float" office:value="0.25" calcext:value-type="float">
            <text:p>0.2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35.161580032425" calcext:value-type="float">
            <text:p>135.16158003242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36.8765668611659" calcext:value-type="float">
            <text:p>36.8765668611659</text:p>
          </table:table-cell>
          <table:table-cell office:value-type="float" office:value="0.5" calcext:value-type="float">
            <text:p>0.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35.161580032425" calcext:value-type="float">
            <text:p>135.16158003242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43.0226613380269" calcext:value-type="float">
            <text:p>43.0226613380269</text:p>
          </table:table-cell>
          <table:table-cell office:value-type="float" office:value="0.75" calcext:value-type="float">
            <text:p>0.7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35.161580032425" calcext:value-type="float">
            <text:p>135.16158003242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49.1687558148879" calcext:value-type="float">
            <text:p>49.1687558148879</text:p>
          </table:table-cell>
          <table:table-cell office:value-type="float" office:value="1" calcext:value-type="float">
            <text:p>1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35.161580032425" calcext:value-type="float">
            <text:p>135.16158003242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55.3148502917489" calcext:value-type="float">
            <text:p>55.3148502917489</text:p>
          </table:table-cell>
          <table:table-cell office:value-type="float" office:value="1.25" calcext:value-type="float">
            <text:p>1.2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35.161580032425" calcext:value-type="float">
            <text:p>135.16158003242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61.4609447686099" calcext:value-type="float">
            <text:p>61.4609447686099</text:p>
          </table:table-cell>
          <table:table-cell office:value-type="float" office:value="1.5" calcext:value-type="float">
            <text:p>1.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35.161580032425" calcext:value-type="float">
            <text:p>135.16158003242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67.6070392454708" calcext:value-type="float">
            <text:p>67.6070392454708</text:p>
          </table:table-cell>
          <table:table-cell office:value-type="float" office:value="1.75" calcext:value-type="float">
            <text:p>1.7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35.161580032425" calcext:value-type="float">
            <text:p>135.16158003242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73.7531337223318" calcext:value-type="float">
            <text:p>73.7531337223318</text:p>
          </table:table-cell>
          <table:table-cell office:value-type="float" office:value="2" calcext:value-type="float">
            <text:p>2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35.161580032425" calcext:value-type="float">
            <text:p>135.16158003242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113.469944415905" calcext:value-type="float">
            <text:p>113.4699444159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29.4928511935785" calcext:value-type="float">
            <text:p>29.4928511935785</text:p>
          </table:table-cell>
          <table:table-cell office:value-type="float" office:value="0.25" calcext:value-type="float">
            <text:p>0.2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113.469944415905" calcext:value-type="float">
            <text:p>113.4699444159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35.3914214322942" calcext:value-type="float">
            <text:p>35.3914214322942</text:p>
          </table:table-cell>
          <table:table-cell office:value-type="float" office:value="0.5" calcext:value-type="float">
            <text:p>0.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113.469944415905" calcext:value-type="float">
            <text:p>113.4699444159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41.28999167101" calcext:value-type="float">
            <text:p>41.28999167101</text:p>
          </table:table-cell>
          <table:table-cell office:value-type="float" office:value="0.75" calcext:value-type="float">
            <text:p>0.7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113.469944415905" calcext:value-type="float">
            <text:p>113.4699444159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47.1885619097256" calcext:value-type="float">
            <text:p>47.1885619097256</text:p>
          </table:table-cell>
          <table:table-cell office:value-type="float" office:value="1" calcext:value-type="float">
            <text:p>1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113.469944415905" calcext:value-type="float">
            <text:p>113.4699444159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53.0871321484414" calcext:value-type="float">
            <text:p>53.0871321484414</text:p>
          </table:table-cell>
          <table:table-cell office:value-type="float" office:value="1.25" calcext:value-type="float">
            <text:p>1.2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113.469944415905" calcext:value-type="float">
            <text:p>113.4699444159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58.9857023871571" calcext:value-type="float">
            <text:p>58.9857023871571</text:p>
          </table:table-cell>
          <table:table-cell office:value-type="float" office:value="1.5" calcext:value-type="float">
            <text:p>1.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113.469944415905" calcext:value-type="float">
            <text:p>113.4699444159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64.8842726258728" calcext:value-type="float">
            <text:p>64.8842726258728</text:p>
          </table:table-cell>
          <table:table-cell office:value-type="float" office:value="1.75" calcext:value-type="float">
            <text:p>1.7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113.469944415905" calcext:value-type="float">
            <text:p>113.4699444159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70.7828428645885" calcext:value-type="float">
            <text:p>70.7828428645885</text:p>
          </table:table-cell>
          <table:table-cell office:value-type="float" office:value="2" calcext:value-type="float">
            <text:p>2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113.469944415905" calcext:value-type="float">
            <text:p>113.4699444159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91.249862233313" calcext:value-type="float">
            <text:p>91.2498622333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8.2500859766902" calcext:value-type="float">
            <text:p>28.2500859766902</text:p>
          </table:table-cell>
          <table:table-cell office:value-type="float" office:value="0.25" calcext:value-type="float">
            <text:p>0.2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91.249862233313" calcext:value-type="float">
            <text:p>91.2498622333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3.9001031720282" calcext:value-type="float">
            <text:p>33.9001031720282</text:p>
          </table:table-cell>
          <table:table-cell office:value-type="float" office:value="0.5" calcext:value-type="float">
            <text:p>0.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91.249862233313" calcext:value-type="float">
            <text:p>91.2498622333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9.5501203673662" calcext:value-type="float">
            <text:p>39.5501203673662</text:p>
          </table:table-cell>
          <table:table-cell office:value-type="float" office:value="0.75" calcext:value-type="float">
            <text:p>0.7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91.249862233313" calcext:value-type="float">
            <text:p>91.2498622333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5.2001375627042" calcext:value-type="float">
            <text:p>45.2001375627042</text:p>
          </table:table-cell>
          <table:table-cell office:value-type="float" office:value="1" calcext:value-type="float">
            <text:p>1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91.249862233313" calcext:value-type="float">
            <text:p>91.2498622333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50.8501547580423" calcext:value-type="float">
            <text:p>50.8501547580423</text:p>
          </table:table-cell>
          <table:table-cell office:value-type="float" office:value="1.25" calcext:value-type="float">
            <text:p>1.2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91.249862233313" calcext:value-type="float">
            <text:p>91.2498622333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56.5001719533803" calcext:value-type="float">
            <text:p>56.5001719533803</text:p>
          </table:table-cell>
          <table:table-cell office:value-type="float" office:value="1.5" calcext:value-type="float">
            <text:p>1.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91.249862233313" calcext:value-type="float">
            <text:p>91.2498622333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62.1501891487183" calcext:value-type="float">
            <text:p>62.1501891487183</text:p>
          </table:table-cell>
          <table:table-cell office:value-type="float" office:value="1.75" calcext:value-type="float">
            <text:p>1.7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91.249862233313" calcext:value-type="float">
            <text:p>91.2498622333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67.8002063440564" calcext:value-type="float">
            <text:p>67.8002063440564</text:p>
          </table:table-cell>
          <table:table-cell office:value-type="float" office:value="2" calcext:value-type="float">
            <text:p>2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91.249862233313" calcext:value-type="float">
            <text:p>91.24986223331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116.675294744236" calcext:value-type="float">
            <text:p>116.6752947442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28.2500859766902" calcext:value-type="float">
            <text:p>28.2500859766902</text:p>
          </table:table-cell>
          <table:table-cell office:value-type="float" office:value="0.25" calcext:value-type="float">
            <text:p>0.2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98.1940464902159" calcext:value-type="float">
            <text:p>98.194046490215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33.9001031720282" calcext:value-type="float">
            <text:p>33.9001031720282</text:p>
          </table:table-cell>
          <table:table-cell office:value-type="float" office:value="0.5" calcext:value-type="float">
            <text:p>0.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98.1940464902159" calcext:value-type="float">
            <text:p>98.194046490215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39.5501203673662" calcext:value-type="float">
            <text:p>39.5501203673662</text:p>
          </table:table-cell>
          <table:table-cell office:value-type="float" office:value="0.75" calcext:value-type="float">
            <text:p>0.7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98.1940464902159" calcext:value-type="float">
            <text:p>98.194046490215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45.2001375627042" calcext:value-type="float">
            <text:p>45.2001375627042</text:p>
          </table:table-cell>
          <table:table-cell office:value-type="float" office:value="1" calcext:value-type="float">
            <text:p>1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98.1940464902159" calcext:value-type="float">
            <text:p>98.194046490215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50.8501547580423" calcext:value-type="float">
            <text:p>50.8501547580423</text:p>
          </table:table-cell>
          <table:table-cell office:value-type="float" office:value="1.25" calcext:value-type="float">
            <text:p>1.2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98.1940464902159" calcext:value-type="float">
            <text:p>98.194046490215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56.5001719533803" calcext:value-type="float">
            <text:p>56.5001719533803</text:p>
          </table:table-cell>
          <table:table-cell office:value-type="float" office:value="1.5" calcext:value-type="float">
            <text:p>1.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98.1940464902159" calcext:value-type="float">
            <text:p>98.194046490215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62.1501891487183" calcext:value-type="float">
            <text:p>62.1501891487183</text:p>
          </table:table-cell>
          <table:table-cell office:value-type="float" office:value="1.75" calcext:value-type="float">
            <text:p>1.75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98.1940464902159" calcext:value-type="float">
            <text:p>98.194046490215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67.8002063440564" calcext:value-type="float">
            <text:p>67.8002063440564</text:p>
          </table:table-cell>
          <table:table-cell office:value-type="float" office:value="2" calcext:value-type="float">
            <text:p>2</text:p>
          </table:table-cell>
          <table:table-cell office:value-type="float" office:value="23.5942809548628" calcext:value-type="float">
            <text:p>23.5942809548628</text:p>
          </table:table-cell>
          <table:table-cell office:value-type="float" office:value="98.1940464902159" calcext:value-type="float">
            <text:p>98.194046490215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114.397798925747" calcext:value-type="float">
            <text:p>114.3977989257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28.2500859766902" calcext:value-type="float">
            <text:p>28.2500859766902</text:p>
          </table:table-cell>
          <table:table-cell office:value-type="float" office:value="0.25" calcext:value-type="float">
            <text:p>0.2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05.557751600247" calcext:value-type="float">
            <text:p>105.5577516002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33.9001031720282" calcext:value-type="float">
            <text:p>33.9001031720282</text:p>
          </table:table-cell>
          <table:table-cell office:value-type="float" office:value="0.5" calcext:value-type="float">
            <text:p>0.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05.557751600247" calcext:value-type="float">
            <text:p>105.5577516002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39.5501203673662" calcext:value-type="float">
            <text:p>39.5501203673662</text:p>
          </table:table-cell>
          <table:table-cell office:value-type="float" office:value="0.75" calcext:value-type="float">
            <text:p>0.7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05.557751600247" calcext:value-type="float">
            <text:p>105.5577516002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45.2001375627042" calcext:value-type="float">
            <text:p>45.2001375627042</text:p>
          </table:table-cell>
          <table:table-cell office:value-type="float" office:value="1" calcext:value-type="float">
            <text:p>1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05.557751600247" calcext:value-type="float">
            <text:p>105.5577516002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50.8501547580423" calcext:value-type="float">
            <text:p>50.8501547580423</text:p>
          </table:table-cell>
          <table:table-cell office:value-type="float" office:value="1.25" calcext:value-type="float">
            <text:p>1.2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05.557751600247" calcext:value-type="float">
            <text:p>105.5577516002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56.5001719533803" calcext:value-type="float">
            <text:p>56.5001719533803</text:p>
          </table:table-cell>
          <table:table-cell office:value-type="float" office:value="1.5" calcext:value-type="float">
            <text:p>1.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05.557751600247" calcext:value-type="float">
            <text:p>105.5577516002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62.1501891487183" calcext:value-type="float">
            <text:p>62.1501891487183</text:p>
          </table:table-cell>
          <table:table-cell office:value-type="float" office:value="1.75" calcext:value-type="float">
            <text:p>1.7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05.557751600247" calcext:value-type="float">
            <text:p>105.5577516002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67.8002063440564" calcext:value-type="float">
            <text:p>67.8002063440564</text:p>
          </table:table-cell>
          <table:table-cell office:value-type="float" office:value="2" calcext:value-type="float">
            <text:p>2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105.557751600247" calcext:value-type="float">
            <text:p>105.55775160024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7.117341379318" calcext:value-type="float">
            <text:p>87.1173413793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22.5202718789209" calcext:value-type="float">
            <text:p>22.5202718789209</text:p>
          </table:table-cell>
          <table:table-cell office:value-type="float" office:value="0.25" calcext:value-type="float">
            <text:p>0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7.117341379318" calcext:value-type="float">
            <text:p>87.1173413793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27.0243262547051" calcext:value-type="float">
            <text:p>27.0243262547051</text:p>
          </table:table-cell>
          <table:table-cell office:value-type="float" office:value="0.5" calcext:value-type="float">
            <text:p>0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7.117341379318" calcext:value-type="float">
            <text:p>87.1173413793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31.5283806304893" calcext:value-type="float">
            <text:p>31.5283806304893</text:p>
          </table:table-cell>
          <table:table-cell office:value-type="float" office:value="0.75" calcext:value-type="float">
            <text:p>0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7.117341379318" calcext:value-type="float">
            <text:p>87.1173413793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36.0324350062735" calcext:value-type="float">
            <text:p>36.0324350062735</text:p>
          </table:table-cell>
          <table:table-cell office:value-type="float" office:value="1" calcext:value-type="float">
            <text:p>1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7.117341379318" calcext:value-type="float">
            <text:p>87.1173413793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40.5364893820577" calcext:value-type="float">
            <text:p>40.5364893820577</text:p>
          </table:table-cell>
          <table:table-cell office:value-type="float" office:value="1.25" calcext:value-type="float">
            <text:p>1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7.117341379318" calcext:value-type="float">
            <text:p>87.1173413793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45.0405437578419" calcext:value-type="float">
            <text:p>45.0405437578419</text:p>
          </table:table-cell>
          <table:table-cell office:value-type="float" office:value="1.5" calcext:value-type="float">
            <text:p>1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7.117341379318" calcext:value-type="float">
            <text:p>87.1173413793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49.5445981336261" calcext:value-type="float">
            <text:p>49.5445981336261</text:p>
          </table:table-cell>
          <table:table-cell office:value-type="float" office:value="1.75" calcext:value-type="float">
            <text:p>1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7.117341379318" calcext:value-type="float">
            <text:p>87.1173413793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54.0486525094103" calcext:value-type="float">
            <text:p>54.0486525094103</text:p>
          </table:table-cell>
          <table:table-cell office:value-type="float" office:value="2" calcext:value-type="float">
            <text:p>2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7.117341379318" calcext:value-type="float">
            <text:p>87.11734137931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106.82730689172" calcext:value-type="float">
            <text:p>106.8273068917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28.2500859766902" calcext:value-type="float">
            <text:p>28.2500859766902</text:p>
          </table:table-cell>
          <table:table-cell office:value-type="float" office:value="0.25" calcext:value-type="float">
            <text:p>0.2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3.4464095515492" calcext:value-type="float">
            <text:p>93.44640955154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33.9001031720282" calcext:value-type="float">
            <text:p>33.9001031720282</text:p>
          </table:table-cell>
          <table:table-cell office:value-type="float" office:value="0.5" calcext:value-type="float">
            <text:p>0.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3.4464095515492" calcext:value-type="float">
            <text:p>93.44640955154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39.5501203673662" calcext:value-type="float">
            <text:p>39.5501203673662</text:p>
          </table:table-cell>
          <table:table-cell office:value-type="float" office:value="0.75" calcext:value-type="float">
            <text:p>0.7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3.4464095515492" calcext:value-type="float">
            <text:p>93.44640955154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45.2001375627042" calcext:value-type="float">
            <text:p>45.2001375627042</text:p>
          </table:table-cell>
          <table:table-cell office:value-type="float" office:value="1" calcext:value-type="float">
            <text:p>1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3.4464095515492" calcext:value-type="float">
            <text:p>93.44640955154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50.8501547580423" calcext:value-type="float">
            <text:p>50.8501547580423</text:p>
          </table:table-cell>
          <table:table-cell office:value-type="float" office:value="1.25" calcext:value-type="float">
            <text:p>1.2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3.4464095515492" calcext:value-type="float">
            <text:p>93.44640955154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56.5001719533803" calcext:value-type="float">
            <text:p>56.5001719533803</text:p>
          </table:table-cell>
          <table:table-cell office:value-type="float" office:value="1.5" calcext:value-type="float">
            <text:p>1.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3.4464095515492" calcext:value-type="float">
            <text:p>93.44640955154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62.1501891487183" calcext:value-type="float">
            <text:p>62.1501891487183</text:p>
          </table:table-cell>
          <table:table-cell office:value-type="float" office:value="1.75" calcext:value-type="float">
            <text:p>1.7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3.4464095515492" calcext:value-type="float">
            <text:p>93.44640955154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67.8002063440564" calcext:value-type="float">
            <text:p>67.8002063440564</text:p>
          </table:table-cell>
          <table:table-cell office:value-type="float" office:value="2" calcext:value-type="float">
            <text:p>2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3.4464095515492" calcext:value-type="float">
            <text:p>93.446409551549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2.3468435446927" calcext:value-type="float">
            <text:p>22.3468435446927</text:p>
          </table:table-cell>
          <table:table-cell office:value-type="float" office:value="116.959822586646" calcext:value-type="float">
            <text:p>116.95982258664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7.9335544308659" calcext:value-type="float">
            <text:p>27.9335544308659</text:p>
          </table:table-cell>
          <table:table-cell office:value-type="float" office:value="0.25" calcext:value-type="float">
            <text:p>0.25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97.4920770707122" calcext:value-type="float">
            <text:p>97.49207707071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3.5202653170391" calcext:value-type="float">
            <text:p>33.5202653170391</text:p>
          </table:table-cell>
          <table:table-cell office:value-type="float" office:value="0.5" calcext:value-type="float">
            <text:p>0.5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97.4920770707122" calcext:value-type="float">
            <text:p>97.49207707071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9.1069762032123" calcext:value-type="float">
            <text:p>39.1069762032123</text:p>
          </table:table-cell>
          <table:table-cell office:value-type="float" office:value="0.75" calcext:value-type="float">
            <text:p>0.75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97.4920770707122" calcext:value-type="float">
            <text:p>97.49207707071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44.6936870893855" calcext:value-type="float">
            <text:p>44.6936870893855</text:p>
          </table:table-cell>
          <table:table-cell office:value-type="float" office:value="1" calcext:value-type="float">
            <text:p>1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97.4920770707122" calcext:value-type="float">
            <text:p>97.49207707071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50.2803979755587" calcext:value-type="float">
            <text:p>50.2803979755587</text:p>
          </table:table-cell>
          <table:table-cell office:value-type="float" office:value="1.25" calcext:value-type="float">
            <text:p>1.25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97.4920770707122" calcext:value-type="float">
            <text:p>97.49207707071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55.8671088617319" calcext:value-type="float">
            <text:p>55.8671088617319</text:p>
          </table:table-cell>
          <table:table-cell office:value-type="float" office:value="1.5" calcext:value-type="float">
            <text:p>1.5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97.4920770707122" calcext:value-type="float">
            <text:p>97.49207707071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61.453819747905" calcext:value-type="float">
            <text:p>61.453819747905</text:p>
          </table:table-cell>
          <table:table-cell office:value-type="float" office:value="1.75" calcext:value-type="float">
            <text:p>1.75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97.4920770707122" calcext:value-type="float">
            <text:p>97.49207707071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67.0405306340782" calcext:value-type="float">
            <text:p>67.0405306340782</text:p>
          </table:table-cell>
          <table:table-cell office:value-type="float" office:value="2" calcext:value-type="float">
            <text:p>2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97.4920770707122" calcext:value-type="float">
            <text:p>97.492077070712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1.1233622415047" calcext:value-type="float">
            <text:p>21.1233622415047</text:p>
          </table:table-cell>
          <table:table-cell office:value-type="float" office:value="106.118442745465" calcext:value-type="float">
            <text:p>106.1184427454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26.4042028018809" calcext:value-type="float">
            <text:p>26.4042028018809</text:p>
          </table:table-cell>
          <table:table-cell office:value-type="float" office:value="0.25" calcext:value-type="float">
            <text:p>0.2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4.623604474412" calcext:value-type="float">
            <text:p>94.6236044744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31.685043362257" calcext:value-type="float">
            <text:p>31.685043362257</text:p>
          </table:table-cell>
          <table:table-cell office:value-type="float" office:value="0.5" calcext:value-type="float">
            <text:p>0.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4.623604474412" calcext:value-type="float">
            <text:p>94.6236044744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36.9658839226332" calcext:value-type="float">
            <text:p>36.9658839226332</text:p>
          </table:table-cell>
          <table:table-cell office:value-type="float" office:value="0.75" calcext:value-type="float">
            <text:p>0.7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4.623604474412" calcext:value-type="float">
            <text:p>94.6236044744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42.2467244830094" calcext:value-type="float">
            <text:p>42.2467244830094</text:p>
          </table:table-cell>
          <table:table-cell office:value-type="float" office:value="1" calcext:value-type="float">
            <text:p>1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4.623604474412" calcext:value-type="float">
            <text:p>94.6236044744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47.5275650433855" calcext:value-type="float">
            <text:p>47.5275650433855</text:p>
          </table:table-cell>
          <table:table-cell office:value-type="float" office:value="1.25" calcext:value-type="float">
            <text:p>1.2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4.623604474412" calcext:value-type="float">
            <text:p>94.6236044744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52.8084056037617" calcext:value-type="float">
            <text:p>52.8084056037617</text:p>
          </table:table-cell>
          <table:table-cell office:value-type="float" office:value="1.5" calcext:value-type="float">
            <text:p>1.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4.623604474412" calcext:value-type="float">
            <text:p>94.6236044744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58.0892461641379" calcext:value-type="float">
            <text:p>58.0892461641379</text:p>
          </table:table-cell>
          <table:table-cell office:value-type="float" office:value="1.75" calcext:value-type="float">
            <text:p>1.75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4.623604474412" calcext:value-type="float">
            <text:p>94.6236044744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63.3700867245141" calcext:value-type="float">
            <text:p>63.3700867245141</text:p>
          </table:table-cell>
          <table:table-cell office:value-type="float" office:value="2" calcext:value-type="float">
            <text:p>2</text:p>
          </table:table-cell>
          <table:table-cell office:value-type="float" office:value="24.5843779074439" calcext:value-type="float">
            <text:p>24.5843779074439</text:p>
          </table:table-cell>
          <table:table-cell office:value-type="float" office:value="94.623604474412" calcext:value-type="float">
            <text:p>94.62360447441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0.2481482946598" calcext:value-type="float">
            <text:p>20.2481482946598</text:p>
          </table:table-cell>
          <table:table-cell office:value-type="float" office:value="106.255364233126" calcext:value-type="float">
            <text:p>106.25536423312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25.3101853683248" calcext:value-type="float">
            <text:p>25.3101853683248</text:p>
          </table:table-cell>
          <table:table-cell office:value-type="float" office:value="0.25" calcext:value-type="float">
            <text:p>0.2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84.9895717814886" calcext:value-type="float">
            <text:p>84.98957178148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30.3722224419897" calcext:value-type="float">
            <text:p>30.3722224419897</text:p>
          </table:table-cell>
          <table:table-cell office:value-type="float" office:value="0.5" calcext:value-type="float">
            <text:p>0.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84.9895717814886" calcext:value-type="float">
            <text:p>84.98957178148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35.4342595156547" calcext:value-type="float">
            <text:p>35.4342595156547</text:p>
          </table:table-cell>
          <table:table-cell office:value-type="float" office:value="0.75" calcext:value-type="float">
            <text:p>0.7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84.9895717814886" calcext:value-type="float">
            <text:p>84.98957178148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40.4962965893196" calcext:value-type="float">
            <text:p>40.4962965893196</text:p>
          </table:table-cell>
          <table:table-cell office:value-type="float" office:value="1" calcext:value-type="float">
            <text:p>1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84.9895717814886" calcext:value-type="float">
            <text:p>84.98957178148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45.5583336629846" calcext:value-type="float">
            <text:p>45.5583336629846</text:p>
          </table:table-cell>
          <table:table-cell office:value-type="float" office:value="1.25" calcext:value-type="float">
            <text:p>1.2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84.9895717814886" calcext:value-type="float">
            <text:p>84.98957178148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50.6203707366495" calcext:value-type="float">
            <text:p>50.6203707366495</text:p>
          </table:table-cell>
          <table:table-cell office:value-type="float" office:value="1.5" calcext:value-type="float">
            <text:p>1.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84.9895717814886" calcext:value-type="float">
            <text:p>84.98957178148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55.6824078103145" calcext:value-type="float">
            <text:p>55.6824078103145</text:p>
          </table:table-cell>
          <table:table-cell office:value-type="float" office:value="1.75" calcext:value-type="float">
            <text:p>1.7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84.9895717814886" calcext:value-type="float">
            <text:p>84.98957178148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60.7444448839795" calcext:value-type="float">
            <text:p>60.7444448839795</text:p>
          </table:table-cell>
          <table:table-cell office:value-type="float" office:value="2" calcext:value-type="float">
            <text:p>2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84.9895717814886" calcext:value-type="float">
            <text:p>84.989571781488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5.1095823834835" calcext:value-type="float">
            <text:p>85.109582383483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22.5202718789209" calcext:value-type="float">
            <text:p>22.5202718789209</text:p>
          </table:table-cell>
          <table:table-cell office:value-type="float" office:value="0.25" calcext:value-type="float">
            <text:p>0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5.1095823834835" calcext:value-type="float">
            <text:p>85.109582383483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27.0243262547051" calcext:value-type="float">
            <text:p>27.0243262547051</text:p>
          </table:table-cell>
          <table:table-cell office:value-type="float" office:value="0.5" calcext:value-type="float">
            <text:p>0.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80.2264548757264" calcext:value-type="float">
            <text:p>80.22645487572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31.5283806304893" calcext:value-type="float">
            <text:p>31.5283806304893</text:p>
          </table:table-cell>
          <table:table-cell office:value-type="float" office:value="0.75" calcext:value-type="float">
            <text:p>0.7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80.2264548757264" calcext:value-type="float">
            <text:p>80.22645487572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36.0324350062735" calcext:value-type="float">
            <text:p>36.0324350062735</text:p>
          </table:table-cell>
          <table:table-cell office:value-type="float" office:value="1" calcext:value-type="float">
            <text:p>1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80.2264548757264" calcext:value-type="float">
            <text:p>80.22645487572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40.5364893820577" calcext:value-type="float">
            <text:p>40.5364893820577</text:p>
          </table:table-cell>
          <table:table-cell office:value-type="float" office:value="1.25" calcext:value-type="float">
            <text:p>1.2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80.2264548757264" calcext:value-type="float">
            <text:p>80.22645487572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45.0405437578419" calcext:value-type="float">
            <text:p>45.0405437578419</text:p>
          </table:table-cell>
          <table:table-cell office:value-type="float" office:value="1.5" calcext:value-type="float">
            <text:p>1.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80.2264548757264" calcext:value-type="float">
            <text:p>80.22645487572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49.5445981336261" calcext:value-type="float">
            <text:p>49.5445981336261</text:p>
          </table:table-cell>
          <table:table-cell office:value-type="float" office:value="1.75" calcext:value-type="float">
            <text:p>1.7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80.2264548757264" calcext:value-type="float">
            <text:p>80.22645487572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54.0486525094103" calcext:value-type="float">
            <text:p>54.0486525094103</text:p>
          </table:table-cell>
          <table:table-cell office:value-type="float" office:value="2" calcext:value-type="float">
            <text:p>2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80.2264548757264" calcext:value-type="float">
            <text:p>80.226454875726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0.493939160961" calcext:value-type="float">
            <text:p>80.4939391609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22.5202718789209" calcext:value-type="float">
            <text:p>22.5202718789209</text:p>
          </table:table-cell>
          <table:table-cell office:value-type="float" office:value="0.25" calcext:value-type="float">
            <text:p>0.2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9.8034358558713" calcext:value-type="float">
            <text:p>79.80343585587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27.0243262547051" calcext:value-type="float">
            <text:p>27.0243262547051</text:p>
          </table:table-cell>
          <table:table-cell office:value-type="float" office:value="0.5" calcext:value-type="float">
            <text:p>0.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77.6681224691789" calcext:value-type="float">
            <text:p>77.66812246917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31.5283806304893" calcext:value-type="float">
            <text:p>31.5283806304893</text:p>
          </table:table-cell>
          <table:table-cell office:value-type="float" office:value="0.75" calcext:value-type="float">
            <text:p>0.7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77.6681224691789" calcext:value-type="float">
            <text:p>77.66812246917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36.0324350062735" calcext:value-type="float">
            <text:p>36.0324350062735</text:p>
          </table:table-cell>
          <table:table-cell office:value-type="float" office:value="1" calcext:value-type="float">
            <text:p>1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77.6681224691789" calcext:value-type="float">
            <text:p>77.66812246917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40.5364893820577" calcext:value-type="float">
            <text:p>40.5364893820577</text:p>
          </table:table-cell>
          <table:table-cell office:value-type="float" office:value="1.25" calcext:value-type="float">
            <text:p>1.2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77.6681224691789" calcext:value-type="float">
            <text:p>77.66812246917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45.0405437578419" calcext:value-type="float">
            <text:p>45.0405437578419</text:p>
          </table:table-cell>
          <table:table-cell office:value-type="float" office:value="1.5" calcext:value-type="float">
            <text:p>1.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77.6681224691789" calcext:value-type="float">
            <text:p>77.66812246917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49.5445981336261" calcext:value-type="float">
            <text:p>49.5445981336261</text:p>
          </table:table-cell>
          <table:table-cell office:value-type="float" office:value="1.75" calcext:value-type="float">
            <text:p>1.7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77.6681224691789" calcext:value-type="float">
            <text:p>77.66812246917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54.0486525094103" calcext:value-type="float">
            <text:p>54.0486525094103</text:p>
          </table:table-cell>
          <table:table-cell office:value-type="float" office:value="2" calcext:value-type="float">
            <text:p>2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77.6681224691789" calcext:value-type="float">
            <text:p>77.668122469178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92.485758505515" calcext:value-type="float">
            <text:p>92.4857585055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2.5202718789209" calcext:value-type="float">
            <text:p>22.5202718789209</text:p>
          </table:table-cell>
          <table:table-cell office:value-type="float" office:value="0.25" calcext:value-type="float">
            <text:p>0.2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87.8779642302346" calcext:value-type="float">
            <text:p>87.877964230234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7.0243262547051" calcext:value-type="float">
            <text:p>27.0243262547051</text:p>
          </table:table-cell>
          <table:table-cell office:value-type="float" office:value="0.5" calcext:value-type="float">
            <text:p>0.5</text:p>
          </table:table-cell>
          <table:table-cell office:value-type="float" office:value="24.1183940128592" calcext:value-type="float">
            <text:p>24.1183940128592</text:p>
          </table:table-cell>
          <table:table-cell office:value-type="float" office:value="80.5676251732224" calcext:value-type="float">
            <text:p>80.56762517322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1.5283806304893" calcext:value-type="float">
            <text:p>31.5283806304893</text:p>
          </table:table-cell>
          <table:table-cell office:value-type="float" office:value="0.75" calcext:value-type="float">
            <text:p>0.75</text:p>
          </table:table-cell>
          <table:table-cell office:value-type="float" office:value="24.1183940128592" calcext:value-type="float">
            <text:p>24.1183940128592</text:p>
          </table:table-cell>
          <table:table-cell office:value-type="float" office:value="80.5676251732224" calcext:value-type="float">
            <text:p>80.56762517322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6.0324350062735" calcext:value-type="float">
            <text:p>36.0324350062735</text:p>
          </table:table-cell>
          <table:table-cell office:value-type="float" office:value="1" calcext:value-type="float">
            <text:p>1</text:p>
          </table:table-cell>
          <table:table-cell office:value-type="float" office:value="24.1183940128592" calcext:value-type="float">
            <text:p>24.1183940128592</text:p>
          </table:table-cell>
          <table:table-cell office:value-type="float" office:value="80.5676251732224" calcext:value-type="float">
            <text:p>80.56762517322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40.5364893820577" calcext:value-type="float">
            <text:p>40.5364893820577</text:p>
          </table:table-cell>
          <table:table-cell office:value-type="float" office:value="1.25" calcext:value-type="float">
            <text:p>1.25</text:p>
          </table:table-cell>
          <table:table-cell office:value-type="float" office:value="24.1183940128592" calcext:value-type="float">
            <text:p>24.1183940128592</text:p>
          </table:table-cell>
          <table:table-cell office:value-type="float" office:value="80.5676251732224" calcext:value-type="float">
            <text:p>80.56762517322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45.0405437578419" calcext:value-type="float">
            <text:p>45.0405437578419</text:p>
          </table:table-cell>
          <table:table-cell office:value-type="float" office:value="1.5" calcext:value-type="float">
            <text:p>1.5</text:p>
          </table:table-cell>
          <table:table-cell office:value-type="float" office:value="24.1183940128592" calcext:value-type="float">
            <text:p>24.1183940128592</text:p>
          </table:table-cell>
          <table:table-cell office:value-type="float" office:value="80.5676251732224" calcext:value-type="float">
            <text:p>80.56762517322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49.5445981336261" calcext:value-type="float">
            <text:p>49.5445981336261</text:p>
          </table:table-cell>
          <table:table-cell office:value-type="float" office:value="1.75" calcext:value-type="float">
            <text:p>1.75</text:p>
          </table:table-cell>
          <table:table-cell office:value-type="float" office:value="24.1183940128592" calcext:value-type="float">
            <text:p>24.1183940128592</text:p>
          </table:table-cell>
          <table:table-cell office:value-type="float" office:value="80.5676251732224" calcext:value-type="float">
            <text:p>80.56762517322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54.0486525094103" calcext:value-type="float">
            <text:p>54.0486525094103</text:p>
          </table:table-cell>
          <table:table-cell office:value-type="float" office:value="2" calcext:value-type="float">
            <text:p>2</text:p>
          </table:table-cell>
          <table:table-cell office:value-type="float" office:value="24.1183940128592" calcext:value-type="float">
            <text:p>24.1183940128592</text:p>
          </table:table-cell>
          <table:table-cell office:value-type="float" office:value="80.5676251732224" calcext:value-type="float">
            <text:p>80.567625173222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98.4355850650481" calcext:value-type="float">
            <text:p>98.435585065048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22.5202718789209" calcext:value-type="float">
            <text:p>22.5202718789209</text:p>
          </table:table-cell>
          <table:table-cell office:value-type="float" office:value="0.25" calcext:value-type="float">
            <text:p>0.2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3.8820425362319" calcext:value-type="float">
            <text:p>73.88204253623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27.0243262547051" calcext:value-type="float">
            <text:p>27.0243262547051</text:p>
          </table:table-cell>
          <table:table-cell office:value-type="float" office:value="0.5" calcext:value-type="float">
            <text:p>0.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3.8820425362319" calcext:value-type="float">
            <text:p>73.88204253623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31.5283806304893" calcext:value-type="float">
            <text:p>31.5283806304893</text:p>
          </table:table-cell>
          <table:table-cell office:value-type="float" office:value="0.75" calcext:value-type="float">
            <text:p>0.7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3.8820425362319" calcext:value-type="float">
            <text:p>73.88204253623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36.0324350062735" calcext:value-type="float">
            <text:p>36.0324350062735</text:p>
          </table:table-cell>
          <table:table-cell office:value-type="float" office:value="1" calcext:value-type="float">
            <text:p>1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3.8820425362319" calcext:value-type="float">
            <text:p>73.88204253623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40.5364893820577" calcext:value-type="float">
            <text:p>40.5364893820577</text:p>
          </table:table-cell>
          <table:table-cell office:value-type="float" office:value="1.25" calcext:value-type="float">
            <text:p>1.2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3.8820425362319" calcext:value-type="float">
            <text:p>73.88204253623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45.0405437578419" calcext:value-type="float">
            <text:p>45.0405437578419</text:p>
          </table:table-cell>
          <table:table-cell office:value-type="float" office:value="1.5" calcext:value-type="float">
            <text:p>1.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3.8820425362319" calcext:value-type="float">
            <text:p>73.88204253623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49.5445981336261" calcext:value-type="float">
            <text:p>49.5445981336261</text:p>
          </table:table-cell>
          <table:table-cell office:value-type="float" office:value="1.75" calcext:value-type="float">
            <text:p>1.7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3.8820425362319" calcext:value-type="float">
            <text:p>73.88204253623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54.0486525094103" calcext:value-type="float">
            <text:p>54.0486525094103</text:p>
          </table:table-cell>
          <table:table-cell office:value-type="float" office:value="2" calcext:value-type="float">
            <text:p>2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3.8820425362319" calcext:value-type="float">
            <text:p>73.882042536231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0.4829830523923" calcext:value-type="float">
            <text:p>80.48298305239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22.5202718789209" calcext:value-type="float">
            <text:p>22.5202718789209</text:p>
          </table:table-cell>
          <table:table-cell office:value-type="float" office:value="0.25" calcext:value-type="float">
            <text:p>0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80.4829830523923" calcext:value-type="float">
            <text:p>80.48298305239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27.0243262547051" calcext:value-type="float">
            <text:p>27.0243262547051</text:p>
          </table:table-cell>
          <table:table-cell office:value-type="float" office:value="0.5" calcext:value-type="float">
            <text:p>0.5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74.0032751107417" calcext:value-type="float">
            <text:p>74.00327511074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31.5283806304893" calcext:value-type="float">
            <text:p>31.5283806304893</text:p>
          </table:table-cell>
          <table:table-cell office:value-type="float" office:value="0.75" calcext:value-type="float">
            <text:p>0.75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74.0032751107417" calcext:value-type="float">
            <text:p>74.00327511074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36.0324350062735" calcext:value-type="float">
            <text:p>36.0324350062735</text:p>
          </table:table-cell>
          <table:table-cell office:value-type="float" office:value="1" calcext:value-type="float">
            <text:p>1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74.0032751107417" calcext:value-type="float">
            <text:p>74.00327511074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40.5364893820577" calcext:value-type="float">
            <text:p>40.5364893820577</text:p>
          </table:table-cell>
          <table:table-cell office:value-type="float" office:value="1.25" calcext:value-type="float">
            <text:p>1.25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74.0032751107417" calcext:value-type="float">
            <text:p>74.00327511074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45.0405437578419" calcext:value-type="float">
            <text:p>45.0405437578419</text:p>
          </table:table-cell>
          <table:table-cell office:value-type="float" office:value="1.5" calcext:value-type="float">
            <text:p>1.5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74.0032751107417" calcext:value-type="float">
            <text:p>74.00327511074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49.5445981336261" calcext:value-type="float">
            <text:p>49.5445981336261</text:p>
          </table:table-cell>
          <table:table-cell office:value-type="float" office:value="1.75" calcext:value-type="float">
            <text:p>1.75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74.0032751107417" calcext:value-type="float">
            <text:p>74.00327511074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54.0486525094103" calcext:value-type="float">
            <text:p>54.0486525094103</text:p>
          </table:table-cell>
          <table:table-cell office:value-type="float" office:value="2" calcext:value-type="float">
            <text:p>2</text:p>
          </table:table-cell>
          <table:table-cell office:value-type="float" office:value="26.0909776637935" calcext:value-type="float">
            <text:p>26.0909776637935</text:p>
          </table:table-cell>
          <table:table-cell office:value-type="float" office:value="74.0032751107417" calcext:value-type="float">
            <text:p>74.003275110741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73.6168452504426" calcext:value-type="float">
            <text:p>73.616845250442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22.5202718789209" calcext:value-type="float">
            <text:p>22.5202718789209</text:p>
          </table:table-cell>
          <table:table-cell office:value-type="float" office:value="0.25" calcext:value-type="float">
            <text:p>0.2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1.6272550190278" calcext:value-type="float">
            <text:p>71.62725501902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27.0243262547051" calcext:value-type="float">
            <text:p>27.0243262547051</text:p>
          </table:table-cell>
          <table:table-cell office:value-type="float" office:value="0.5" calcext:value-type="float">
            <text:p>0.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1.6272550190278" calcext:value-type="float">
            <text:p>71.62725501902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31.5283806304893" calcext:value-type="float">
            <text:p>31.5283806304893</text:p>
          </table:table-cell>
          <table:table-cell office:value-type="float" office:value="0.75" calcext:value-type="float">
            <text:p>0.7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1.6272550190278" calcext:value-type="float">
            <text:p>71.62725501902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36.0324350062735" calcext:value-type="float">
            <text:p>36.0324350062735</text:p>
          </table:table-cell>
          <table:table-cell office:value-type="float" office:value="1" calcext:value-type="float">
            <text:p>1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1.6272550190278" calcext:value-type="float">
            <text:p>71.62725501902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40.5364893820577" calcext:value-type="float">
            <text:p>40.5364893820577</text:p>
          </table:table-cell>
          <table:table-cell office:value-type="float" office:value="1.25" calcext:value-type="float">
            <text:p>1.2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1.6272550190278" calcext:value-type="float">
            <text:p>71.62725501902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45.0405437578419" calcext:value-type="float">
            <text:p>45.0405437578419</text:p>
          </table:table-cell>
          <table:table-cell office:value-type="float" office:value="1.5" calcext:value-type="float">
            <text:p>1.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1.6272550190278" calcext:value-type="float">
            <text:p>71.62725501902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49.5445981336261" calcext:value-type="float">
            <text:p>49.5445981336261</text:p>
          </table:table-cell>
          <table:table-cell office:value-type="float" office:value="1.75" calcext:value-type="float">
            <text:p>1.7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1.6272550190278" calcext:value-type="float">
            <text:p>71.62725501902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54.0486525094103" calcext:value-type="float">
            <text:p>54.0486525094103</text:p>
          </table:table-cell>
          <table:table-cell office:value-type="float" office:value="2" calcext:value-type="float">
            <text:p>2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71.6272550190278" calcext:value-type="float">
            <text:p>71.627255019027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6.7791798348949" calcext:value-type="float">
            <text:p>16.7791798348949</text:p>
          </table:table-cell>
          <table:table-cell office:value-type="float" office:value="90.6917065946417" calcext:value-type="float">
            <text:p>90.69170659464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20.9739747936186" calcext:value-type="float">
            <text:p>20.9739747936186</text:p>
          </table:table-cell>
          <table:table-cell office:value-type="float" office:value="0.25" calcext:value-type="float">
            <text:p>0.2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69.6334780473878" calcext:value-type="float">
            <text:p>69.63347804738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25.1687697523423" calcext:value-type="float">
            <text:p>25.1687697523423</text:p>
          </table:table-cell>
          <table:table-cell office:value-type="float" office:value="0.5" calcext:value-type="float">
            <text:p>0.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65.6188362757742" calcext:value-type="float">
            <text:p>65.61883627577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29.363564711066" calcext:value-type="float">
            <text:p>29.363564711066</text:p>
          </table:table-cell>
          <table:table-cell office:value-type="float" office:value="0.75" calcext:value-type="float">
            <text:p>0.7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65.6188362757742" calcext:value-type="float">
            <text:p>65.61883627577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33.5583596697897" calcext:value-type="float">
            <text:p>33.5583596697897</text:p>
          </table:table-cell>
          <table:table-cell office:value-type="float" office:value="1" calcext:value-type="float">
            <text:p>1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65.6188362757742" calcext:value-type="float">
            <text:p>65.61883627577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37.7531546285134" calcext:value-type="float">
            <text:p>37.7531546285134</text:p>
          </table:table-cell>
          <table:table-cell office:value-type="float" office:value="1.25" calcext:value-type="float">
            <text:p>1.2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65.6188362757742" calcext:value-type="float">
            <text:p>65.61883627577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41.9479495872371" calcext:value-type="float">
            <text:p>41.9479495872371</text:p>
          </table:table-cell>
          <table:table-cell office:value-type="float" office:value="1.5" calcext:value-type="float">
            <text:p>1.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65.6188362757742" calcext:value-type="float">
            <text:p>65.61883627577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46.1427445459609" calcext:value-type="float">
            <text:p>46.1427445459609</text:p>
          </table:table-cell>
          <table:table-cell office:value-type="float" office:value="1.75" calcext:value-type="float">
            <text:p>1.75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65.6188362757742" calcext:value-type="float">
            <text:p>65.61883627577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50.3375395046846" calcext:value-type="float">
            <text:p>50.3375395046846</text:p>
          </table:table-cell>
          <table:table-cell office:value-type="float" office:value="2" calcext:value-type="float">
            <text:p>2</text:p>
          </table:table-cell>
          <table:table-cell office:value-type="float" office:value="22.6000687813521" calcext:value-type="float">
            <text:p>22.6000687813521</text:p>
          </table:table-cell>
          <table:table-cell office:value-type="float" office:value="65.6188362757742" calcext:value-type="float">
            <text:p>65.618836275774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6.1251933552198" calcext:value-type="float">
            <text:p>16.1251933552198</text:p>
          </table:table-cell>
          <table:table-cell office:value-type="float" office:value="113.590522172609" calcext:value-type="float">
            <text:p>113.5905221726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20.1564916940247" calcext:value-type="float">
            <text:p>20.1564916940247</text:p>
          </table:table-cell>
          <table:table-cell office:value-type="float" office:value="0.25" calcext:value-type="float">
            <text:p>0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66.1164202213216" calcext:value-type="float">
            <text:p>66.116420221321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24.1877900328297" calcext:value-type="float">
            <text:p>24.1877900328297</text:p>
          </table:table-cell>
          <table:table-cell office:value-type="float" office:value="0.5" calcext:value-type="float">
            <text:p>0.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63.9497581762233" calcext:value-type="float">
            <text:p>63.94975817622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28.2190883716346" calcext:value-type="float">
            <text:p>28.2190883716346</text:p>
          </table:table-cell>
          <table:table-cell office:value-type="float" office:value="0.75" calcext:value-type="float">
            <text:p>0.7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63.9497581762233" calcext:value-type="float">
            <text:p>63.94975817622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32.2503867104396" calcext:value-type="float">
            <text:p>32.2503867104396</text:p>
          </table:table-cell>
          <table:table-cell office:value-type="float" office:value="1" calcext:value-type="float">
            <text:p>1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63.9497581762233" calcext:value-type="float">
            <text:p>63.94975817622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36.2816850492445" calcext:value-type="float">
            <text:p>36.2816850492445</text:p>
          </table:table-cell>
          <table:table-cell office:value-type="float" office:value="1.25" calcext:value-type="float">
            <text:p>1.2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63.9497581762233" calcext:value-type="float">
            <text:p>63.94975817622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40.3129833880494" calcext:value-type="float">
            <text:p>40.3129833880494</text:p>
          </table:table-cell>
          <table:table-cell office:value-type="float" office:value="1.5" calcext:value-type="float">
            <text:p>1.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63.9497581762233" calcext:value-type="float">
            <text:p>63.94975817622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44.3442817268544" calcext:value-type="float">
            <text:p>44.3442817268544</text:p>
          </table:table-cell>
          <table:table-cell office:value-type="float" office:value="1.75" calcext:value-type="float">
            <text:p>1.7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63.9497581762233" calcext:value-type="float">
            <text:p>63.94975817622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48.3755800656593" calcext:value-type="float">
            <text:p>48.3755800656593</text:p>
          </table:table-cell>
          <table:table-cell office:value-type="float" office:value="2" calcext:value-type="float">
            <text:p>2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63.9497581762233" calcext:value-type="float">
            <text:p>63.949758176223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6.090268480049" calcext:value-type="float">
            <text:p>16.090268480049</text:p>
          </table:table-cell>
          <table:table-cell office:value-type="float" office:value="76.0456496030143" calcext:value-type="float">
            <text:p>76.045649603014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20.1128356000613" calcext:value-type="float">
            <text:p>20.1128356000613</text:p>
          </table:table-cell>
          <table:table-cell office:value-type="float" office:value="0.25" calcext:value-type="float">
            <text:p>0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68.9199261472678" calcext:value-type="float">
            <text:p>68.91992614726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24.1354027200735" calcext:value-type="float">
            <text:p>24.1354027200735</text:p>
          </table:table-cell>
          <table:table-cell office:value-type="float" office:value="0.5" calcext:value-type="float">
            <text:p>0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68.9199261472678" calcext:value-type="float">
            <text:p>68.91992614726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28.1579698400858" calcext:value-type="float">
            <text:p>28.1579698400858</text:p>
          </table:table-cell>
          <table:table-cell office:value-type="float" office:value="0.75" calcext:value-type="float">
            <text:p>0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68.9199261472678" calcext:value-type="float">
            <text:p>68.91992614726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32.180536960098" calcext:value-type="float">
            <text:p>32.180536960098</text:p>
          </table:table-cell>
          <table:table-cell office:value-type="float" office:value="1" calcext:value-type="float">
            <text:p>1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68.9199261472678" calcext:value-type="float">
            <text:p>68.91992614726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36.2031040801103" calcext:value-type="float">
            <text:p>36.2031040801103</text:p>
          </table:table-cell>
          <table:table-cell office:value-type="float" office:value="1.25" calcext:value-type="float">
            <text:p>1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68.9199261472678" calcext:value-type="float">
            <text:p>68.91992614726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40.2256712001226" calcext:value-type="float">
            <text:p>40.2256712001226</text:p>
          </table:table-cell>
          <table:table-cell office:value-type="float" office:value="1.5" calcext:value-type="float">
            <text:p>1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68.9199261472678" calcext:value-type="float">
            <text:p>68.91992614726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44.2482383201348" calcext:value-type="float">
            <text:p>44.2482383201348</text:p>
          </table:table-cell>
          <table:table-cell office:value-type="float" office:value="1.75" calcext:value-type="float">
            <text:p>1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68.9199261472678" calcext:value-type="float">
            <text:p>68.91992614726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48.2708054401471" calcext:value-type="float">
            <text:p>48.2708054401471</text:p>
          </table:table-cell>
          <table:table-cell office:value-type="float" office:value="2" calcext:value-type="float">
            <text:p>2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68.9199261472678" calcext:value-type="float">
            <text:p>68.919926147267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6.7791798348949" calcext:value-type="float">
            <text:p>16.7791798348949</text:p>
          </table:table-cell>
          <table:table-cell office:value-type="float" office:value="75.104840367719" calcext:value-type="float">
            <text:p>75.1048403677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20.9739747936186" calcext:value-type="float">
            <text:p>20.9739747936186</text:p>
          </table:table-cell>
          <table:table-cell office:value-type="float" office:value="0.25" calcext:value-type="float">
            <text:p>0.25</text:p>
          </table:table-cell>
          <table:table-cell office:value-type="float" office:value="20.2481482946598" calcext:value-type="float">
            <text:p>20.2481482946598</text:p>
          </table:table-cell>
          <table:table-cell office:value-type="float" office:value="68.4305258233742" calcext:value-type="float">
            <text:p>68.43052582337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25.1687697523423" calcext:value-type="float">
            <text:p>25.1687697523423</text:p>
          </table:table-cell>
          <table:table-cell office:value-type="float" office:value="0.5" calcext:value-type="float">
            <text:p>0.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6.0509290437461" calcext:value-type="float">
            <text:p>66.0509290437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29.363564711066" calcext:value-type="float">
            <text:p>29.363564711066</text:p>
          </table:table-cell>
          <table:table-cell office:value-type="float" office:value="0.75" calcext:value-type="float">
            <text:p>0.7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6.0509290437461" calcext:value-type="float">
            <text:p>66.0509290437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33.5583596697897" calcext:value-type="float">
            <text:p>33.5583596697897</text:p>
          </table:table-cell>
          <table:table-cell office:value-type="float" office:value="1" calcext:value-type="float">
            <text:p>1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6.0509290437461" calcext:value-type="float">
            <text:p>66.0509290437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37.7531546285134" calcext:value-type="float">
            <text:p>37.7531546285134</text:p>
          </table:table-cell>
          <table:table-cell office:value-type="float" office:value="1.25" calcext:value-type="float">
            <text:p>1.2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6.0509290437461" calcext:value-type="float">
            <text:p>66.0509290437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41.9479495872371" calcext:value-type="float">
            <text:p>41.9479495872371</text:p>
          </table:table-cell>
          <table:table-cell office:value-type="float" office:value="1.5" calcext:value-type="float">
            <text:p>1.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6.0509290437461" calcext:value-type="float">
            <text:p>66.0509290437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46.1427445459609" calcext:value-type="float">
            <text:p>46.1427445459609</text:p>
          </table:table-cell>
          <table:table-cell office:value-type="float" office:value="1.75" calcext:value-type="float">
            <text:p>1.7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6.0509290437461" calcext:value-type="float">
            <text:p>66.0509290437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50.3375395046846" calcext:value-type="float">
            <text:p>50.3375395046846</text:p>
          </table:table-cell>
          <table:table-cell office:value-type="float" office:value="2" calcext:value-type="float">
            <text:p>2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6.0509290437461" calcext:value-type="float">
            <text:p>66.050929043746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5.5632310109544" calcext:value-type="float">
            <text:p>15.5632310109544</text:p>
          </table:table-cell>
          <table:table-cell office:value-type="float" office:value="69.2281584829923" calcext:value-type="float">
            <text:p>69.22815848299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19.4540387636929" calcext:value-type="float">
            <text:p>19.4540387636929</text:p>
          </table:table-cell>
          <table:table-cell office:value-type="float" office:value="0.25" calcext:value-type="float">
            <text:p>0.25</text:p>
          </table:table-cell>
          <table:table-cell office:value-type="float" office:value="15.5632310109544" calcext:value-type="float">
            <text:p>15.5632310109544</text:p>
          </table:table-cell>
          <table:table-cell office:value-type="float" office:value="69.2281584829923" calcext:value-type="float">
            <text:p>69.22815848299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23.3448465164315" calcext:value-type="float">
            <text:p>23.3448465164315</text:p>
          </table:table-cell>
          <table:table-cell office:value-type="float" office:value="0.5" calcext:value-type="float">
            <text:p>0.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8.5338031056504" calcext:value-type="float">
            <text:p>68.53380310565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27.2356542691701" calcext:value-type="float">
            <text:p>27.2356542691701</text:p>
          </table:table-cell>
          <table:table-cell office:value-type="float" office:value="0.75" calcext:value-type="float">
            <text:p>0.7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8.5338031056504" calcext:value-type="float">
            <text:p>68.53380310565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31.1264620219087" calcext:value-type="float">
            <text:p>31.1264620219087</text:p>
          </table:table-cell>
          <table:table-cell office:value-type="float" office:value="1" calcext:value-type="float">
            <text:p>1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8.5338031056504" calcext:value-type="float">
            <text:p>68.53380310565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35.0172697746473" calcext:value-type="float">
            <text:p>35.0172697746473</text:p>
          </table:table-cell>
          <table:table-cell office:value-type="float" office:value="1.25" calcext:value-type="float">
            <text:p>1.2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8.5338031056504" calcext:value-type="float">
            <text:p>68.53380310565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38.9080775273859" calcext:value-type="float">
            <text:p>38.9080775273859</text:p>
          </table:table-cell>
          <table:table-cell office:value-type="float" office:value="1.5" calcext:value-type="float">
            <text:p>1.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8.5338031056504" calcext:value-type="float">
            <text:p>68.53380310565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42.7988852801245" calcext:value-type="float">
            <text:p>42.7988852801245</text:p>
          </table:table-cell>
          <table:table-cell office:value-type="float" office:value="1.75" calcext:value-type="float">
            <text:p>1.75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8.5338031056504" calcext:value-type="float">
            <text:p>68.53380310565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46.6896930328631" calcext:value-type="float">
            <text:p>46.6896930328631</text:p>
          </table:table-cell>
          <table:table-cell office:value-type="float" office:value="2" calcext:value-type="float">
            <text:p>2</text:p>
          </table:table-cell>
          <table:table-cell office:value-type="float" office:value="22.7930023409106" calcext:value-type="float">
            <text:p>22.7930023409106</text:p>
          </table:table-cell>
          <table:table-cell office:value-type="float" office:value="68.5338031056504" calcext:value-type="float">
            <text:p>68.533803105650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6.090268480049" calcext:value-type="float">
            <text:p>16.090268480049</text:p>
          </table:table-cell>
          <table:table-cell office:value-type="float" office:value="88.2486384476849" calcext:value-type="float">
            <text:p>88.248638447684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20.1128356000613" calcext:value-type="float">
            <text:p>20.1128356000613</text:p>
          </table:table-cell>
          <table:table-cell office:value-type="float" office:value="0.25" calcext:value-type="float">
            <text:p>0.25</text:p>
          </table:table-cell>
          <table:table-cell office:value-type="float" office:value="16.7791798348949" calcext:value-type="float">
            <text:p>16.7791798348949</text:p>
          </table:table-cell>
          <table:table-cell office:value-type="float" office:value="70.3241236887836" calcext:value-type="float">
            <text:p>70.32412368878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24.1354027200735" calcext:value-type="float">
            <text:p>24.1354027200735</text:p>
          </table:table-cell>
          <table:table-cell office:value-type="float" office:value="0.5" calcext:value-type="float">
            <text:p>0.5</text:p>
          </table:table-cell>
          <table:table-cell office:value-type="float" office:value="16.7791798348949" calcext:value-type="float">
            <text:p>16.7791798348949</text:p>
          </table:table-cell>
          <table:table-cell office:value-type="float" office:value="70.3241236887836" calcext:value-type="float">
            <text:p>70.32412368878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28.1579698400858" calcext:value-type="float">
            <text:p>28.1579698400858</text:p>
          </table:table-cell>
          <table:table-cell office:value-type="float" office:value="0.75" calcext:value-type="float">
            <text:p>0.75</text:p>
          </table:table-cell>
          <table:table-cell office:value-type="float" office:value="16.7791798348949" calcext:value-type="float">
            <text:p>16.7791798348949</text:p>
          </table:table-cell>
          <table:table-cell office:value-type="float" office:value="70.3241236887836" calcext:value-type="float">
            <text:p>70.32412368878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32.180536960098" calcext:value-type="float">
            <text:p>32.180536960098</text:p>
          </table:table-cell>
          <table:table-cell office:value-type="float" office:value="1" calcext:value-type="float">
            <text:p>1</text:p>
          </table:table-cell>
          <table:table-cell office:value-type="float" office:value="16.7791798348949" calcext:value-type="float">
            <text:p>16.7791798348949</text:p>
          </table:table-cell>
          <table:table-cell office:value-type="float" office:value="70.3241236887836" calcext:value-type="float">
            <text:p>70.32412368878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36.2031040801103" calcext:value-type="float">
            <text:p>36.2031040801103</text:p>
          </table:table-cell>
          <table:table-cell office:value-type="float" office:value="1.25" calcext:value-type="float">
            <text:p>1.25</text:p>
          </table:table-cell>
          <table:table-cell office:value-type="float" office:value="16.7791798348949" calcext:value-type="float">
            <text:p>16.7791798348949</text:p>
          </table:table-cell>
          <table:table-cell office:value-type="float" office:value="70.3241236887836" calcext:value-type="float">
            <text:p>70.32412368878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40.2256712001226" calcext:value-type="float">
            <text:p>40.2256712001226</text:p>
          </table:table-cell>
          <table:table-cell office:value-type="float" office:value="1.5" calcext:value-type="float">
            <text:p>1.5</text:p>
          </table:table-cell>
          <table:table-cell office:value-type="float" office:value="16.7791798348949" calcext:value-type="float">
            <text:p>16.7791798348949</text:p>
          </table:table-cell>
          <table:table-cell office:value-type="float" office:value="70.3241236887836" calcext:value-type="float">
            <text:p>70.32412368878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44.2482383201348" calcext:value-type="float">
            <text:p>44.2482383201348</text:p>
          </table:table-cell>
          <table:table-cell office:value-type="float" office:value="1.75" calcext:value-type="float">
            <text:p>1.75</text:p>
          </table:table-cell>
          <table:table-cell office:value-type="float" office:value="16.7791798348949" calcext:value-type="float">
            <text:p>16.7791798348949</text:p>
          </table:table-cell>
          <table:table-cell office:value-type="float" office:value="70.3241236887836" calcext:value-type="float">
            <text:p>70.32412368878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48.2708054401471" calcext:value-type="float">
            <text:p>48.2708054401471</text:p>
          </table:table-cell>
          <table:table-cell office:value-type="float" office:value="2" calcext:value-type="float">
            <text:p>2</text:p>
          </table:table-cell>
          <table:table-cell office:value-type="float" office:value="16.7791798348949" calcext:value-type="float">
            <text:p>16.7791798348949</text:p>
          </table:table-cell>
          <table:table-cell office:value-type="float" office:value="70.3241236887836" calcext:value-type="float">
            <text:p>70.324123688783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6.7791798348949" calcext:value-type="float">
            <text:p>16.7791798348949</text:p>
          </table:table-cell>
          <table:table-cell office:value-type="float" office:value="65.9851975956904" calcext:value-type="float">
            <text:p>65.98519759569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20.9739747936186" calcext:value-type="float">
            <text:p>20.9739747936186</text:p>
          </table:table-cell>
          <table:table-cell office:value-type="float" office:value="0.25" calcext:value-type="float">
            <text:p>0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4.6609200957632" calcext:value-type="float">
            <text:p>54.66092009576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25.1687697523423" calcext:value-type="float">
            <text:p>25.1687697523423</text:p>
          </table:table-cell>
          <table:table-cell office:value-type="float" office:value="0.5" calcext:value-type="float">
            <text:p>0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4.6609200957632" calcext:value-type="float">
            <text:p>54.66092009576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29.363564711066" calcext:value-type="float">
            <text:p>29.363564711066</text:p>
          </table:table-cell>
          <table:table-cell office:value-type="float" office:value="0.75" calcext:value-type="float">
            <text:p>0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4.6609200957632" calcext:value-type="float">
            <text:p>54.66092009576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33.5583596697897" calcext:value-type="float">
            <text:p>33.5583596697897</text:p>
          </table:table-cell>
          <table:table-cell office:value-type="float" office:value="1" calcext:value-type="float">
            <text:p>1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4.6609200957632" calcext:value-type="float">
            <text:p>54.66092009576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37.7531546285134" calcext:value-type="float">
            <text:p>37.7531546285134</text:p>
          </table:table-cell>
          <table:table-cell office:value-type="float" office:value="1.25" calcext:value-type="float">
            <text:p>1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4.6609200957632" calcext:value-type="float">
            <text:p>54.66092009576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1.9479495872371" calcext:value-type="float">
            <text:p>41.9479495872371</text:p>
          </table:table-cell>
          <table:table-cell office:value-type="float" office:value="1.5" calcext:value-type="float">
            <text:p>1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4.6609200957632" calcext:value-type="float">
            <text:p>54.66092009576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6.1427445459609" calcext:value-type="float">
            <text:p>46.1427445459609</text:p>
          </table:table-cell>
          <table:table-cell office:value-type="float" office:value="1.75" calcext:value-type="float">
            <text:p>1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4.6609200957632" calcext:value-type="float">
            <text:p>54.66092009576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50.3375395046846" calcext:value-type="float">
            <text:p>50.3375395046846</text:p>
          </table:table-cell>
          <table:table-cell office:value-type="float" office:value="2" calcext:value-type="float">
            <text:p>2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4.6609200957632" calcext:value-type="float">
            <text:p>54.660920095763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5.3573677712809" calcext:value-type="float">
            <text:p>15.3573677712809</text:p>
          </table:table-cell>
          <table:table-cell office:value-type="float" office:value="70.6797247398144" calcext:value-type="float">
            <text:p>70.679724739814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19.1967097141012" calcext:value-type="float">
            <text:p>19.1967097141012</text:p>
          </table:table-cell>
          <table:table-cell office:value-type="float" office:value="0.25" calcext:value-type="float">
            <text:p>0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6043820309482" calcext:value-type="float">
            <text:p>55.60438203094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23.0360516569214" calcext:value-type="float">
            <text:p>23.0360516569214</text:p>
          </table:table-cell>
          <table:table-cell office:value-type="float" office:value="0.5" calcext:value-type="float">
            <text:p>0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6043820309482" calcext:value-type="float">
            <text:p>55.60438203094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26.8753935997416" calcext:value-type="float">
            <text:p>26.8753935997416</text:p>
          </table:table-cell>
          <table:table-cell office:value-type="float" office:value="0.75" calcext:value-type="float">
            <text:p>0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6043820309482" calcext:value-type="float">
            <text:p>55.60438203094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30.7147355425619" calcext:value-type="float">
            <text:p>30.7147355425619</text:p>
          </table:table-cell>
          <table:table-cell office:value-type="float" office:value="1" calcext:value-type="float">
            <text:p>1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6043820309482" calcext:value-type="float">
            <text:p>55.60438203094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34.5540774853821" calcext:value-type="float">
            <text:p>34.5540774853821</text:p>
          </table:table-cell>
          <table:table-cell office:value-type="float" office:value="1.25" calcext:value-type="float">
            <text:p>1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6043820309482" calcext:value-type="float">
            <text:p>55.60438203094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38.3934194282023" calcext:value-type="float">
            <text:p>38.3934194282023</text:p>
          </table:table-cell>
          <table:table-cell office:value-type="float" office:value="1.5" calcext:value-type="float">
            <text:p>1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6043820309482" calcext:value-type="float">
            <text:p>55.60438203094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42.2327613710226" calcext:value-type="float">
            <text:p>42.2327613710226</text:p>
          </table:table-cell>
          <table:table-cell office:value-type="float" office:value="1.75" calcext:value-type="float">
            <text:p>1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6043820309482" calcext:value-type="float">
            <text:p>55.60438203094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46.0721033138428" calcext:value-type="float">
            <text:p>46.0721033138428</text:p>
          </table:table-cell>
          <table:table-cell office:value-type="float" office:value="2" calcext:value-type="float">
            <text:p>2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6043820309482" calcext:value-type="float">
            <text:p>55.604382030948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6.6838030458117" calcext:value-type="float">
            <text:p>56.68380304581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16.1813595982642" calcext:value-type="float">
            <text:p>16.1813595982642</text:p>
          </table:table-cell>
          <table:table-cell office:value-type="float" office:value="0.25" calcext:value-type="float">
            <text:p>0.2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6.6838030458117" calcext:value-type="float">
            <text:p>56.68380304581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19.417631517917" calcext:value-type="float">
            <text:p>19.417631517917</text:p>
          </table:table-cell>
          <table:table-cell office:value-type="float" office:value="0.5" calcext:value-type="float">
            <text:p>0.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6.6838030458117" calcext:value-type="float">
            <text:p>56.68380304581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22.6539034375699" calcext:value-type="float">
            <text:p>22.6539034375699</text:p>
          </table:table-cell>
          <table:table-cell office:value-type="float" office:value="0.75" calcext:value-type="float">
            <text:p>0.7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6.6838030458117" calcext:value-type="float">
            <text:p>56.68380304581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25.8901753572227" calcext:value-type="float">
            <text:p>25.8901753572227</text:p>
          </table:table-cell>
          <table:table-cell office:value-type="float" office:value="1" calcext:value-type="float">
            <text:p>1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6.6838030458117" calcext:value-type="float">
            <text:p>56.68380304581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29.1264472768755" calcext:value-type="float">
            <text:p>29.1264472768755</text:p>
          </table:table-cell>
          <table:table-cell office:value-type="float" office:value="1.25" calcext:value-type="float">
            <text:p>1.2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6.6838030458117" calcext:value-type="float">
            <text:p>56.68380304581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32.3627191965284" calcext:value-type="float">
            <text:p>32.3627191965284</text:p>
          </table:table-cell>
          <table:table-cell office:value-type="float" office:value="1.5" calcext:value-type="float">
            <text:p>1.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6.6838030458117" calcext:value-type="float">
            <text:p>56.68380304581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35.5989911161812" calcext:value-type="float">
            <text:p>35.5989911161812</text:p>
          </table:table-cell>
          <table:table-cell office:value-type="float" office:value="1.75" calcext:value-type="float">
            <text:p>1.7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6.6838030458117" calcext:value-type="float">
            <text:p>56.68380304581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38.8352630358341" calcext:value-type="float">
            <text:p>38.8352630358341</text:p>
          </table:table-cell>
          <table:table-cell office:value-type="float" office:value="2" calcext:value-type="float">
            <text:p>2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6.6838030458117" calcext:value-type="float">
            <text:p>56.683803045811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9.4873089717579" calcext:value-type="float">
            <text:p>59.48730897175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float" office:value="16.1813595982642" calcext:value-type="float">
            <text:p>16.1813595982642</text:p>
          </table:table-cell>
          <table:table-cell office:value-type="float" office:value="0.25" calcext:value-type="float">
            <text:p>0.2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9.4873089717579" calcext:value-type="float">
            <text:p>59.48730897175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float" office:value="19.417631517917" calcext:value-type="float">
            <text:p>19.417631517917</text:p>
          </table:table-cell>
          <table:table-cell office:value-type="float" office:value="0.5" calcext:value-type="float">
            <text:p>0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4.8629132034223" calcext:value-type="float">
            <text:p>54.86291320342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float" office:value="22.6539034375699" calcext:value-type="float">
            <text:p>22.6539034375699</text:p>
          </table:table-cell>
          <table:table-cell office:value-type="float" office:value="0.75" calcext:value-type="float">
            <text:p>0.7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54.1724098983326" calcext:value-type="float">
            <text:p>54.172409898332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float" office:value="25.8901753572227" calcext:value-type="float">
            <text:p>25.8901753572227</text:p>
          </table:table-cell>
          <table:table-cell office:value-type="float" office:value="1" calcext:value-type="float">
            <text:p>1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54.1724098983326" calcext:value-type="float">
            <text:p>54.172409898332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float" office:value="29.1264472768755" calcext:value-type="float">
            <text:p>29.1264472768755</text:p>
          </table:table-cell>
          <table:table-cell office:value-type="float" office:value="1.25" calcext:value-type="float">
            <text:p>1.2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54.1724098983326" calcext:value-type="float">
            <text:p>54.172409898332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float" office:value="32.3627191965284" calcext:value-type="float">
            <text:p>32.3627191965284</text:p>
          </table:table-cell>
          <table:table-cell office:value-type="float" office:value="1.5" calcext:value-type="float">
            <text:p>1.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54.1724098983326" calcext:value-type="float">
            <text:p>54.172409898332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float" office:value="35.5989911161812" calcext:value-type="float">
            <text:p>35.5989911161812</text:p>
          </table:table-cell>
          <table:table-cell office:value-type="float" office:value="1.75" calcext:value-type="float">
            <text:p>1.75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54.1724098983326" calcext:value-type="float">
            <text:p>54.172409898332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float" office:value="38.8352630358341" calcext:value-type="float">
            <text:p>38.8352630358341</text:p>
          </table:table-cell>
          <table:table-cell office:value-type="float" office:value="2" calcext:value-type="float">
            <text:p>2</text:p>
          </table:table-cell>
          <table:table-cell office:value-type="float" office:value="21.7966755863908" calcext:value-type="float">
            <text:p>21.7966755863908</text:p>
          </table:table-cell>
          <table:table-cell office:value-type="float" office:value="54.1724098983326" calcext:value-type="float">
            <text:p>54.172409898332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5.3573677712809" calcext:value-type="float">
            <text:p>15.3573677712809</text:p>
          </table:table-cell>
          <table:table-cell office:value-type="float" office:value="82.8827135844851" calcext:value-type="float">
            <text:p>82.88271358448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19.1967097141012" calcext:value-type="float">
            <text:p>19.1967097141012</text:p>
          </table:table-cell>
          <table:table-cell office:value-type="float" office:value="0.25" calcext:value-type="float">
            <text:p>0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7.8411104832938" calcext:value-type="float">
            <text:p>57.841110483293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23.0360516569214" calcext:value-type="float">
            <text:p>23.0360516569214</text:p>
          </table:table-cell>
          <table:table-cell office:value-type="float" office:value="0.5" calcext:value-type="float">
            <text:p>0.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6.2835937979056" calcext:value-type="float">
            <text:p>56.2835937979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26.8753935997416" calcext:value-type="float">
            <text:p>26.8753935997416</text:p>
          </table:table-cell>
          <table:table-cell office:value-type="float" office:value="0.75" calcext:value-type="float">
            <text:p>0.7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6.2835937979056" calcext:value-type="float">
            <text:p>56.2835937979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30.7147355425619" calcext:value-type="float">
            <text:p>30.7147355425619</text:p>
          </table:table-cell>
          <table:table-cell office:value-type="float" office:value="1" calcext:value-type="float">
            <text:p>1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6.2835937979056" calcext:value-type="float">
            <text:p>56.2835937979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34.5540774853821" calcext:value-type="float">
            <text:p>34.5540774853821</text:p>
          </table:table-cell>
          <table:table-cell office:value-type="float" office:value="1.25" calcext:value-type="float">
            <text:p>1.2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6.2835937979056" calcext:value-type="float">
            <text:p>56.2835937979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38.3934194282023" calcext:value-type="float">
            <text:p>38.3934194282023</text:p>
          </table:table-cell>
          <table:table-cell office:value-type="float" office:value="1.5" calcext:value-type="float">
            <text:p>1.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6.2835937979056" calcext:value-type="float">
            <text:p>56.2835937979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42.2327613710226" calcext:value-type="float">
            <text:p>42.2327613710226</text:p>
          </table:table-cell>
          <table:table-cell office:value-type="float" office:value="1.75" calcext:value-type="float">
            <text:p>1.7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6.2835937979056" calcext:value-type="float">
            <text:p>56.2835937979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46.0721033138428" calcext:value-type="float">
            <text:p>46.0721033138428</text:p>
          </table:table-cell>
          <table:table-cell office:value-type="float" office:value="2" calcext:value-type="float">
            <text:p>2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6.2835937979056" calcext:value-type="float">
            <text:p>56.283593797905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5.5632310109544" calcext:value-type="float">
            <text:p>15.5632310109544</text:p>
          </table:table-cell>
          <table:table-cell office:value-type="float" office:value="62.936310302133" calcext:value-type="float">
            <text:p>62.9363103021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19.4540387636929" calcext:value-type="float">
            <text:p>19.4540387636929</text:p>
          </table:table-cell>
          <table:table-cell office:value-type="float" office:value="0.25" calcext:value-type="float">
            <text:p>0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2.7665359718393" calcext:value-type="float">
            <text:p>52.76653597183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23.3448465164315" calcext:value-type="float">
            <text:p>23.3448465164315</text:p>
          </table:table-cell>
          <table:table-cell office:value-type="float" office:value="0.5" calcext:value-type="float">
            <text:p>0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2.7665359718393" calcext:value-type="float">
            <text:p>52.76653597183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27.2356542691701" calcext:value-type="float">
            <text:p>27.2356542691701</text:p>
          </table:table-cell>
          <table:table-cell office:value-type="float" office:value="0.75" calcext:value-type="float">
            <text:p>0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2.7665359718393" calcext:value-type="float">
            <text:p>52.76653597183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31.1264620219087" calcext:value-type="float">
            <text:p>31.1264620219087</text:p>
          </table:table-cell>
          <table:table-cell office:value-type="float" office:value="1" calcext:value-type="float">
            <text:p>1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2.7665359718393" calcext:value-type="float">
            <text:p>52.76653597183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35.0172697746473" calcext:value-type="float">
            <text:p>35.0172697746473</text:p>
          </table:table-cell>
          <table:table-cell office:value-type="float" office:value="1.25" calcext:value-type="float">
            <text:p>1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2.7665359718393" calcext:value-type="float">
            <text:p>52.76653597183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38.9080775273859" calcext:value-type="float">
            <text:p>38.9080775273859</text:p>
          </table:table-cell>
          <table:table-cell office:value-type="float" office:value="1.5" calcext:value-type="float">
            <text:p>1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2.7665359718393" calcext:value-type="float">
            <text:p>52.76653597183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42.7988852801245" calcext:value-type="float">
            <text:p>42.7988852801245</text:p>
          </table:table-cell>
          <table:table-cell office:value-type="float" office:value="1.75" calcext:value-type="float">
            <text:p>1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2.7665359718393" calcext:value-type="float">
            <text:p>52.76653597183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46.6896930328631" calcext:value-type="float">
            <text:p>46.6896930328631</text:p>
          </table:table-cell>
          <table:table-cell office:value-type="float" office:value="2" calcext:value-type="float">
            <text:p>2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2.7665359718393" calcext:value-type="float">
            <text:p>52.766535971839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61.6510524412389" calcext:value-type="float">
            <text:p>61.65105244123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16.1813595982642" calcext:value-type="float">
            <text:p>16.1813595982642</text:p>
          </table:table-cell>
          <table:table-cell office:value-type="float" office:value="0.25" calcext:value-type="float">
            <text:p>0.25</text:p>
          </table:table-cell>
          <table:table-cell office:value-type="float" office:value="16.090268480049" calcext:value-type="float">
            <text:p>16.090268480049</text:p>
          </table:table-cell>
          <table:table-cell office:value-type="float" office:value="61.1201186776317" calcext:value-type="float">
            <text:p>61.12011867763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19.417631517917" calcext:value-type="float">
            <text:p>19.417631517917</text:p>
          </table:table-cell>
          <table:table-cell office:value-type="float" office:value="0.5" calcext:value-type="float">
            <text:p>0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0144916239664" calcext:value-type="float">
            <text:p>55.01449162396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22.6539034375699" calcext:value-type="float">
            <text:p>22.6539034375699</text:p>
          </table:table-cell>
          <table:table-cell office:value-type="float" office:value="0.75" calcext:value-type="float">
            <text:p>0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0144916239664" calcext:value-type="float">
            <text:p>55.01449162396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25.8901753572227" calcext:value-type="float">
            <text:p>25.8901753572227</text:p>
          </table:table-cell>
          <table:table-cell office:value-type="float" office:value="1" calcext:value-type="float">
            <text:p>1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0144916239664" calcext:value-type="float">
            <text:p>55.01449162396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29.1264472768755" calcext:value-type="float">
            <text:p>29.1264472768755</text:p>
          </table:table-cell>
          <table:table-cell office:value-type="float" office:value="1.25" calcext:value-type="float">
            <text:p>1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0144916239664" calcext:value-type="float">
            <text:p>55.01449162396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32.3627191965284" calcext:value-type="float">
            <text:p>32.3627191965284</text:p>
          </table:table-cell>
          <table:table-cell office:value-type="float" office:value="1.5" calcext:value-type="float">
            <text:p>1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0144916239664" calcext:value-type="float">
            <text:p>55.01449162396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35.5989911161812" calcext:value-type="float">
            <text:p>35.5989911161812</text:p>
          </table:table-cell>
          <table:table-cell office:value-type="float" office:value="1.75" calcext:value-type="float">
            <text:p>1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0144916239664" calcext:value-type="float">
            <text:p>55.01449162396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38.8352630358341" calcext:value-type="float">
            <text:p>38.8352630358341</text:p>
          </table:table-cell>
          <table:table-cell office:value-type="float" office:value="2" calcext:value-type="float">
            <text:p>2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5.0144916239664" calcext:value-type="float">
            <text:p>55.014491623966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60.5994502474383" calcext:value-type="float">
            <text:p>60.599450247438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office:value-type="float" office:value="16.1813595982642" calcext:value-type="float">
            <text:p>16.1813595982642</text:p>
          </table:table-cell>
          <table:table-cell office:value-type="float" office:value="0.25" calcext:value-type="float">
            <text:p>0.25</text:p>
          </table:table-cell>
          <table:table-cell office:value-type="float" office:value="15.2793155240222" calcext:value-type="float">
            <text:p>15.2793155240222</text:p>
          </table:table-cell>
          <table:table-cell office:value-type="float" office:value="60.0094650532734" calcext:value-type="float">
            <text:p>60.009465053273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office:value-type="float" office:value="19.417631517917" calcext:value-type="float">
            <text:p>19.417631517917</text:p>
          </table:table-cell>
          <table:table-cell office:value-type="float" office:value="0.5" calcext:value-type="float">
            <text:p>0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3.0977702001889" calcext:value-type="float">
            <text:p>53.09777020018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office:value-type="float" office:value="22.6539034375699" calcext:value-type="float">
            <text:p>22.6539034375699</text:p>
          </table:table-cell>
          <table:table-cell office:value-type="float" office:value="0.75" calcext:value-type="float">
            <text:p>0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3.0977702001889" calcext:value-type="float">
            <text:p>53.09777020018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office:value-type="float" office:value="25.8901753572227" calcext:value-type="float">
            <text:p>25.8901753572227</text:p>
          </table:table-cell>
          <table:table-cell office:value-type="float" office:value="1" calcext:value-type="float">
            <text:p>1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3.0977702001889" calcext:value-type="float">
            <text:p>53.09777020018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office:value-type="float" office:value="29.1264472768755" calcext:value-type="float">
            <text:p>29.1264472768755</text:p>
          </table:table-cell>
          <table:table-cell office:value-type="float" office:value="1.25" calcext:value-type="float">
            <text:p>1.2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3.0977702001889" calcext:value-type="float">
            <text:p>53.09777020018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office:value-type="float" office:value="32.3627191965284" calcext:value-type="float">
            <text:p>32.3627191965284</text:p>
          </table:table-cell>
          <table:table-cell office:value-type="float" office:value="1.5" calcext:value-type="float">
            <text:p>1.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3.0977702001889" calcext:value-type="float">
            <text:p>53.09777020018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office:value-type="float" office:value="35.5989911161812" calcext:value-type="float">
            <text:p>35.5989911161812</text:p>
          </table:table-cell>
          <table:table-cell office:value-type="float" office:value="1.75" calcext:value-type="float">
            <text:p>1.75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3.0977702001889" calcext:value-type="float">
            <text:p>53.09777020018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office:value-type="float" office:value="38.8352630358341" calcext:value-type="float">
            <text:p>38.8352630358341</text:p>
          </table:table-cell>
          <table:table-cell office:value-type="float" office:value="2" calcext:value-type="float">
            <text:p>2</text:p>
          </table:table-cell>
          <table:table-cell office:value-type="float" office:value="18.0162175031368" calcext:value-type="float">
            <text:p>18.0162175031368</text:p>
          </table:table-cell>
          <table:table-cell office:value-type="float" office:value="53.0977702001889" calcext:value-type="float">
            <text:p>53.097770200188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1.2261841005845" calcext:value-type="float">
            <text:p>11.2261841005845</text:p>
          </table:table-cell>
          <table:table-cell office:value-type="float" office:value="53.4879639766212" calcext:value-type="float">
            <text:p>53.48796397662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14.0327301257306" calcext:value-type="float">
            <text:p>14.0327301257306</text:p>
          </table:table-cell>
          <table:table-cell office:value-type="float" office:value="0.25" calcext:value-type="float">
            <text:p>0.25</text:p>
          </table:table-cell>
          <table:table-cell office:value-type="float" office:value="11.2261841005845" calcext:value-type="float">
            <text:p>11.2261841005845</text:p>
          </table:table-cell>
          <table:table-cell office:value-type="float" office:value="53.4879639766212" calcext:value-type="float">
            <text:p>53.48796397662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16.8392761508768" calcext:value-type="float">
            <text:p>16.8392761508768</text:p>
          </table:table-cell>
          <table:table-cell office:value-type="float" office:value="0.5" calcext:value-type="float">
            <text:p>0.5</text:p>
          </table:table-cell>
          <table:table-cell office:value-type="float" office:value="11.2261841005845" calcext:value-type="float">
            <text:p>11.2261841005845</text:p>
          </table:table-cell>
          <table:table-cell office:value-type="float" office:value="53.4879639766212" calcext:value-type="float">
            <text:p>53.48796397662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19.6458221760229" calcext:value-type="float">
            <text:p>19.6458221760229</text:p>
          </table:table-cell>
          <table:table-cell office:value-type="float" office:value="0.75" calcext:value-type="float">
            <text:p>0.75</text:p>
          </table:table-cell>
          <table:table-cell office:value-type="float" office:value="11.2261841005845" calcext:value-type="float">
            <text:p>11.2261841005845</text:p>
          </table:table-cell>
          <table:table-cell office:value-type="float" office:value="53.4879639766212" calcext:value-type="float">
            <text:p>53.48796397662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22.452368201169" calcext:value-type="float">
            <text:p>22.452368201169</text:p>
          </table:table-cell>
          <table:table-cell office:value-type="float" office:value="1" calcext:value-type="float">
            <text:p>1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0.6602316498539" calcext:value-type="float">
            <text:p>50.66023164985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25.2589142263152" calcext:value-type="float">
            <text:p>25.2589142263152</text:p>
          </table:table-cell>
          <table:table-cell office:value-type="float" office:value="1.25" calcext:value-type="float">
            <text:p>1.2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0.6602316498539" calcext:value-type="float">
            <text:p>50.66023164985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28.0654602514613" calcext:value-type="float">
            <text:p>28.0654602514613</text:p>
          </table:table-cell>
          <table:table-cell office:value-type="float" office:value="1.5" calcext:value-type="float">
            <text:p>1.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0.6602316498539" calcext:value-type="float">
            <text:p>50.66023164985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30.8720062766074" calcext:value-type="float">
            <text:p>30.8720062766074</text:p>
          </table:table-cell>
          <table:table-cell office:value-type="float" office:value="1.75" calcext:value-type="float">
            <text:p>1.75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0.6602316498539" calcext:value-type="float">
            <text:p>50.66023164985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33.6785523017535" calcext:value-type="float">
            <text:p>33.6785523017535</text:p>
          </table:table-cell>
          <table:table-cell office:value-type="float" office:value="2" calcext:value-type="float">
            <text:p>2</text:p>
          </table:table-cell>
          <table:table-cell office:value-type="float" office:value="20.4177219655371" calcext:value-type="float">
            <text:p>20.4177219655371</text:p>
          </table:table-cell>
          <table:table-cell office:value-type="float" office:value="50.6602316498539" calcext:value-type="float">
            <text:p>50.660231649853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900" calcext:value-type="float">
            <text:p>4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1.9519893508013" calcext:value-type="float">
            <text:p>11.9519893508013</text:p>
          </table:table-cell>
          <table:table-cell office:value-type="float" office:value="55.9708380385254" calcext:value-type="float">
            <text:p>55.97083803852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" calcext:value-type="float">
            <text:p>10</text:p>
          </table:table-cell>
          <table:table-cell office:value-type="float" office:value="14.9399866885017" calcext:value-type="float">
            <text:p>14.9399866885017</text:p>
          </table:table-cell>
          <table:table-cell office:value-type="float" office:value="0.25" calcext:value-type="float">
            <text:p>0.2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44.4870572881717" calcext:value-type="float">
            <text:p>44.48705728817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" calcext:value-type="float">
            <text:p>10</text:p>
          </table:table-cell>
          <table:table-cell office:value-type="float" office:value="17.927984026202" calcext:value-type="float">
            <text:p>17.927984026202</text:p>
          </table:table-cell>
          <table:table-cell office:value-type="float" office:value="0.5" calcext:value-type="float">
            <text:p>0.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44.4870572881717" calcext:value-type="float">
            <text:p>44.48705728817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" calcext:value-type="float">
            <text:p>10</text:p>
          </table:table-cell>
          <table:table-cell office:value-type="float" office:value="20.9159813639023" calcext:value-type="float">
            <text:p>20.9159813639023</text:p>
          </table:table-cell>
          <table:table-cell office:value-type="float" office:value="0.75" calcext:value-type="float">
            <text:p>0.7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44.4870572881717" calcext:value-type="float">
            <text:p>44.48705728817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" calcext:value-type="float">
            <text:p>10</text:p>
          </table:table-cell>
          <table:table-cell office:value-type="float" office:value="23.9039787016027" calcext:value-type="float">
            <text:p>23.9039787016027</text:p>
          </table:table-cell>
          <table:table-cell office:value-type="float" office:value="1" calcext:value-type="float">
            <text:p>1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44.4870572881717" calcext:value-type="float">
            <text:p>44.48705728817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" calcext:value-type="float">
            <text:p>10</text:p>
          </table:table-cell>
          <table:table-cell office:value-type="float" office:value="26.891976039303" calcext:value-type="float">
            <text:p>26.891976039303</text:p>
          </table:table-cell>
          <table:table-cell office:value-type="float" office:value="1.25" calcext:value-type="float">
            <text:p>1.2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44.4870572881717" calcext:value-type="float">
            <text:p>44.48705728817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" calcext:value-type="float">
            <text:p>10</text:p>
          </table:table-cell>
          <table:table-cell office:value-type="float" office:value="29.8799733770033" calcext:value-type="float">
            <text:p>29.8799733770033</text:p>
          </table:table-cell>
          <table:table-cell office:value-type="float" office:value="1.5" calcext:value-type="float">
            <text:p>1.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44.4870572881717" calcext:value-type="float">
            <text:p>44.48705728817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" calcext:value-type="float">
            <text:p>10</text:p>
          </table:table-cell>
          <table:table-cell office:value-type="float" office:value="32.8679707147037" calcext:value-type="float">
            <text:p>32.8679707147037</text:p>
          </table:table-cell>
          <table:table-cell office:value-type="float" office:value="1.75" calcext:value-type="float">
            <text:p>1.7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44.4870572881717" calcext:value-type="float">
            <text:p>44.48705728817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" calcext:value-type="float">
            <text:p>10</text:p>
          </table:table-cell>
          <table:table-cell office:value-type="float" office:value="35.855968052404" calcext:value-type="float">
            <text:p>35.855968052404</text:p>
          </table:table-cell>
          <table:table-cell office:value-type="float" office:value="2" calcext:value-type="float">
            <text:p>2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44.4870572881717" calcext:value-type="float">
            <text:p>44.487057288171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1.3274276789599" calcext:value-type="float">
            <text:p>11.3274276789599</text:p>
          </table:table-cell>
          <table:table-cell office:value-type="float" office:value="56.0703143441754" calcext:value-type="float">
            <text:p>56.07031434417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4.1592845986999" calcext:value-type="float">
            <text:p>14.1592845986999</text:p>
          </table:table-cell>
          <table:table-cell office:value-type="float" office:value="0.25" calcext:value-type="float">
            <text:p>0.2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2.0478400404056" calcext:value-type="float">
            <text:p>52.0478400404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6.9911415184398" calcext:value-type="float">
            <text:p>16.9911415184398</text:p>
          </table:table-cell>
          <table:table-cell office:value-type="float" office:value="0.5" calcext:value-type="float">
            <text:p>0.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2.0478400404056" calcext:value-type="float">
            <text:p>52.0478400404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9.8229984381798" calcext:value-type="float">
            <text:p>19.8229984381798</text:p>
          </table:table-cell>
          <table:table-cell office:value-type="float" office:value="0.75" calcext:value-type="float">
            <text:p>0.7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2.0478400404056" calcext:value-type="float">
            <text:p>52.0478400404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2.6548553579198" calcext:value-type="float">
            <text:p>22.6548553579198</text:p>
          </table:table-cell>
          <table:table-cell office:value-type="float" office:value="1" calcext:value-type="float">
            <text:p>1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2.0478400404056" calcext:value-type="float">
            <text:p>52.0478400404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5.4867122776597" calcext:value-type="float">
            <text:p>25.4867122776597</text:p>
          </table:table-cell>
          <table:table-cell office:value-type="float" office:value="1.25" calcext:value-type="float">
            <text:p>1.2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2.0478400404056" calcext:value-type="float">
            <text:p>52.0478400404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8.3185691973997" calcext:value-type="float">
            <text:p>28.3185691973997</text:p>
          </table:table-cell>
          <table:table-cell office:value-type="float" office:value="1.5" calcext:value-type="float">
            <text:p>1.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2.0478400404056" calcext:value-type="float">
            <text:p>52.0478400404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31.1504261171397" calcext:value-type="float">
            <text:p>31.1504261171397</text:p>
          </table:table-cell>
          <table:table-cell office:value-type="float" office:value="1.75" calcext:value-type="float">
            <text:p>1.75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2.0478400404056" calcext:value-type="float">
            <text:p>52.0478400404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33.9822830368797" calcext:value-type="float">
            <text:p>33.9822830368797</text:p>
          </table:table-cell>
          <table:table-cell office:value-type="float" office:value="2" calcext:value-type="float">
            <text:p>2</text:p>
          </table:table-cell>
          <table:table-cell office:value-type="float" office:value="12.9450876786114" calcext:value-type="float">
            <text:p>12.9450876786114</text:p>
          </table:table-cell>
          <table:table-cell office:value-type="float" office:value="52.0478400404056" calcext:value-type="float">
            <text:p>52.047840040405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466.720289900037" calcext:value-type="float">
            <text:p>466.720289900037</text:p>
          </table:table-cell>
          <table:table-cell office:value-type="float" office:value="24487.2838365668" calcext:value-type="float">
            <text:p>24487.283836566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83.400362375046" calcext:value-type="float">
            <text:p>583.400362375046</text:p>
          </table:table-cell>
          <table:table-cell office:value-type="float" office:value="0.25" calcext:value-type="float">
            <text:p>0.2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20326.3557566572" calcext:value-type="float">
            <text:p>20326.355756657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00.080434850055" calcext:value-type="float">
            <text:p>700.080434850055</text:p>
          </table:table-cell>
          <table:table-cell office:value-type="float" office:value="0.5" calcext:value-type="float">
            <text:p>0.5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16.760507325064" calcext:value-type="float">
            <text:p>816.760507325064</text:p>
          </table:table-cell>
          <table:table-cell office:value-type="float" office:value="0.75" calcext:value-type="float">
            <text:p>0.75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933.440579800073" calcext:value-type="float">
            <text:p>933.440579800073</text:p>
          </table:table-cell>
          <table:table-cell office:value-type="float" office:value="1" calcext:value-type="float">
            <text:p>1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50.12065227508" calcext:value-type="float">
            <text:p>1050.12065227508</text:p>
          </table:table-cell>
          <table:table-cell office:value-type="float" office:value="1.25" calcext:value-type="float">
            <text:p>1.25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166.80072475009" calcext:value-type="float">
            <text:p>1166.80072475009</text:p>
          </table:table-cell>
          <table:table-cell office:value-type="float" office:value="1.5" calcext:value-type="float">
            <text:p>1.5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83.4807972251" calcext:value-type="float">
            <text:p>1283.4807972251</text:p>
          </table:table-cell>
          <table:table-cell office:value-type="float" office:value="1.75" calcext:value-type="float">
            <text:p>1.75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400.16086970011" calcext:value-type="float">
            <text:p>1400.16086970011</text:p>
          </table:table-cell>
          <table:table-cell office:value-type="float" office:value="2" calcext:value-type="float">
            <text:p>2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418.699619481911" calcext:value-type="float">
            <text:p>418.699619481911</text:p>
          </table:table-cell>
          <table:table-cell office:value-type="float" office:value="23081.0807089936" calcext:value-type="float">
            <text:p>23081.08070899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523.374524352389" calcext:value-type="float">
            <text:p>523.374524352389</text:p>
          </table:table-cell>
          <table:table-cell office:value-type="float" office:value="0.25" calcext:value-type="float">
            <text:p>0.2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8822.7537038437" calcext:value-type="float">
            <text:p>18822.753703843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628.049429222866" calcext:value-type="float">
            <text:p>628.049429222866</text:p>
          </table:table-cell>
          <table:table-cell office:value-type="float" office:value="0.5" calcext:value-type="float">
            <text:p>0.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8483.387926819" calcext:value-type="float">
            <text:p>18483.3879268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732.724334093344" calcext:value-type="float">
            <text:p>732.724334093344</text:p>
          </table:table-cell>
          <table:table-cell office:value-type="float" office:value="0.75" calcext:value-type="float">
            <text:p>0.7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8483.387926819" calcext:value-type="float">
            <text:p>18483.3879268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837.399238963822" calcext:value-type="float">
            <text:p>837.399238963822</text:p>
          </table:table-cell>
          <table:table-cell office:value-type="float" office:value="1" calcext:value-type="float">
            <text:p>1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8483.387926819" calcext:value-type="float">
            <text:p>18483.3879268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942.0741438343" calcext:value-type="float">
            <text:p>942.0741438343</text:p>
          </table:table-cell>
          <table:table-cell office:value-type="float" office:value="1.25" calcext:value-type="float">
            <text:p>1.2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8483.387926819" calcext:value-type="float">
            <text:p>18483.3879268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46.74904870478" calcext:value-type="float">
            <text:p>1046.74904870478</text:p>
          </table:table-cell>
          <table:table-cell office:value-type="float" office:value="1.5" calcext:value-type="float">
            <text:p>1.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8483.387926819" calcext:value-type="float">
            <text:p>18483.3879268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151.42395357526" calcext:value-type="float">
            <text:p>1151.42395357526</text:p>
          </table:table-cell>
          <table:table-cell office:value-type="float" office:value="1.75" calcext:value-type="float">
            <text:p>1.7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8483.387926819" calcext:value-type="float">
            <text:p>18483.3879268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256.09885844573" calcext:value-type="float">
            <text:p>1256.09885844573</text:p>
          </table:table-cell>
          <table:table-cell office:value-type="float" office:value="2" calcext:value-type="float">
            <text:p>2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8483.387926819" calcext:value-type="float">
            <text:p>18483.38792681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90.872354915549" calcext:value-type="float">
            <text:p>390.872354915549</text:p>
          </table:table-cell>
          <table:table-cell office:value-type="float" office:value="20613.2687159708" calcext:value-type="float">
            <text:p>20613.268715970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488.590443644436" calcext:value-type="float">
            <text:p>488.590443644436</text:p>
          </table:table-cell>
          <table:table-cell office:value-type="float" office:value="0.25" calcext:value-type="float">
            <text:p>0.2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7555.5413049919" calcext:value-type="float">
            <text:p>17555.54130499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586.308532373324" calcext:value-type="float">
            <text:p>586.308532373324</text:p>
          </table:table-cell>
          <table:table-cell office:value-type="float" office:value="0.5" calcext:value-type="float">
            <text:p>0.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7372.3706028027" calcext:value-type="float">
            <text:p>17372.370602802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684.026621102211" calcext:value-type="float">
            <text:p>684.026621102211</text:p>
          </table:table-cell>
          <table:table-cell office:value-type="float" office:value="0.75" calcext:value-type="float">
            <text:p>0.7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7372.3706028027" calcext:value-type="float">
            <text:p>17372.370602802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781.744709831098" calcext:value-type="float">
            <text:p>781.744709831098</text:p>
          </table:table-cell>
          <table:table-cell office:value-type="float" office:value="1" calcext:value-type="float">
            <text:p>1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7372.3706028027" calcext:value-type="float">
            <text:p>17372.370602802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879.462798559985" calcext:value-type="float">
            <text:p>879.462798559985</text:p>
          </table:table-cell>
          <table:table-cell office:value-type="float" office:value="1.25" calcext:value-type="float">
            <text:p>1.2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7372.3706028027" calcext:value-type="float">
            <text:p>17372.370602802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77.180887288873" calcext:value-type="float">
            <text:p>977.180887288873</text:p>
          </table:table-cell>
          <table:table-cell office:value-type="float" office:value="1.5" calcext:value-type="float">
            <text:p>1.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7372.3706028027" calcext:value-type="float">
            <text:p>17372.370602802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074.89897601776" calcext:value-type="float">
            <text:p>1074.89897601776</text:p>
          </table:table-cell>
          <table:table-cell office:value-type="float" office:value="1.75" calcext:value-type="float">
            <text:p>1.7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7372.3706028027" calcext:value-type="float">
            <text:p>17372.370602802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172.61706474665" calcext:value-type="float">
            <text:p>1172.61706474665</text:p>
          </table:table-cell>
          <table:table-cell office:value-type="float" office:value="2" calcext:value-type="float">
            <text:p>2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7372.3706028027" calcext:value-type="float">
            <text:p>17372.370602802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62.998545902042" calcext:value-type="float">
            <text:p>362.998545902042</text:p>
          </table:table-cell>
          <table:table-cell office:value-type="float" office:value="19925.1538447532" calcext:value-type="float">
            <text:p>19925.15384475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453.748182377552" calcext:value-type="float">
            <text:p>453.748182377552</text:p>
          </table:table-cell>
          <table:table-cell office:value-type="float" office:value="0.25" calcext:value-type="float">
            <text:p>0.25</text:p>
          </table:table-cell>
          <table:table-cell office:value-type="float" office:value="442.367418685473" calcext:value-type="float">
            <text:p>442.367418685473</text:p>
          </table:table-cell>
          <table:table-cell office:value-type="float" office:value="17132.7183414858" calcext:value-type="float">
            <text:p>17132.718341485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544.497818853063" calcext:value-type="float">
            <text:p>544.497818853063</text:p>
          </table:table-cell>
          <table:table-cell office:value-type="float" office:value="0.5" calcext:value-type="float">
            <text:p>0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6505.5607371509" calcext:value-type="float">
            <text:p>16505.56073715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635.247455328573" calcext:value-type="float">
            <text:p>635.247455328573</text:p>
          </table:table-cell>
          <table:table-cell office:value-type="float" office:value="0.75" calcext:value-type="float">
            <text:p>0.7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6361.2793560573" calcext:value-type="float">
            <text:p>16361.279356057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725.997091804084" calcext:value-type="float">
            <text:p>725.997091804084</text:p>
          </table:table-cell>
          <table:table-cell office:value-type="float" office:value="1" calcext:value-type="float">
            <text:p>1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6361.2793560573" calcext:value-type="float">
            <text:p>16361.279356057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816.746728279594" calcext:value-type="float">
            <text:p>816.746728279594</text:p>
          </table:table-cell>
          <table:table-cell office:value-type="float" office:value="1.25" calcext:value-type="float">
            <text:p>1.2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6361.2793560573" calcext:value-type="float">
            <text:p>16361.279356057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907.496364755105" calcext:value-type="float">
            <text:p>907.496364755105</text:p>
          </table:table-cell>
          <table:table-cell office:value-type="float" office:value="1.5" calcext:value-type="float">
            <text:p>1.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6361.2793560573" calcext:value-type="float">
            <text:p>16361.279356057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998.246001230615" calcext:value-type="float">
            <text:p>998.246001230615</text:p>
          </table:table-cell>
          <table:table-cell office:value-type="float" office:value="1.75" calcext:value-type="float">
            <text:p>1.7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6361.2793560573" calcext:value-type="float">
            <text:p>16361.279356057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1088.99563770613" calcext:value-type="float">
            <text:p>1088.99563770613</text:p>
          </table:table-cell>
          <table:table-cell office:value-type="float" office:value="2" calcext:value-type="float">
            <text:p>2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6361.2793560573" calcext:value-type="float">
            <text:p>16361.279356057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46.502367589865" calcext:value-type="float">
            <text:p>346.502367589865</text:p>
          </table:table-cell>
          <table:table-cell office:value-type="float" office:value="18162.7056387861" calcext:value-type="float">
            <text:p>18162.70563878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33.127959487331" calcext:value-type="float">
            <text:p>433.127959487331</text:p>
          </table:table-cell>
          <table:table-cell office:value-type="float" office:value="0.25" calcext:value-type="float">
            <text:p>0.2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16195.4619734246" calcext:value-type="float">
            <text:p>16195.461973424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519.753551384797" calcext:value-type="float">
            <text:p>519.753551384797</text:p>
          </table:table-cell>
          <table:table-cell office:value-type="float" office:value="0.5" calcext:value-type="float">
            <text:p>0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5607.1303754641" calcext:value-type="float">
            <text:p>15607.130375464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606.379143282264" calcext:value-type="float">
            <text:p>606.379143282264</text:p>
          </table:table-cell>
          <table:table-cell office:value-type="float" office:value="0.75" calcext:value-type="float">
            <text:p>0.7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5543.6463805077" calcext:value-type="float">
            <text:p>15543.646380507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693.00473517973" calcext:value-type="float">
            <text:p>693.00473517973</text:p>
          </table:table-cell>
          <table:table-cell office:value-type="float" office:value="1" calcext:value-type="float">
            <text:p>1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5543.6463805077" calcext:value-type="float">
            <text:p>15543.646380507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779.630327077196" calcext:value-type="float">
            <text:p>779.630327077196</text:p>
          </table:table-cell>
          <table:table-cell office:value-type="float" office:value="1.25" calcext:value-type="float">
            <text:p>1.2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5543.6463805077" calcext:value-type="float">
            <text:p>15543.646380507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866.255918974662" calcext:value-type="float">
            <text:p>866.255918974662</text:p>
          </table:table-cell>
          <table:table-cell office:value-type="float" office:value="1.5" calcext:value-type="float">
            <text:p>1.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5543.6463805077" calcext:value-type="float">
            <text:p>15543.646380507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952.881510872128" calcext:value-type="float">
            <text:p>952.881510872128</text:p>
          </table:table-cell>
          <table:table-cell office:value-type="float" office:value="1.75" calcext:value-type="float">
            <text:p>1.75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5543.6463805077" calcext:value-type="float">
            <text:p>15543.646380507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039.50710276959" calcext:value-type="float">
            <text:p>1039.50710276959</text:p>
          </table:table-cell>
          <table:table-cell office:value-type="float" office:value="2" calcext:value-type="float">
            <text:p>2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15543.6463805077" calcext:value-type="float">
            <text:p>15543.646380507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32.076231513475" calcext:value-type="float">
            <text:p>332.076231513475</text:p>
          </table:table-cell>
          <table:table-cell office:value-type="float" office:value="17374.4888759332" calcext:value-type="float">
            <text:p>17374.48887593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415.095289391843" calcext:value-type="float">
            <text:p>415.095289391843</text:p>
          </table:table-cell>
          <table:table-cell office:value-type="float" office:value="0.25" calcext:value-type="float">
            <text:p>0.2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15231.2755916759" calcext:value-type="float">
            <text:p>15231.275591675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498.114347270212" calcext:value-type="float">
            <text:p>498.114347270212</text:p>
          </table:table-cell>
          <table:table-cell office:value-type="float" office:value="0.5" calcext:value-type="float">
            <text:p>0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792.2220301466" calcext:value-type="float">
            <text:p>14792.22203014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581.133405148581" calcext:value-type="float">
            <text:p>581.133405148581</text:p>
          </table:table-cell>
          <table:table-cell office:value-type="float" office:value="0.75" calcext:value-type="float">
            <text:p>0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792.2220301466" calcext:value-type="float">
            <text:p>14792.22203014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664.152463026949" calcext:value-type="float">
            <text:p>664.152463026949</text:p>
          </table:table-cell>
          <table:table-cell office:value-type="float" office:value="1" calcext:value-type="float">
            <text:p>1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792.2220301466" calcext:value-type="float">
            <text:p>14792.22203014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747.171520905318" calcext:value-type="float">
            <text:p>747.171520905318</text:p>
          </table:table-cell>
          <table:table-cell office:value-type="float" office:value="1.25" calcext:value-type="float">
            <text:p>1.2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792.2220301466" calcext:value-type="float">
            <text:p>14792.22203014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830.190578783686" calcext:value-type="float">
            <text:p>830.190578783686</text:p>
          </table:table-cell>
          <table:table-cell office:value-type="float" office:value="1.5" calcext:value-type="float">
            <text:p>1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792.2220301466" calcext:value-type="float">
            <text:p>14792.22203014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913.209636662055" calcext:value-type="float">
            <text:p>913.209636662055</text:p>
          </table:table-cell>
          <table:table-cell office:value-type="float" office:value="1.75" calcext:value-type="float">
            <text:p>1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792.2220301466" calcext:value-type="float">
            <text:p>14792.22203014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996.228694540424" calcext:value-type="float">
            <text:p>996.228694540424</text:p>
          </table:table-cell>
          <table:table-cell office:value-type="float" office:value="2" calcext:value-type="float">
            <text:p>2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792.2220301466" calcext:value-type="float">
            <text:p>14792.222030146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02.063144194635" calcext:value-type="float">
            <text:p>302.063144194635</text:p>
          </table:table-cell>
          <table:table-cell office:value-type="float" office:value="16919.4198687892" calcext:value-type="float">
            <text:p>16919.41986878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77.578930243294" calcext:value-type="float">
            <text:p>377.578930243294</text:p>
          </table:table-cell>
          <table:table-cell office:value-type="float" office:value="0.25" calcext:value-type="float">
            <text:p>0.25</text:p>
          </table:table-cell>
          <table:table-cell office:value-type="float" office:value="369.5179942113" calcext:value-type="float">
            <text:p>369.5179942113</text:p>
          </table:table-cell>
          <table:table-cell office:value-type="float" office:value="14801.2374285011" calcext:value-type="float">
            <text:p>14801.23742850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453.094716291953" calcext:value-type="float">
            <text:p>453.094716291953</text:p>
          </table:table-cell>
          <table:table-cell office:value-type="float" office:value="0.5" calcext:value-type="float">
            <text:p>0.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14397.8274097609" calcext:value-type="float">
            <text:p>14397.82740976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28.610502340612" calcext:value-type="float">
            <text:p>528.610502340612</text:p>
          </table:table-cell>
          <table:table-cell office:value-type="float" office:value="0.75" calcext:value-type="float">
            <text:p>0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042.5805327087" calcext:value-type="float">
            <text:p>14042.580532708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604.126288389271" calcext:value-type="float">
            <text:p>604.126288389271</text:p>
          </table:table-cell>
          <table:table-cell office:value-type="float" office:value="1" calcext:value-type="float">
            <text:p>1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042.5805327087" calcext:value-type="float">
            <text:p>14042.580532708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679.642074437929" calcext:value-type="float">
            <text:p>679.642074437929</text:p>
          </table:table-cell>
          <table:table-cell office:value-type="float" office:value="1.25" calcext:value-type="float">
            <text:p>1.2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042.5805327087" calcext:value-type="float">
            <text:p>14042.580532708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755.157860486588" calcext:value-type="float">
            <text:p>755.157860486588</text:p>
          </table:table-cell>
          <table:table-cell office:value-type="float" office:value="1.5" calcext:value-type="float">
            <text:p>1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042.5805327087" calcext:value-type="float">
            <text:p>14042.580532708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830.673646535247" calcext:value-type="float">
            <text:p>830.673646535247</text:p>
          </table:table-cell>
          <table:table-cell office:value-type="float" office:value="1.75" calcext:value-type="float">
            <text:p>1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042.5805327087" calcext:value-type="float">
            <text:p>14042.580532708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906.189432583906" calcext:value-type="float">
            <text:p>906.189432583906</text:p>
          </table:table-cell>
          <table:table-cell office:value-type="float" office:value="2" calcext:value-type="float">
            <text:p>2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4042.5805327087" calcext:value-type="float">
            <text:p>14042.580532708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98.389483047842" calcext:value-type="float">
            <text:p>298.389483047842</text:p>
          </table:table-cell>
          <table:table-cell office:value-type="float" office:value="15399.1590130891" calcext:value-type="float">
            <text:p>15399.159013089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372.986853809802" calcext:value-type="float">
            <text:p>372.986853809802</text:p>
          </table:table-cell>
          <table:table-cell office:value-type="float" office:value="0.25" calcext:value-type="float">
            <text:p>0.25</text:p>
          </table:table-cell>
          <table:table-cell office:value-type="float" office:value="362.998545902042" calcext:value-type="float">
            <text:p>362.998545902042</text:p>
          </table:table-cell>
          <table:table-cell office:value-type="float" office:value="13972.4309688693" calcext:value-type="float">
            <text:p>13972.43096886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447.584224571763" calcext:value-type="float">
            <text:p>447.584224571763</text:p>
          </table:table-cell>
          <table:table-cell office:value-type="float" office:value="0.5" calcext:value-type="float">
            <text:p>0.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13642.4705481411" calcext:value-type="float">
            <text:p>13642.47054814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522.181595333723" calcext:value-type="float">
            <text:p>522.181595333723</text:p>
          </table:table-cell>
          <table:table-cell office:value-type="float" office:value="0.75" calcext:value-type="float">
            <text:p>0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3363.5767551461" calcext:value-type="float">
            <text:p>13363.5767551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596.778966095684" calcext:value-type="float">
            <text:p>596.778966095684</text:p>
          </table:table-cell>
          <table:table-cell office:value-type="float" office:value="1" calcext:value-type="float">
            <text:p>1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3363.5767551461" calcext:value-type="float">
            <text:p>13363.5767551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671.376336857644" calcext:value-type="float">
            <text:p>671.376336857644</text:p>
          </table:table-cell>
          <table:table-cell office:value-type="float" office:value="1.25" calcext:value-type="float">
            <text:p>1.2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3363.5767551461" calcext:value-type="float">
            <text:p>13363.5767551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745.973707619604" calcext:value-type="float">
            <text:p>745.973707619604</text:p>
          </table:table-cell>
          <table:table-cell office:value-type="float" office:value="1.5" calcext:value-type="float">
            <text:p>1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3363.5767551461" calcext:value-type="float">
            <text:p>13363.5767551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820.571078381565" calcext:value-type="float">
            <text:p>820.571078381565</text:p>
          </table:table-cell>
          <table:table-cell office:value-type="float" office:value="1.75" calcext:value-type="float">
            <text:p>1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3363.5767551461" calcext:value-type="float">
            <text:p>13363.5767551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895.168449143525" calcext:value-type="float">
            <text:p>895.168449143525</text:p>
          </table:table-cell>
          <table:table-cell office:value-type="float" office:value="2" calcext:value-type="float">
            <text:p>2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3363.5767551461" calcext:value-type="float">
            <text:p>13363.576755146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94.107617675252" calcext:value-type="float">
            <text:p>294.107617675252</text:p>
          </table:table-cell>
          <table:table-cell office:value-type="float" office:value="14621.3736012244" calcext:value-type="float">
            <text:p>14621.373601224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67.634522094065" calcext:value-type="float">
            <text:p>367.634522094065</text:p>
          </table:table-cell>
          <table:table-cell office:value-type="float" office:value="0.25" calcext:value-type="float">
            <text:p>0.25</text:p>
          </table:table-cell>
          <table:table-cell office:value-type="float" office:value="362.998545902042" calcext:value-type="float">
            <text:p>362.998545902042</text:p>
          </table:table-cell>
          <table:table-cell office:value-type="float" office:value="13229.3908905396" calcext:value-type="float">
            <text:p>13229.390890539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441.161426512877" calcext:value-type="float">
            <text:p>441.161426512877</text:p>
          </table:table-cell>
          <table:table-cell office:value-type="float" office:value="0.5" calcext:value-type="float">
            <text:p>0.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12963.4667705785" calcext:value-type="float">
            <text:p>12963.466770578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514.68833093169" calcext:value-type="float">
            <text:p>514.68833093169</text:p>
          </table:table-cell>
          <table:table-cell office:value-type="float" office:value="0.75" calcext:value-type="float">
            <text:p>0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689.2601234769" calcext:value-type="float">
            <text:p>12689.260123476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588.215235350503" calcext:value-type="float">
            <text:p>588.215235350503</text:p>
          </table:table-cell>
          <table:table-cell office:value-type="float" office:value="1" calcext:value-type="float">
            <text:p>1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689.2601234769" calcext:value-type="float">
            <text:p>12689.260123476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61.742139769316" calcext:value-type="float">
            <text:p>661.742139769316</text:p>
          </table:table-cell>
          <table:table-cell office:value-type="float" office:value="1.25" calcext:value-type="float">
            <text:p>1.2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689.2601234769" calcext:value-type="float">
            <text:p>12689.260123476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735.269044188129" calcext:value-type="float">
            <text:p>735.269044188129</text:p>
          </table:table-cell>
          <table:table-cell office:value-type="float" office:value="1.5" calcext:value-type="float">
            <text:p>1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689.2601234769" calcext:value-type="float">
            <text:p>12689.260123476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8.795948606942" calcext:value-type="float">
            <text:p>808.795948606942</text:p>
          </table:table-cell>
          <table:table-cell office:value-type="float" office:value="1.75" calcext:value-type="float">
            <text:p>1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689.2601234769" calcext:value-type="float">
            <text:p>12689.260123476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82.322853025755" calcext:value-type="float">
            <text:p>882.322853025755</text:p>
          </table:table-cell>
          <table:table-cell office:value-type="float" office:value="2" calcext:value-type="float">
            <text:p>2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689.2601234769" calcext:value-type="float">
            <text:p>12689.260123476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87.677757795195" calcext:value-type="float">
            <text:p>287.677757795195</text:p>
          </table:table-cell>
          <table:table-cell office:value-type="float" office:value="15274.5705109845" calcext:value-type="float">
            <text:p>15274.570510984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359.597197243994" calcext:value-type="float">
            <text:p>359.597197243994</text:p>
          </table:table-cell>
          <table:table-cell office:value-type="float" office:value="0.25" calcext:value-type="float">
            <text:p>0.25</text:p>
          </table:table-cell>
          <table:table-cell office:value-type="float" office:value="349.024805455877" calcext:value-type="float">
            <text:p>349.024805455877</text:p>
          </table:table-cell>
          <table:table-cell office:value-type="float" office:value="12577.842765922" calcext:value-type="float">
            <text:p>12577.8427659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431.516636692793" calcext:value-type="float">
            <text:p>431.516636692793</text:p>
          </table:table-cell>
          <table:table-cell office:value-type="float" office:value="0.5" calcext:value-type="float">
            <text:p>0.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12289.1501389093" calcext:value-type="float">
            <text:p>12289.15013890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503.436076141591" calcext:value-type="float">
            <text:p>503.436076141591</text:p>
          </table:table-cell>
          <table:table-cell office:value-type="float" office:value="0.75" calcext:value-type="float">
            <text:p>0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107.0391825924" calcext:value-type="float">
            <text:p>12107.03918259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575.35551559039" calcext:value-type="float">
            <text:p>575.35551559039</text:p>
          </table:table-cell>
          <table:table-cell office:value-type="float" office:value="1" calcext:value-type="float">
            <text:p>1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107.0391825924" calcext:value-type="float">
            <text:p>12107.03918259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647.274955039189" calcext:value-type="float">
            <text:p>647.274955039189</text:p>
          </table:table-cell>
          <table:table-cell office:value-type="float" office:value="1.25" calcext:value-type="float">
            <text:p>1.2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107.0391825924" calcext:value-type="float">
            <text:p>12107.03918259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719.194394487988" calcext:value-type="float">
            <text:p>719.194394487988</text:p>
          </table:table-cell>
          <table:table-cell office:value-type="float" office:value="1.5" calcext:value-type="float">
            <text:p>1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107.0391825924" calcext:value-type="float">
            <text:p>12107.03918259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791.113833936786" calcext:value-type="float">
            <text:p>791.113833936786</text:p>
          </table:table-cell>
          <table:table-cell office:value-type="float" office:value="1.75" calcext:value-type="float">
            <text:p>1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107.0391825924" calcext:value-type="float">
            <text:p>12107.03918259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863.033273385585" calcext:value-type="float">
            <text:p>863.033273385585</text:p>
          </table:table-cell>
          <table:table-cell office:value-type="float" office:value="2" calcext:value-type="float">
            <text:p>2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2107.0391825924" calcext:value-type="float">
            <text:p>12107.039182592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85.977215374329" calcext:value-type="float">
            <text:p>285.977215374329</text:p>
          </table:table-cell>
          <table:table-cell office:value-type="float" office:value="13475.0448270069" calcext:value-type="float">
            <text:p>13475.044827006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357.471519217911" calcext:value-type="float">
            <text:p>357.471519217911</text:p>
          </table:table-cell>
          <table:table-cell office:value-type="float" office:value="0.25" calcext:value-type="float">
            <text:p>0.25</text:p>
          </table:table-cell>
          <table:table-cell office:value-type="float" office:value="337.621973254647" calcext:value-type="float">
            <text:p>337.621973254647</text:p>
          </table:table-cell>
          <table:table-cell office:value-type="float" office:value="11927.3447647255" calcext:value-type="float">
            <text:p>11927.344764725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28.965823061493" calcext:value-type="float">
            <text:p>428.965823061493</text:p>
          </table:table-cell>
          <table:table-cell office:value-type="float" office:value="0.5" calcext:value-type="float">
            <text:p>0.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11706.9291980248" calcext:value-type="float">
            <text:p>11706.929198024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500.460126905076" calcext:value-type="float">
            <text:p>500.460126905076</text:p>
          </table:table-cell>
          <table:table-cell office:value-type="float" office:value="0.75" calcext:value-type="float">
            <text:p>0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570.5808861298" calcext:value-type="float">
            <text:p>11570.58088612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571.954430748658" calcext:value-type="float">
            <text:p>571.954430748658</text:p>
          </table:table-cell>
          <table:table-cell office:value-type="float" office:value="1" calcext:value-type="float">
            <text:p>1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570.5808861298" calcext:value-type="float">
            <text:p>11570.58088612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43.44873459224" calcext:value-type="float">
            <text:p>643.44873459224</text:p>
          </table:table-cell>
          <table:table-cell office:value-type="float" office:value="1.25" calcext:value-type="float">
            <text:p>1.2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570.5808861298" calcext:value-type="float">
            <text:p>11570.58088612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714.943038435823" calcext:value-type="float">
            <text:p>714.943038435823</text:p>
          </table:table-cell>
          <table:table-cell office:value-type="float" office:value="1.5" calcext:value-type="float">
            <text:p>1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570.5808861298" calcext:value-type="float">
            <text:p>11570.58088612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786.437342279405" calcext:value-type="float">
            <text:p>786.437342279405</text:p>
          </table:table-cell>
          <table:table-cell office:value-type="float" office:value="1.75" calcext:value-type="float">
            <text:p>1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570.5808861298" calcext:value-type="float">
            <text:p>11570.58088612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57.931646122987" calcext:value-type="float">
            <text:p>857.931646122987</text:p>
          </table:table-cell>
          <table:table-cell office:value-type="float" office:value="2" calcext:value-type="float">
            <text:p>2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570.5808861298" calcext:value-type="float">
            <text:p>11570.580886129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74.403278868468" calcext:value-type="float">
            <text:p>274.403278868468</text:p>
          </table:table-cell>
          <table:table-cell office:value-type="float" office:value="14201.9619250047" calcext:value-type="float">
            <text:p>14201.96192500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343.004098585584" calcext:value-type="float">
            <text:p>343.004098585584</text:p>
          </table:table-cell>
          <table:table-cell office:value-type="float" office:value="0.25" calcext:value-type="float">
            <text:p>0.25</text:p>
          </table:table-cell>
          <table:table-cell office:value-type="float" office:value="337.621973254647" calcext:value-type="float">
            <text:p>337.621973254647</text:p>
          </table:table-cell>
          <table:table-cell office:value-type="float" office:value="11342.7345423798" calcext:value-type="float">
            <text:p>11342.73454237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411.604918302701" calcext:value-type="float">
            <text:p>411.604918302701</text:p>
          </table:table-cell>
          <table:table-cell office:value-type="float" office:value="0.5" calcext:value-type="float">
            <text:p>0.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11146.4275415239" calcext:value-type="float">
            <text:p>11146.42754152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480.205738019818" calcext:value-type="float">
            <text:p>480.205738019818</text:p>
          </table:table-cell>
          <table:table-cell office:value-type="float" office:value="0.75" calcext:value-type="float">
            <text:p>0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068.3354346862" calcext:value-type="float">
            <text:p>11068.335434686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548.806557736935" calcext:value-type="float">
            <text:p>548.806557736935</text:p>
          </table:table-cell>
          <table:table-cell office:value-type="float" office:value="1" calcext:value-type="float">
            <text:p>1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068.3354346862" calcext:value-type="float">
            <text:p>11068.335434686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617.407377454052" calcext:value-type="float">
            <text:p>617.407377454052</text:p>
          </table:table-cell>
          <table:table-cell office:value-type="float" office:value="1.25" calcext:value-type="float">
            <text:p>1.2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068.3354346862" calcext:value-type="float">
            <text:p>11068.335434686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686.008197171169" calcext:value-type="float">
            <text:p>686.008197171169</text:p>
          </table:table-cell>
          <table:table-cell office:value-type="float" office:value="1.5" calcext:value-type="float">
            <text:p>1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068.3354346862" calcext:value-type="float">
            <text:p>11068.335434686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754.609016888286" calcext:value-type="float">
            <text:p>754.609016888286</text:p>
          </table:table-cell>
          <table:table-cell office:value-type="float" office:value="1.75" calcext:value-type="float">
            <text:p>1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068.3354346862" calcext:value-type="float">
            <text:p>11068.335434686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823.209836605403" calcext:value-type="float">
            <text:p>823.209836605403</text:p>
          </table:table-cell>
          <table:table-cell office:value-type="float" office:value="2" calcext:value-type="float">
            <text:p>2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1068.3354346862" calcext:value-type="float">
            <text:p>11068.335434686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57.457475948349" calcext:value-type="float">
            <text:p>257.457475948349</text:p>
          </table:table-cell>
          <table:table-cell office:value-type="float" office:value="12888.7665555467" calcext:value-type="float">
            <text:p>12888.766555546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321.821844935437" calcext:value-type="float">
            <text:p>321.821844935437</text:p>
          </table:table-cell>
          <table:table-cell office:value-type="float" office:value="0.25" calcext:value-type="float">
            <text:p>0.25</text:p>
          </table:table-cell>
          <table:table-cell office:value-type="float" office:value="298.389483047842" calcext:value-type="float">
            <text:p>298.389483047842</text:p>
          </table:table-cell>
          <table:table-cell office:value-type="float" office:value="10858.1042012811" calcext:value-type="float">
            <text:p>10858.10420128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386.186213922524" calcext:value-type="float">
            <text:p>386.186213922524</text:p>
          </table:table-cell>
          <table:table-cell office:value-type="float" office:value="0.5" calcext:value-type="float">
            <text:p>0.5</text:p>
          </table:table-cell>
          <table:table-cell office:value-type="float" office:value="337.621973254647" calcext:value-type="float">
            <text:p>337.621973254647</text:p>
          </table:table-cell>
          <table:table-cell office:value-type="float" office:value="10827.248656736" calcext:value-type="float">
            <text:p>10827.2486567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450.550582909612" calcext:value-type="float">
            <text:p>450.550582909612</text:p>
          </table:table-cell>
          <table:table-cell office:value-type="float" office:value="0.75" calcext:value-type="float">
            <text:p>0.7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10644.6583127763" calcext:value-type="float">
            <text:p>10644.658312776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514.914951896699" calcext:value-type="float">
            <text:p>514.914951896699</text:p>
          </table:table-cell>
          <table:table-cell office:value-type="float" office:value="1" calcext:value-type="float">
            <text:p>1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0605.1630153752" calcext:value-type="float">
            <text:p>10605.163015375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579.279320883786" calcext:value-type="float">
            <text:p>579.279320883786</text:p>
          </table:table-cell>
          <table:table-cell office:value-type="float" office:value="1.25" calcext:value-type="float">
            <text:p>1.2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0605.1630153752" calcext:value-type="float">
            <text:p>10605.163015375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643.643689870874" calcext:value-type="float">
            <text:p>643.643689870874</text:p>
          </table:table-cell>
          <table:table-cell office:value-type="float" office:value="1.5" calcext:value-type="float">
            <text:p>1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0605.1630153752" calcext:value-type="float">
            <text:p>10605.163015375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708.008058857961" calcext:value-type="float">
            <text:p>708.008058857961</text:p>
          </table:table-cell>
          <table:table-cell office:value-type="float" office:value="1.75" calcext:value-type="float">
            <text:p>1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0605.1630153752" calcext:value-type="float">
            <text:p>10605.163015375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772.372427845048" calcext:value-type="float">
            <text:p>772.372427845048</text:p>
          </table:table-cell>
          <table:table-cell office:value-type="float" office:value="2" calcext:value-type="float">
            <text:p>2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0605.1630153752" calcext:value-type="float">
            <text:p>10605.163015375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49.983312663823" calcext:value-type="float">
            <text:p>249.983312663823</text:p>
          </table:table-cell>
          <table:table-cell office:value-type="float" office:value="11677.2197657903" calcext:value-type="float">
            <text:p>11677.219765790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312.479140829779" calcext:value-type="float">
            <text:p>312.479140829779</text:p>
          </table:table-cell>
          <table:table-cell office:value-type="float" office:value="0.25" calcext:value-type="float">
            <text:p>0.25</text:p>
          </table:table-cell>
          <table:table-cell office:value-type="float" office:value="298.389483047842" calcext:value-type="float">
            <text:p>298.389483047842</text:p>
          </table:table-cell>
          <table:table-cell office:value-type="float" office:value="10353.8813436941" calcext:value-type="float">
            <text:p>10353.881343694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374.974968995734" calcext:value-type="float">
            <text:p>374.974968995734</text:p>
          </table:table-cell>
          <table:table-cell office:value-type="float" office:value="0.5" calcext:value-type="float">
            <text:p>0.5</text:p>
          </table:table-cell>
          <table:table-cell office:value-type="float" office:value="337.621973254647" calcext:value-type="float">
            <text:p>337.621973254647</text:p>
          </table:table-cell>
          <table:table-cell office:value-type="float" office:value="10339.7091038456" calcext:value-type="float">
            <text:p>10339.70910384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437.47079716169" calcext:value-type="float">
            <text:p>437.47079716169</text:p>
          </table:table-cell>
          <table:table-cell office:value-type="float" office:value="0.75" calcext:value-type="float">
            <text:p>0.7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10181.8062316638" calcext:value-type="float">
            <text:p>10181.806231663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499.966625327646" calcext:value-type="float">
            <text:p>499.966625327646</text:p>
          </table:table-cell>
          <table:table-cell office:value-type="float" office:value="1" calcext:value-type="float">
            <text:p>1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0172.7668502152" calcext:value-type="float">
            <text:p>10172.766850215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562.462453493602" calcext:value-type="float">
            <text:p>562.462453493602</text:p>
          </table:table-cell>
          <table:table-cell office:value-type="float" office:value="1.25" calcext:value-type="float">
            <text:p>1.2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0172.7668502152" calcext:value-type="float">
            <text:p>10172.766850215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624.958281659557" calcext:value-type="float">
            <text:p>624.958281659557</text:p>
          </table:table-cell>
          <table:table-cell office:value-type="float" office:value="1.5" calcext:value-type="float">
            <text:p>1.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0172.7668502152" calcext:value-type="float">
            <text:p>10172.766850215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687.454109825513" calcext:value-type="float">
            <text:p>687.454109825513</text:p>
          </table:table-cell>
          <table:table-cell office:value-type="float" office:value="1.75" calcext:value-type="float">
            <text:p>1.75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0172.7668502152" calcext:value-type="float">
            <text:p>10172.766850215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749.949937991469" calcext:value-type="float">
            <text:p>749.949937991469</text:p>
          </table:table-cell>
          <table:table-cell office:value-type="float" office:value="2" calcext:value-type="float">
            <text:p>2</text:p>
          </table:table-cell>
          <table:table-cell office:value-type="float" office:value="475.928002734262" calcext:value-type="float">
            <text:p>475.928002734262</text:p>
          </table:table-cell>
          <table:table-cell office:value-type="float" office:value="10172.7668502152" calcext:value-type="float">
            <text:p>10172.766850215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33.857545120026" calcext:value-type="float">
            <text:p>233.857545120026</text:p>
          </table:table-cell>
          <table:table-cell office:value-type="float" office:value="12090.3045430707" calcext:value-type="float">
            <text:p>12090.30454307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292.321931400032" calcext:value-type="float">
            <text:p>292.321931400032</text:p>
          </table:table-cell>
          <table:table-cell office:value-type="float" office:value="0.25" calcext:value-type="float">
            <text:p>0.25</text:p>
          </table:table-cell>
          <table:table-cell office:value-type="float" office:value="287.677757795195" calcext:value-type="float">
            <text:p>287.677757795195</text:p>
          </table:table-cell>
          <table:table-cell office:value-type="float" office:value="9950.86480430773" calcext:value-type="float">
            <text:p>9950.8648043077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350.786317680039" calcext:value-type="float">
            <text:p>350.786317680039</text:p>
          </table:table-cell>
          <table:table-cell office:value-type="float" office:value="0.5" calcext:value-type="float">
            <text:p>0.5</text:p>
          </table:table-cell>
          <table:table-cell office:value-type="float" office:value="298.389483047842" calcext:value-type="float">
            <text:p>298.389483047842</text:p>
          </table:table-cell>
          <table:table-cell office:value-type="float" office:value="9862.61335945218" calcext:value-type="float">
            <text:p>9862.613359452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409.250703960045" calcext:value-type="float">
            <text:p>409.250703960045</text:p>
          </table:table-cell>
          <table:table-cell office:value-type="float" office:value="0.75" calcext:value-type="float">
            <text:p>0.7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750.31309399205" calcext:value-type="float">
            <text:p>9750.313093992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467.715090240052" calcext:value-type="float">
            <text:p>467.715090240052</text:p>
          </table:table-cell>
          <table:table-cell office:value-type="float" office:value="1" calcext:value-type="float">
            <text:p>1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750.31309399205" calcext:value-type="float">
            <text:p>9750.313093992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526.179476520058" calcext:value-type="float">
            <text:p>526.179476520058</text:p>
          </table:table-cell>
          <table:table-cell office:value-type="float" office:value="1.25" calcext:value-type="float">
            <text:p>1.2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750.31309399205" calcext:value-type="float">
            <text:p>9750.313093992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584.643862800065" calcext:value-type="float">
            <text:p>584.643862800065</text:p>
          </table:table-cell>
          <table:table-cell office:value-type="float" office:value="1.5" calcext:value-type="float">
            <text:p>1.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750.31309399205" calcext:value-type="float">
            <text:p>9750.313093992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643.108249080071" calcext:value-type="float">
            <text:p>643.108249080071</text:p>
          </table:table-cell>
          <table:table-cell office:value-type="float" office:value="1.75" calcext:value-type="float">
            <text:p>1.7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750.31309399205" calcext:value-type="float">
            <text:p>9750.313093992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701.572635360078" calcext:value-type="float">
            <text:p>701.572635360078</text:p>
          </table:table-cell>
          <table:table-cell office:value-type="float" office:value="2" calcext:value-type="float">
            <text:p>2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750.31309399205" calcext:value-type="float">
            <text:p>9750.313093992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24.882925299733" calcext:value-type="float">
            <text:p>224.882925299733</text:p>
          </table:table-cell>
          <table:table-cell office:value-type="float" office:value="11469.7357854366" calcext:value-type="float">
            <text:p>11469.73578543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281.103656624666" calcext:value-type="float">
            <text:p>281.103656624666</text:p>
          </table:table-cell>
          <table:table-cell office:value-type="float" office:value="0.25" calcext:value-type="float">
            <text:p>0.2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9509.3435748437" calcext:value-type="float">
            <text:p>9509.343574843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337.324387949599" calcext:value-type="float">
            <text:p>337.324387949599</text:p>
          </table:table-cell>
          <table:table-cell office:value-type="float" office:value="0.5" calcext:value-type="float">
            <text:p>0.5</text:p>
          </table:table-cell>
          <table:table-cell office:value-type="float" office:value="298.389483047842" calcext:value-type="float">
            <text:p>298.389483047842</text:p>
          </table:table-cell>
          <table:table-cell office:value-type="float" office:value="9426.93757375633" calcext:value-type="float">
            <text:p>9426.937573756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393.545119274532" calcext:value-type="float">
            <text:p>393.545119274532</text:p>
          </table:table-cell>
          <table:table-cell office:value-type="float" office:value="0.75" calcext:value-type="float">
            <text:p>0.7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368.44152319112" calcext:value-type="float">
            <text:p>9368.441523191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449.765850599465" calcext:value-type="float">
            <text:p>449.765850599465</text:p>
          </table:table-cell>
          <table:table-cell office:value-type="float" office:value="1" calcext:value-type="float">
            <text:p>1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368.44152319112" calcext:value-type="float">
            <text:p>9368.441523191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505.986581924398" calcext:value-type="float">
            <text:p>505.986581924398</text:p>
          </table:table-cell>
          <table:table-cell office:value-type="float" office:value="1.25" calcext:value-type="float">
            <text:p>1.2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368.44152319112" calcext:value-type="float">
            <text:p>9368.441523191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562.207313249331" calcext:value-type="float">
            <text:p>562.207313249331</text:p>
          </table:table-cell>
          <table:table-cell office:value-type="float" office:value="1.5" calcext:value-type="float">
            <text:p>1.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368.44152319112" calcext:value-type="float">
            <text:p>9368.441523191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618.428044574265" calcext:value-type="float">
            <text:p>618.428044574265</text:p>
          </table:table-cell>
          <table:table-cell office:value-type="float" office:value="1.75" calcext:value-type="float">
            <text:p>1.7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368.44152319112" calcext:value-type="float">
            <text:p>9368.441523191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674.648775899198" calcext:value-type="float">
            <text:p>674.648775899198</text:p>
          </table:table-cell>
          <table:table-cell office:value-type="float" office:value="2" calcext:value-type="float">
            <text:p>2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9368.44152319112" calcext:value-type="float">
            <text:p>9368.4415231911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13.844413849908" calcext:value-type="float">
            <text:p>213.844413849908</text:p>
          </table:table-cell>
          <table:table-cell office:value-type="float" office:value="10065.5590139616" calcext:value-type="float">
            <text:p>10065.559013961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267.305517312386" calcext:value-type="float">
            <text:p>267.305517312386</text:p>
          </table:table-cell>
          <table:table-cell office:value-type="float" office:value="0.25" calcext:value-type="float">
            <text:p>0.25</text:p>
          </table:table-cell>
          <table:table-cell office:value-type="float" office:value="266.668959533063" calcext:value-type="float">
            <text:p>266.668959533063</text:p>
          </table:table-cell>
          <table:table-cell office:value-type="float" office:value="9238.25860911755" calcext:value-type="float">
            <text:p>9238.2586091175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320.766620774863" calcext:value-type="float">
            <text:p>320.766620774863</text:p>
          </table:table-cell>
          <table:table-cell office:value-type="float" office:value="0.5" calcext:value-type="float">
            <text:p>0.5</text:p>
          </table:table-cell>
          <table:table-cell office:value-type="float" office:value="298.389483047842" calcext:value-type="float">
            <text:p>298.389483047842</text:p>
          </table:table-cell>
          <table:table-cell office:value-type="float" office:value="9051.50528944228" calcext:value-type="float">
            <text:p>9051.505289442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374.22772423734" calcext:value-type="float">
            <text:p>374.22772423734</text:p>
          </table:table-cell>
          <table:table-cell office:value-type="float" office:value="0.75" calcext:value-type="float">
            <text:p>0.75</text:p>
          </table:table-cell>
          <table:table-cell office:value-type="float" office:value="298.389483047842" calcext:value-type="float">
            <text:p>298.389483047842</text:p>
          </table:table-cell>
          <table:table-cell office:value-type="float" office:value="9051.50528944228" calcext:value-type="float">
            <text:p>9051.505289442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427.688827699817" calcext:value-type="float">
            <text:p>427.688827699817</text:p>
          </table:table-cell>
          <table:table-cell office:value-type="float" office:value="1" calcext:value-type="float">
            <text:p>1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997.93278727305" calcext:value-type="float">
            <text:p>8997.932787273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481.149931162294" calcext:value-type="float">
            <text:p>481.149931162294</text:p>
          </table:table-cell>
          <table:table-cell office:value-type="float" office:value="1.25" calcext:value-type="float">
            <text:p>1.2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997.93278727305" calcext:value-type="float">
            <text:p>8997.932787273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534.611034624771" calcext:value-type="float">
            <text:p>534.611034624771</text:p>
          </table:table-cell>
          <table:table-cell office:value-type="float" office:value="1.5" calcext:value-type="float">
            <text:p>1.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997.93278727305" calcext:value-type="float">
            <text:p>8997.932787273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588.072138087248" calcext:value-type="float">
            <text:p>588.072138087248</text:p>
          </table:table-cell>
          <table:table-cell office:value-type="float" office:value="1.75" calcext:value-type="float">
            <text:p>1.7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997.93278727305" calcext:value-type="float">
            <text:p>8997.932787273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641.533241549725" calcext:value-type="float">
            <text:p>641.533241549725</text:p>
          </table:table-cell>
          <table:table-cell office:value-type="float" office:value="2" calcext:value-type="float">
            <text:p>2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997.93278727305" calcext:value-type="float">
            <text:p>8997.932787273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9293.31106945703" calcext:value-type="float">
            <text:p>9293.3110694570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262.928622438507" calcext:value-type="float">
            <text:p>262.928622438507</text:p>
          </table:table-cell>
          <table:table-cell office:value-type="float" office:value="0.25" calcext:value-type="float">
            <text:p>0.25</text:p>
          </table:table-cell>
          <table:table-cell office:value-type="float" office:value="248.432827598247" calcext:value-type="float">
            <text:p>248.432827598247</text:p>
          </table:table-cell>
          <table:table-cell office:value-type="float" office:value="8818.5716795571" calcext:value-type="float">
            <text:p>8818.57167955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315.514346926208" calcext:value-type="float">
            <text:p>315.514346926208</text:p>
          </table:table-cell>
          <table:table-cell office:value-type="float" office:value="0.5" calcext:value-type="float">
            <text:p>0.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8680.24991221079" calcext:value-type="float">
            <text:p>8680.249912210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368.100071413909" calcext:value-type="float">
            <text:p>368.100071413909</text:p>
          </table:table-cell>
          <table:table-cell office:value-type="float" office:value="0.75" calcext:value-type="float">
            <text:p>0.7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8680.24991221079" calcext:value-type="float">
            <text:p>8680.249912210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420.685795901611" calcext:value-type="float">
            <text:p>420.685795901611</text:p>
          </table:table-cell>
          <table:table-cell office:value-type="float" office:value="1" calcext:value-type="float">
            <text:p>1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653.75672784011" calcext:value-type="float">
            <text:p>8653.756727840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473.271520389312" calcext:value-type="float">
            <text:p>473.271520389312</text:p>
          </table:table-cell>
          <table:table-cell office:value-type="float" office:value="1.25" calcext:value-type="float">
            <text:p>1.2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653.75672784011" calcext:value-type="float">
            <text:p>8653.756727840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525.857244877014" calcext:value-type="float">
            <text:p>525.857244877014</text:p>
          </table:table-cell>
          <table:table-cell office:value-type="float" office:value="1.5" calcext:value-type="float">
            <text:p>1.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653.75672784011" calcext:value-type="float">
            <text:p>8653.756727840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578.442969364715" calcext:value-type="float">
            <text:p>578.442969364715</text:p>
          </table:table-cell>
          <table:table-cell office:value-type="float" office:value="1.75" calcext:value-type="float">
            <text:p>1.7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653.75672784011" calcext:value-type="float">
            <text:p>8653.756727840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631.028693852416" calcext:value-type="float">
            <text:p>631.028693852416</text:p>
          </table:table-cell>
          <table:table-cell office:value-type="float" office:value="2" calcext:value-type="float">
            <text:p>2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653.75672784011" calcext:value-type="float">
            <text:p>8653.7567278401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9618.96171652013" calcext:value-type="float">
            <text:p>9618.961716520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259.959023423046" calcext:value-type="float">
            <text:p>259.959023423046</text:p>
          </table:table-cell>
          <table:table-cell office:value-type="float" office:value="0.25" calcext:value-type="float">
            <text:p>0.25</text:p>
          </table:table-cell>
          <table:table-cell office:value-type="float" office:value="248.432827598247" calcext:value-type="float">
            <text:p>248.432827598247</text:p>
          </table:table-cell>
          <table:table-cell office:value-type="float" office:value="8430.80820761456" calcext:value-type="float">
            <text:p>8430.808207614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311.950828107655" calcext:value-type="float">
            <text:p>311.950828107655</text:p>
          </table:table-cell>
          <table:table-cell office:value-type="float" office:value="0.5" calcext:value-type="float">
            <text:p>0.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8344.49721308871" calcext:value-type="float">
            <text:p>8344.497213088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363.942632792264" calcext:value-type="float">
            <text:p>363.942632792264</text:p>
          </table:table-cell>
          <table:table-cell office:value-type="float" office:value="0.75" calcext:value-type="float">
            <text:p>0.7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8344.49721308871" calcext:value-type="float">
            <text:p>8344.497213088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415.934437476874" calcext:value-type="float">
            <text:p>415.934437476874</text:p>
          </table:table-cell>
          <table:table-cell office:value-type="float" office:value="1" calcext:value-type="float">
            <text:p>1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329.80156068066" calcext:value-type="float">
            <text:p>8329.801560680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467.926242161483" calcext:value-type="float">
            <text:p>467.926242161483</text:p>
          </table:table-cell>
          <table:table-cell office:value-type="float" office:value="1.25" calcext:value-type="float">
            <text:p>1.2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329.80156068066" calcext:value-type="float">
            <text:p>8329.801560680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519.918046846092" calcext:value-type="float">
            <text:p>519.918046846092</text:p>
          </table:table-cell>
          <table:table-cell office:value-type="float" office:value="1.5" calcext:value-type="float">
            <text:p>1.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329.80156068066" calcext:value-type="float">
            <text:p>8329.801560680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571.909851530701" calcext:value-type="float">
            <text:p>571.909851530701</text:p>
          </table:table-cell>
          <table:table-cell office:value-type="float" office:value="1.75" calcext:value-type="float">
            <text:p>1.75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329.80156068066" calcext:value-type="float">
            <text:p>8329.801560680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623.901656215311" calcext:value-type="float">
            <text:p>623.901656215311</text:p>
          </table:table-cell>
          <table:table-cell office:value-type="float" office:value="2" calcext:value-type="float">
            <text:p>2</text:p>
          </table:table-cell>
          <table:table-cell office:value-type="float" office:value="392.292329508679" calcext:value-type="float">
            <text:p>392.292329508679</text:p>
          </table:table-cell>
          <table:table-cell office:value-type="float" office:value="8329.80156068066" calcext:value-type="float">
            <text:p>8329.8015606806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9750.54016780349" calcext:value-type="float">
            <text:p>9750.5401678034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255.878936128955" calcext:value-type="float">
            <text:p>255.878936128955</text:p>
          </table:table-cell>
          <table:table-cell office:value-type="float" office:value="0.25" calcext:value-type="float">
            <text:p>0.25</text:p>
          </table:table-cell>
          <table:table-cell office:value-type="float" office:value="248.432827598247" calcext:value-type="float">
            <text:p>248.432827598247</text:p>
          </table:table-cell>
          <table:table-cell office:value-type="float" office:value="8094.9038004775" calcext:value-type="float">
            <text:p>8094.903800477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307.054723354745" calcext:value-type="float">
            <text:p>307.054723354745</text:p>
          </table:table-cell>
          <table:table-cell office:value-type="float" office:value="0.5" calcext:value-type="float">
            <text:p>0.5</text:p>
          </table:table-cell>
          <table:table-cell office:value-type="float" office:value="287.677757795195" calcext:value-type="float">
            <text:p>287.677757795195</text:p>
          </table:table-cell>
          <table:table-cell office:value-type="float" office:value="8020.52587368156" calcext:value-type="float">
            <text:p>8020.52587368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358.230510580536" calcext:value-type="float">
            <text:p>358.230510580536</text:p>
          </table:table-cell>
          <table:table-cell office:value-type="float" office:value="0.75" calcext:value-type="float">
            <text:p>0.75</text:p>
          </table:table-cell>
          <table:table-cell office:value-type="float" office:value="287.677757795195" calcext:value-type="float">
            <text:p>287.677757795195</text:p>
          </table:table-cell>
          <table:table-cell office:value-type="float" office:value="8020.52587368156" calcext:value-type="float">
            <text:p>8020.52587368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409.406297806327" calcext:value-type="float">
            <text:p>409.406297806327</text:p>
          </table:table-cell>
          <table:table-cell office:value-type="float" office:value="1" calcext:value-type="float">
            <text:p>1</text:p>
          </table:table-cell>
          <table:table-cell office:value-type="float" office:value="287.677757795195" calcext:value-type="float">
            <text:p>287.677757795195</text:p>
          </table:table-cell>
          <table:table-cell office:value-type="float" office:value="8020.52587368156" calcext:value-type="float">
            <text:p>8020.52587368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460.582085032118" calcext:value-type="float">
            <text:p>460.582085032118</text:p>
          </table:table-cell>
          <table:table-cell office:value-type="float" office:value="1.25" calcext:value-type="float">
            <text:p>1.25</text:p>
          </table:table-cell>
          <table:table-cell office:value-type="float" office:value="287.677757795195" calcext:value-type="float">
            <text:p>287.677757795195</text:p>
          </table:table-cell>
          <table:table-cell office:value-type="float" office:value="8020.52587368156" calcext:value-type="float">
            <text:p>8020.52587368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511.757872257909" calcext:value-type="float">
            <text:p>511.757872257909</text:p>
          </table:table-cell>
          <table:table-cell office:value-type="float" office:value="1.5" calcext:value-type="float">
            <text:p>1.5</text:p>
          </table:table-cell>
          <table:table-cell office:value-type="float" office:value="287.677757795195" calcext:value-type="float">
            <text:p>287.677757795195</text:p>
          </table:table-cell>
          <table:table-cell office:value-type="float" office:value="8020.52587368156" calcext:value-type="float">
            <text:p>8020.52587368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562.9336594837" calcext:value-type="float">
            <text:p>562.9336594837</text:p>
          </table:table-cell>
          <table:table-cell office:value-type="float" office:value="1.75" calcext:value-type="float">
            <text:p>1.75</text:p>
          </table:table-cell>
          <table:table-cell office:value-type="float" office:value="287.677757795195" calcext:value-type="float">
            <text:p>287.677757795195</text:p>
          </table:table-cell>
          <table:table-cell office:value-type="float" office:value="8020.52587368156" calcext:value-type="float">
            <text:p>8020.525873681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614.109446709491" calcext:value-type="float">
            <text:p>614.109446709491</text:p>
          </table:table-cell>
          <table:table-cell office:value-type="float" office:value="2" calcext:value-type="float">
            <text:p>2</text:p>
          </table:table-cell>
          <table:table-cell office:value-type="float" office:value="287.677757795195" calcext:value-type="float">
            <text:p>287.677757795195</text:p>
          </table:table-cell>
          <table:table-cell office:value-type="float" office:value="8020.52587368156" calcext:value-type="float">
            <text:p>8020.5258736815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99.509737522291" calcext:value-type="float">
            <text:p>199.509737522291</text:p>
          </table:table-cell>
          <table:table-cell office:value-type="float" office:value="9298.71499744895" calcext:value-type="float">
            <text:p>9298.714997448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249.387171902864" calcext:value-type="float">
            <text:p>249.387171902864</text:p>
          </table:table-cell>
          <table:table-cell office:value-type="float" office:value="0.25" calcext:value-type="float">
            <text:p>0.25</text:p>
          </table:table-cell>
          <table:table-cell office:value-type="float" office:value="248.432827598247" calcext:value-type="float">
            <text:p>248.432827598247</text:p>
          </table:table-cell>
          <table:table-cell office:value-type="float" office:value="7773.52756625202" calcext:value-type="float">
            <text:p>7773.527566252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299.264606283436" calcext:value-type="float">
            <text:p>299.264606283436</text:p>
          </table:table-cell>
          <table:table-cell office:value-type="float" office:value="0.5" calcext:value-type="float">
            <text:p>0.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733.68280074342" calcext:value-type="float">
            <text:p>7733.682800743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349.142040664009" calcext:value-type="float">
            <text:p>349.142040664009</text:p>
          </table:table-cell>
          <table:table-cell office:value-type="float" office:value="0.75" calcext:value-type="float">
            <text:p>0.7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733.68280074342" calcext:value-type="float">
            <text:p>7733.682800743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399.019475044582" calcext:value-type="float">
            <text:p>399.019475044582</text:p>
          </table:table-cell>
          <table:table-cell office:value-type="float" office:value="1" calcext:value-type="float">
            <text:p>1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733.68280074342" calcext:value-type="float">
            <text:p>7733.682800743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448.896909425155" calcext:value-type="float">
            <text:p>448.896909425155</text:p>
          </table:table-cell>
          <table:table-cell office:value-type="float" office:value="1.25" calcext:value-type="float">
            <text:p>1.2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733.68280074342" calcext:value-type="float">
            <text:p>7733.682800743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498.774343805727" calcext:value-type="float">
            <text:p>498.774343805727</text:p>
          </table:table-cell>
          <table:table-cell office:value-type="float" office:value="1.5" calcext:value-type="float">
            <text:p>1.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733.68280074342" calcext:value-type="float">
            <text:p>7733.682800743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548.6517781863" calcext:value-type="float">
            <text:p>548.6517781863</text:p>
          </table:table-cell>
          <table:table-cell office:value-type="float" office:value="1.75" calcext:value-type="float">
            <text:p>1.7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733.68280074342" calcext:value-type="float">
            <text:p>7733.6828007434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598.529212566873" calcext:value-type="float">
            <text:p>598.529212566873</text:p>
          </table:table-cell>
          <table:table-cell office:value-type="float" office:value="2" calcext:value-type="float">
            <text:p>2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733.68280074342" calcext:value-type="float">
            <text:p>7733.6828007434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92.816786114478" calcext:value-type="float">
            <text:p>192.816786114478</text:p>
          </table:table-cell>
          <table:table-cell office:value-type="float" office:value="8812.07564091732" calcext:value-type="float">
            <text:p>8812.075640917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241.020982643098" calcext:value-type="float">
            <text:p>241.020982643098</text:p>
          </table:table-cell>
          <table:table-cell office:value-type="float" office:value="0.25" calcext:value-type="float">
            <text:p>0.25</text:p>
          </table:table-cell>
          <table:table-cell office:value-type="float" office:value="230.941789984163" calcext:value-type="float">
            <text:p>230.941789984163</text:p>
          </table:table-cell>
          <table:table-cell office:value-type="float" office:value="7488.22878836795" calcext:value-type="float">
            <text:p>7488.228788367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289.225179171717" calcext:value-type="float">
            <text:p>289.225179171717</text:p>
          </table:table-cell>
          <table:table-cell office:value-type="float" office:value="0.5" calcext:value-type="float">
            <text:p>0.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462.41658061054" calcext:value-type="float">
            <text:p>7462.416580610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337.429375700337" calcext:value-type="float">
            <text:p>337.429375700337</text:p>
          </table:table-cell>
          <table:table-cell office:value-type="float" office:value="0.75" calcext:value-type="float">
            <text:p>0.7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462.41658061054" calcext:value-type="float">
            <text:p>7462.416580610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385.633572228956" calcext:value-type="float">
            <text:p>385.633572228956</text:p>
          </table:table-cell>
          <table:table-cell office:value-type="float" office:value="1" calcext:value-type="float">
            <text:p>1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462.41658061054" calcext:value-type="float">
            <text:p>7462.416580610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433.837768757576" calcext:value-type="float">
            <text:p>433.837768757576</text:p>
          </table:table-cell>
          <table:table-cell office:value-type="float" office:value="1.25" calcext:value-type="float">
            <text:p>1.2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462.41658061054" calcext:value-type="float">
            <text:p>7462.416580610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482.041965286195" calcext:value-type="float">
            <text:p>482.041965286195</text:p>
          </table:table-cell>
          <table:table-cell office:value-type="float" office:value="1.5" calcext:value-type="float">
            <text:p>1.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462.41658061054" calcext:value-type="float">
            <text:p>7462.416580610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530.246161814815" calcext:value-type="float">
            <text:p>530.246161814815</text:p>
          </table:table-cell>
          <table:table-cell office:value-type="float" office:value="1.75" calcext:value-type="float">
            <text:p>1.75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462.41658061054" calcext:value-type="float">
            <text:p>7462.416580610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578.450358343434" calcext:value-type="float">
            <text:p>578.450358343434</text:p>
          </table:table-cell>
          <table:table-cell office:value-type="float" office:value="2" calcext:value-type="float">
            <text:p>2</text:p>
          </table:table-cell>
          <table:table-cell office:value-type="float" office:value="275.829167549779" calcext:value-type="float">
            <text:p>275.829167549779</text:p>
          </table:table-cell>
          <table:table-cell office:value-type="float" office:value="7462.41658061054" calcext:value-type="float">
            <text:p>7462.4165806105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91.645365060096" calcext:value-type="float">
            <text:p>191.645365060096</text:p>
          </table:table-cell>
          <table:table-cell office:value-type="float" office:value="8617.59220208951" calcext:value-type="float">
            <text:p>8617.592202089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239.55670632512" calcext:value-type="float">
            <text:p>239.55670632512</text:p>
          </table:table-cell>
          <table:table-cell office:value-type="float" office:value="0.25" calcext:value-type="float">
            <text:p>0.2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7191.33161488439" calcext:value-type="float">
            <text:p>7191.33161488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287.468047590144" calcext:value-type="float">
            <text:p>287.468047590144</text:p>
          </table:table-cell>
          <table:table-cell office:value-type="float" office:value="0.5" calcext:value-type="float">
            <text:p>0.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7191.33161488439" calcext:value-type="float">
            <text:p>7191.33161488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335.379388855169" calcext:value-type="float">
            <text:p>335.379388855169</text:p>
          </table:table-cell>
          <table:table-cell office:value-type="float" office:value="0.75" calcext:value-type="float">
            <text:p>0.7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7191.33161488439" calcext:value-type="float">
            <text:p>7191.33161488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383.290730120193" calcext:value-type="float">
            <text:p>383.290730120193</text:p>
          </table:table-cell>
          <table:table-cell office:value-type="float" office:value="1" calcext:value-type="float">
            <text:p>1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7191.33161488439" calcext:value-type="float">
            <text:p>7191.33161488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431.202071385217" calcext:value-type="float">
            <text:p>431.202071385217</text:p>
          </table:table-cell>
          <table:table-cell office:value-type="float" office:value="1.25" calcext:value-type="float">
            <text:p>1.2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7191.33161488439" calcext:value-type="float">
            <text:p>7191.33161488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479.113412650241" calcext:value-type="float">
            <text:p>479.113412650241</text:p>
          </table:table-cell>
          <table:table-cell office:value-type="float" office:value="1.5" calcext:value-type="float">
            <text:p>1.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7191.33161488439" calcext:value-type="float">
            <text:p>7191.33161488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527.024753915265" calcext:value-type="float">
            <text:p>527.024753915265</text:p>
          </table:table-cell>
          <table:table-cell office:value-type="float" office:value="1.75" calcext:value-type="float">
            <text:p>1.7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7191.33161488439" calcext:value-type="float">
            <text:p>7191.33161488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574.936095180289" calcext:value-type="float">
            <text:p>574.936095180289</text:p>
          </table:table-cell>
          <table:table-cell office:value-type="float" office:value="2" calcext:value-type="float">
            <text:p>2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7191.33161488439" calcext:value-type="float">
            <text:p>7191.3316148843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82.952294812054" calcext:value-type="float">
            <text:p>182.952294812054</text:p>
          </table:table-cell>
          <table:table-cell office:value-type="float" office:value="8424.06468386817" calcext:value-type="float">
            <text:p>8424.0646838681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228.690368515068" calcext:value-type="float">
            <text:p>228.690368515068</text:p>
          </table:table-cell>
          <table:table-cell office:value-type="float" office:value="0.25" calcext:value-type="float">
            <text:p>0.2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951.30236500271" calcext:value-type="float">
            <text:p>6951.302365002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274.428442218082" calcext:value-type="float">
            <text:p>274.428442218082</text:p>
          </table:table-cell>
          <table:table-cell office:value-type="float" office:value="0.5" calcext:value-type="float">
            <text:p>0.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951.30236500271" calcext:value-type="float">
            <text:p>6951.302365002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320.166515921095" calcext:value-type="float">
            <text:p>320.166515921095</text:p>
          </table:table-cell>
          <table:table-cell office:value-type="float" office:value="0.75" calcext:value-type="float">
            <text:p>0.7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951.30236500271" calcext:value-type="float">
            <text:p>6951.302365002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365.904589624109" calcext:value-type="float">
            <text:p>365.904589624109</text:p>
          </table:table-cell>
          <table:table-cell office:value-type="float" office:value="1" calcext:value-type="float">
            <text:p>1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951.30236500271" calcext:value-type="float">
            <text:p>6951.302365002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411.642663327122" calcext:value-type="float">
            <text:p>411.642663327122</text:p>
          </table:table-cell>
          <table:table-cell office:value-type="float" office:value="1.25" calcext:value-type="float">
            <text:p>1.2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951.30236500271" calcext:value-type="float">
            <text:p>6951.302365002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457.380737030136" calcext:value-type="float">
            <text:p>457.380737030136</text:p>
          </table:table-cell>
          <table:table-cell office:value-type="float" office:value="1.5" calcext:value-type="float">
            <text:p>1.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951.30236500271" calcext:value-type="float">
            <text:p>6951.302365002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503.118810733149" calcext:value-type="float">
            <text:p>503.118810733149</text:p>
          </table:table-cell>
          <table:table-cell office:value-type="float" office:value="1.75" calcext:value-type="float">
            <text:p>1.7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951.30236500271" calcext:value-type="float">
            <text:p>6951.302365002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548.856884436163" calcext:value-type="float">
            <text:p>548.856884436163</text:p>
          </table:table-cell>
          <table:table-cell office:value-type="float" office:value="2" calcext:value-type="float">
            <text:p>2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951.30236500271" calcext:value-type="float">
            <text:p>6951.3023650027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76.098959018384" calcext:value-type="float">
            <text:p>176.098959018384</text:p>
          </table:table-cell>
          <table:table-cell office:value-type="float" office:value="8082.01184918994" calcext:value-type="float">
            <text:p>8082.0118491899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220.12369877298" calcext:value-type="float">
            <text:p>220.12369877298</text:p>
          </table:table-cell>
          <table:table-cell office:value-type="float" office:value="0.25" calcext:value-type="float">
            <text:p>0.2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741.93712089097" calcext:value-type="float">
            <text:p>6741.937120890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264.148438527576" calcext:value-type="float">
            <text:p>264.148438527576</text:p>
          </table:table-cell>
          <table:table-cell office:value-type="float" office:value="0.5" calcext:value-type="float">
            <text:p>0.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741.93712089097" calcext:value-type="float">
            <text:p>6741.937120890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308.173178282171" calcext:value-type="float">
            <text:p>308.173178282171</text:p>
          </table:table-cell>
          <table:table-cell office:value-type="float" office:value="0.75" calcext:value-type="float">
            <text:p>0.7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741.93712089097" calcext:value-type="float">
            <text:p>6741.937120890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352.197918036767" calcext:value-type="float">
            <text:p>352.197918036767</text:p>
          </table:table-cell>
          <table:table-cell office:value-type="float" office:value="1" calcext:value-type="float">
            <text:p>1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741.93712089097" calcext:value-type="float">
            <text:p>6741.937120890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396.222657791363" calcext:value-type="float">
            <text:p>396.222657791363</text:p>
          </table:table-cell>
          <table:table-cell office:value-type="float" office:value="1.25" calcext:value-type="float">
            <text:p>1.2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741.93712089097" calcext:value-type="float">
            <text:p>6741.937120890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440.247397545959" calcext:value-type="float">
            <text:p>440.247397545959</text:p>
          </table:table-cell>
          <table:table-cell office:value-type="float" office:value="1.5" calcext:value-type="float">
            <text:p>1.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741.93712089097" calcext:value-type="float">
            <text:p>6741.937120890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484.272137300555" calcext:value-type="float">
            <text:p>484.272137300555</text:p>
          </table:table-cell>
          <table:table-cell office:value-type="float" office:value="1.75" calcext:value-type="float">
            <text:p>1.7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741.93712089097" calcext:value-type="float">
            <text:p>6741.937120890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528.296877055151" calcext:value-type="float">
            <text:p>528.296877055151</text:p>
          </table:table-cell>
          <table:table-cell office:value-type="float" office:value="2" calcext:value-type="float">
            <text:p>2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741.93712089097" calcext:value-type="float">
            <text:p>6741.9371208909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75.748733724713" calcext:value-type="float">
            <text:p>175.748733724713</text:p>
          </table:table-cell>
          <table:table-cell office:value-type="float" office:value="8103.97574270196" calcext:value-type="float">
            <text:p>8103.9757427019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219.685917155892" calcext:value-type="float">
            <text:p>219.685917155892</text:p>
          </table:table-cell>
          <table:table-cell office:value-type="float" office:value="0.25" calcext:value-type="float">
            <text:p>0.2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547.88685974028" calcext:value-type="float">
            <text:p>6547.886859740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263.62310058707" calcext:value-type="float">
            <text:p>263.62310058707</text:p>
          </table:table-cell>
          <table:table-cell office:value-type="float" office:value="0.5" calcext:value-type="float">
            <text:p>0.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547.88685974028" calcext:value-type="float">
            <text:p>6547.886859740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307.560284018248" calcext:value-type="float">
            <text:p>307.560284018248</text:p>
          </table:table-cell>
          <table:table-cell office:value-type="float" office:value="0.75" calcext:value-type="float">
            <text:p>0.7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547.88685974028" calcext:value-type="float">
            <text:p>6547.886859740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351.497467449426" calcext:value-type="float">
            <text:p>351.497467449426</text:p>
          </table:table-cell>
          <table:table-cell office:value-type="float" office:value="1" calcext:value-type="float">
            <text:p>1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547.88685974028" calcext:value-type="float">
            <text:p>6547.886859740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395.434650880605" calcext:value-type="float">
            <text:p>395.434650880605</text:p>
          </table:table-cell>
          <table:table-cell office:value-type="float" office:value="1.25" calcext:value-type="float">
            <text:p>1.2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547.88685974028" calcext:value-type="float">
            <text:p>6547.886859740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439.371834311783" calcext:value-type="float">
            <text:p>439.371834311783</text:p>
          </table:table-cell>
          <table:table-cell office:value-type="float" office:value="1.5" calcext:value-type="float">
            <text:p>1.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547.88685974028" calcext:value-type="float">
            <text:p>6547.886859740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483.309017742961" calcext:value-type="float">
            <text:p>483.309017742961</text:p>
          </table:table-cell>
          <table:table-cell office:value-type="float" office:value="1.75" calcext:value-type="float">
            <text:p>1.7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547.88685974028" calcext:value-type="float">
            <text:p>6547.886859740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527.24620117414" calcext:value-type="float">
            <text:p>527.24620117414</text:p>
          </table:table-cell>
          <table:table-cell office:value-type="float" office:value="2" calcext:value-type="float">
            <text:p>2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547.88685974028" calcext:value-type="float">
            <text:p>6547.8868597402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75.098424450122" calcext:value-type="float">
            <text:p>175.098424450122</text:p>
          </table:table-cell>
          <table:table-cell office:value-type="float" office:value="7352.98647683754" calcext:value-type="float">
            <text:p>7352.986476837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218.873030562652" calcext:value-type="float">
            <text:p>218.873030562652</text:p>
          </table:table-cell>
          <table:table-cell office:value-type="float" office:value="0.25" calcext:value-type="float">
            <text:p>0.2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372.69451686439" calcext:value-type="float">
            <text:p>6372.69451686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262.647636675183" calcext:value-type="float">
            <text:p>262.647636675183</text:p>
          </table:table-cell>
          <table:table-cell office:value-type="float" office:value="0.5" calcext:value-type="float">
            <text:p>0.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372.69451686439" calcext:value-type="float">
            <text:p>6372.69451686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306.422242787713" calcext:value-type="float">
            <text:p>306.422242787713</text:p>
          </table:table-cell>
          <table:table-cell office:value-type="float" office:value="0.75" calcext:value-type="float">
            <text:p>0.7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372.69451686439" calcext:value-type="float">
            <text:p>6372.69451686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350.196848900244" calcext:value-type="float">
            <text:p>350.196848900244</text:p>
          </table:table-cell>
          <table:table-cell office:value-type="float" office:value="1" calcext:value-type="float">
            <text:p>1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372.69451686439" calcext:value-type="float">
            <text:p>6372.69451686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393.971455012774" calcext:value-type="float">
            <text:p>393.971455012774</text:p>
          </table:table-cell>
          <table:table-cell office:value-type="float" office:value="1.25" calcext:value-type="float">
            <text:p>1.2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372.69451686439" calcext:value-type="float">
            <text:p>6372.69451686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437.746061125305" calcext:value-type="float">
            <text:p>437.746061125305</text:p>
          </table:table-cell>
          <table:table-cell office:value-type="float" office:value="1.5" calcext:value-type="float">
            <text:p>1.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372.69451686439" calcext:value-type="float">
            <text:p>6372.69451686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481.520667237835" calcext:value-type="float">
            <text:p>481.520667237835</text:p>
          </table:table-cell>
          <table:table-cell office:value-type="float" office:value="1.75" calcext:value-type="float">
            <text:p>1.75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372.69451686439" calcext:value-type="float">
            <text:p>6372.69451686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525.295273350366" calcext:value-type="float">
            <text:p>525.295273350366</text:p>
          </table:table-cell>
          <table:table-cell office:value-type="float" office:value="2" calcext:value-type="float">
            <text:p>2</text:p>
          </table:table-cell>
          <table:table-cell office:value-type="float" office:value="210.342897950805" calcext:value-type="float">
            <text:p>210.342897950805</text:p>
          </table:table-cell>
          <table:table-cell office:value-type="float" office:value="6372.69451686439" calcext:value-type="float">
            <text:p>6372.6945168643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69.224935572329" calcext:value-type="float">
            <text:p>169.224935572329</text:p>
          </table:table-cell>
          <table:table-cell office:value-type="float" office:value="7416.27720062036" calcext:value-type="float">
            <text:p>7416.277200620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211.531169465411" calcext:value-type="float">
            <text:p>211.531169465411</text:p>
          </table:table-cell>
          <table:table-cell office:value-type="float" office:value="0.25" calcext:value-type="float">
            <text:p>0.25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200.78302166015" calcext:value-type="float">
            <text:p>6200.783021660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253.837403358494" calcext:value-type="float">
            <text:p>253.837403358494</text:p>
          </table:table-cell>
          <table:table-cell office:value-type="float" office:value="0.5" calcext:value-type="float">
            <text:p>0.5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200.78302166015" calcext:value-type="float">
            <text:p>6200.783021660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296.143637251576" calcext:value-type="float">
            <text:p>296.143637251576</text:p>
          </table:table-cell>
          <table:table-cell office:value-type="float" office:value="0.75" calcext:value-type="float">
            <text:p>0.75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200.78302166015" calcext:value-type="float">
            <text:p>6200.783021660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338.449871144658" calcext:value-type="float">
            <text:p>338.449871144658</text:p>
          </table:table-cell>
          <table:table-cell office:value-type="float" office:value="1" calcext:value-type="float">
            <text:p>1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200.78302166015" calcext:value-type="float">
            <text:p>6200.783021660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380.75610503774" calcext:value-type="float">
            <text:p>380.75610503774</text:p>
          </table:table-cell>
          <table:table-cell office:value-type="float" office:value="1.25" calcext:value-type="float">
            <text:p>1.25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200.78302166015" calcext:value-type="float">
            <text:p>6200.783021660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423.062338930823" calcext:value-type="float">
            <text:p>423.062338930823</text:p>
          </table:table-cell>
          <table:table-cell office:value-type="float" office:value="1.5" calcext:value-type="float">
            <text:p>1.5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200.78302166015" calcext:value-type="float">
            <text:p>6200.783021660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465.368572823905" calcext:value-type="float">
            <text:p>465.368572823905</text:p>
          </table:table-cell>
          <table:table-cell office:value-type="float" office:value="1.75" calcext:value-type="float">
            <text:p>1.75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200.78302166015" calcext:value-type="float">
            <text:p>6200.783021660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507.674806716987" calcext:value-type="float">
            <text:p>507.674806716987</text:p>
          </table:table-cell>
          <table:table-cell office:value-type="float" office:value="2" calcext:value-type="float">
            <text:p>2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200.78302166015" calcext:value-type="float">
            <text:p>6200.7830216601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65.464910882297" calcext:value-type="float">
            <text:p>165.464910882297</text:p>
          </table:table-cell>
          <table:table-cell office:value-type="float" office:value="7057.14534869473" calcext:value-type="float">
            <text:p>7057.1453486947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206.831138602871" calcext:value-type="float">
            <text:p>206.831138602871</text:p>
          </table:table-cell>
          <table:table-cell office:value-type="float" office:value="0.25" calcext:value-type="float">
            <text:p>0.2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6141.19908925956" calcext:value-type="float">
            <text:p>6141.199089259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248.197366323445" calcext:value-type="float">
            <text:p>248.197366323445</text:p>
          </table:table-cell>
          <table:table-cell office:value-type="float" office:value="0.5" calcext:value-type="float">
            <text:p>0.5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032.79005602666" calcext:value-type="float">
            <text:p>6032.790056026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289.56359404402" calcext:value-type="float">
            <text:p>289.56359404402</text:p>
          </table:table-cell>
          <table:table-cell office:value-type="float" office:value="0.75" calcext:value-type="float">
            <text:p>0.75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032.79005602666" calcext:value-type="float">
            <text:p>6032.790056026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330.929821764594" calcext:value-type="float">
            <text:p>330.929821764594</text:p>
          </table:table-cell>
          <table:table-cell office:value-type="float" office:value="1" calcext:value-type="float">
            <text:p>1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032.79005602666" calcext:value-type="float">
            <text:p>6032.790056026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372.296049485168" calcext:value-type="float">
            <text:p>372.296049485168</text:p>
          </table:table-cell>
          <table:table-cell office:value-type="float" office:value="1.25" calcext:value-type="float">
            <text:p>1.25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032.79005602666" calcext:value-type="float">
            <text:p>6032.790056026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413.662277205742" calcext:value-type="float">
            <text:p>413.662277205742</text:p>
          </table:table-cell>
          <table:table-cell office:value-type="float" office:value="1.5" calcext:value-type="float">
            <text:p>1.5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032.79005602666" calcext:value-type="float">
            <text:p>6032.790056026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455.028504926317" calcext:value-type="float">
            <text:p>455.028504926317</text:p>
          </table:table-cell>
          <table:table-cell office:value-type="float" office:value="1.75" calcext:value-type="float">
            <text:p>1.75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032.79005602666" calcext:value-type="float">
            <text:p>6032.790056026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496.394732646891" calcext:value-type="float">
            <text:p>496.394732646891</text:p>
          </table:table-cell>
          <table:table-cell office:value-type="float" office:value="2" calcext:value-type="float">
            <text:p>2</text:p>
          </table:table-cell>
          <table:table-cell office:value-type="float" office:value="208.37442440255" calcext:value-type="float">
            <text:p>208.37442440255</text:p>
          </table:table-cell>
          <table:table-cell office:value-type="float" office:value="6032.79005602666" calcext:value-type="float">
            <text:p>6032.7900560266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62.550808478417" calcext:value-type="float">
            <text:p>162.550808478417</text:p>
          </table:table-cell>
          <table:table-cell office:value-type="float" office:value="7239.464462691" calcext:value-type="float">
            <text:p>7239.46446269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203.188510598021" calcext:value-type="float">
            <text:p>203.188510598021</text:p>
          </table:table-cell>
          <table:table-cell office:value-type="float" office:value="0.25" calcext:value-type="float">
            <text:p>0.25</text:p>
          </table:table-cell>
          <table:table-cell office:value-type="float" office:value="199.814870749871" calcext:value-type="float">
            <text:p>199.814870749871</text:p>
          </table:table-cell>
          <table:table-cell office:value-type="float" office:value="5991.71393955901" calcext:value-type="float">
            <text:p>5991.713939559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243.826212717626" calcext:value-type="float">
            <text:p>243.826212717626</text:p>
          </table:table-cell>
          <table:table-cell office:value-type="float" office:value="0.5" calcext:value-type="float">
            <text:p>0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875.05422018138" calcext:value-type="float">
            <text:p>5875.0542201813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284.46391483723" calcext:value-type="float">
            <text:p>284.46391483723</text:p>
          </table:table-cell>
          <table:table-cell office:value-type="float" office:value="0.75" calcext:value-type="float">
            <text:p>0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875.05422018138" calcext:value-type="float">
            <text:p>5875.0542201813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325.101616956834" calcext:value-type="float">
            <text:p>325.101616956834</text:p>
          </table:table-cell>
          <table:table-cell office:value-type="float" office:value="1" calcext:value-type="float">
            <text:p>1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875.05422018138" calcext:value-type="float">
            <text:p>5875.0542201813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365.739319076439" calcext:value-type="float">
            <text:p>365.739319076439</text:p>
          </table:table-cell>
          <table:table-cell office:value-type="float" office:value="1.25" calcext:value-type="float">
            <text:p>1.2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875.05422018138" calcext:value-type="float">
            <text:p>5875.0542201813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406.377021196043" calcext:value-type="float">
            <text:p>406.377021196043</text:p>
          </table:table-cell>
          <table:table-cell office:value-type="float" office:value="1.5" calcext:value-type="float">
            <text:p>1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875.05422018138" calcext:value-type="float">
            <text:p>5875.0542201813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447.014723315647" calcext:value-type="float">
            <text:p>447.014723315647</text:p>
          </table:table-cell>
          <table:table-cell office:value-type="float" office:value="1.75" calcext:value-type="float">
            <text:p>1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875.05422018138" calcext:value-type="float">
            <text:p>5875.0542201813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487.652425435252" calcext:value-type="float">
            <text:p>487.652425435252</text:p>
          </table:table-cell>
          <table:table-cell office:value-type="float" office:value="2" calcext:value-type="float">
            <text:p>2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875.05422018138" calcext:value-type="float">
            <text:p>5875.0542201813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59.793614268627" calcext:value-type="float">
            <text:p>159.793614268627</text:p>
          </table:table-cell>
          <table:table-cell office:value-type="float" office:value="7161.06992703741" calcext:value-type="float">
            <text:p>7161.0699270374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199.742017835784" calcext:value-type="float">
            <text:p>199.742017835784</text:p>
          </table:table-cell>
          <table:table-cell office:value-type="float" office:value="0.25" calcext:value-type="float">
            <text:p>0.25</text:p>
          </table:table-cell>
          <table:table-cell office:value-type="float" office:value="192.816786114478" calcext:value-type="float">
            <text:p>192.816786114478</text:p>
          </table:table-cell>
          <table:table-cell office:value-type="float" office:value="5867.33685055382" calcext:value-type="float">
            <text:p>5867.336850553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239.69042140294" calcext:value-type="float">
            <text:p>239.69042140294</text:p>
          </table:table-cell>
          <table:table-cell office:value-type="float" office:value="0.5" calcext:value-type="float">
            <text:p>0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713.47558184119" calcext:value-type="float">
            <text:p>5713.475581841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279.638824970097" calcext:value-type="float">
            <text:p>279.638824970097</text:p>
          </table:table-cell>
          <table:table-cell office:value-type="float" office:value="0.75" calcext:value-type="float">
            <text:p>0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713.47558184119" calcext:value-type="float">
            <text:p>5713.475581841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319.587228537254" calcext:value-type="float">
            <text:p>319.587228537254</text:p>
          </table:table-cell>
          <table:table-cell office:value-type="float" office:value="1" calcext:value-type="float">
            <text:p>1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713.47558184119" calcext:value-type="float">
            <text:p>5713.475581841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359.53563210441" calcext:value-type="float">
            <text:p>359.53563210441</text:p>
          </table:table-cell>
          <table:table-cell office:value-type="float" office:value="1.25" calcext:value-type="float">
            <text:p>1.2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713.47558184119" calcext:value-type="float">
            <text:p>5713.475581841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399.484035671567" calcext:value-type="float">
            <text:p>399.484035671567</text:p>
          </table:table-cell>
          <table:table-cell office:value-type="float" office:value="1.5" calcext:value-type="float">
            <text:p>1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713.47558184119" calcext:value-type="float">
            <text:p>5713.475581841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439.432439238724" calcext:value-type="float">
            <text:p>439.432439238724</text:p>
          </table:table-cell>
          <table:table-cell office:value-type="float" office:value="1.75" calcext:value-type="float">
            <text:p>1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713.47558184119" calcext:value-type="float">
            <text:p>5713.475581841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479.380842805881" calcext:value-type="float">
            <text:p>479.380842805881</text:p>
          </table:table-cell>
          <table:table-cell office:value-type="float" office:value="2" calcext:value-type="float">
            <text:p>2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713.47558184119" calcext:value-type="float">
            <text:p>5713.4755818411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46.918533586797" calcext:value-type="float">
            <text:p>146.918533586797</text:p>
          </table:table-cell>
          <table:table-cell office:value-type="float" office:value="6429.12270417633" calcext:value-type="float">
            <text:p>6429.122704176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183.648166983496" calcext:value-type="float">
            <text:p>183.648166983496</text:p>
          </table:table-cell>
          <table:table-cell office:value-type="float" office:value="0.25" calcext:value-type="float">
            <text:p>0.25</text:p>
          </table:table-cell>
          <table:table-cell office:value-type="float" office:value="176.098959018384" calcext:value-type="float">
            <text:p>176.098959018384</text:p>
          </table:table-cell>
          <table:table-cell office:value-type="float" office:value="5714.0368579445" calcext:value-type="float">
            <text:p>5714.036857944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220.377800380195" calcext:value-type="float">
            <text:p>220.377800380195</text:p>
          </table:table-cell>
          <table:table-cell office:value-type="float" office:value="0.5" calcext:value-type="float">
            <text:p>0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560.43469519802" calcext:value-type="float">
            <text:p>5560.434695198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257.107433776894" calcext:value-type="float">
            <text:p>257.107433776894</text:p>
          </table:table-cell>
          <table:table-cell office:value-type="float" office:value="0.75" calcext:value-type="float">
            <text:p>0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560.43469519802" calcext:value-type="float">
            <text:p>5560.434695198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293.837067173593" calcext:value-type="float">
            <text:p>293.837067173593</text:p>
          </table:table-cell>
          <table:table-cell office:value-type="float" office:value="1" calcext:value-type="float">
            <text:p>1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560.43469519802" calcext:value-type="float">
            <text:p>5560.434695198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330.566700570293" calcext:value-type="float">
            <text:p>330.566700570293</text:p>
          </table:table-cell>
          <table:table-cell office:value-type="float" office:value="1.25" calcext:value-type="float">
            <text:p>1.2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560.43469519802" calcext:value-type="float">
            <text:p>5560.434695198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367.296333966992" calcext:value-type="float">
            <text:p>367.296333966992</text:p>
          </table:table-cell>
          <table:table-cell office:value-type="float" office:value="1.5" calcext:value-type="float">
            <text:p>1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560.43469519802" calcext:value-type="float">
            <text:p>5560.434695198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404.025967363691" calcext:value-type="float">
            <text:p>404.025967363691</text:p>
          </table:table-cell>
          <table:table-cell office:value-type="float" office:value="1.75" calcext:value-type="float">
            <text:p>1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560.43469519802" calcext:value-type="float">
            <text:p>5560.434695198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440.75560076039" calcext:value-type="float">
            <text:p>440.75560076039</text:p>
          </table:table-cell>
          <table:table-cell office:value-type="float" office:value="2" calcext:value-type="float">
            <text:p>2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560.43469519802" calcext:value-type="float">
            <text:p>5560.4346951980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42.371132390485" calcext:value-type="float">
            <text:p>142.371132390485</text:p>
          </table:table-cell>
          <table:table-cell office:value-type="float" office:value="6137.22292899763" calcext:value-type="float">
            <text:p>6137.2229289976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177.963915488106" calcext:value-type="float">
            <text:p>177.963915488106</text:p>
          </table:table-cell>
          <table:table-cell office:value-type="float" office:value="0.25" calcext:value-type="float">
            <text:p>0.25</text:p>
          </table:table-cell>
          <table:table-cell office:value-type="float" office:value="176.098959018384" calcext:value-type="float">
            <text:p>176.098959018384</text:p>
          </table:table-cell>
          <table:table-cell office:value-type="float" office:value="5549.05823069543" calcext:value-type="float">
            <text:p>5549.0582306954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213.556698585727" calcext:value-type="float">
            <text:p>213.556698585727</text:p>
          </table:table-cell>
          <table:table-cell office:value-type="float" office:value="0.5" calcext:value-type="float">
            <text:p>0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408.12099611258" calcext:value-type="float">
            <text:p>5408.1209961125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249.149481683348" calcext:value-type="float">
            <text:p>249.149481683348</text:p>
          </table:table-cell>
          <table:table-cell office:value-type="float" office:value="0.75" calcext:value-type="float">
            <text:p>0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408.12099611258" calcext:value-type="float">
            <text:p>5408.1209961125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284.742264780969" calcext:value-type="float">
            <text:p>284.742264780969</text:p>
          </table:table-cell>
          <table:table-cell office:value-type="float" office:value="1" calcext:value-type="float">
            <text:p>1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408.12099611258" calcext:value-type="float">
            <text:p>5408.1209961125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320.335047878591" calcext:value-type="float">
            <text:p>320.335047878591</text:p>
          </table:table-cell>
          <table:table-cell office:value-type="float" office:value="1.25" calcext:value-type="float">
            <text:p>1.2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408.12099611258" calcext:value-type="float">
            <text:p>5408.1209961125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355.927830976212" calcext:value-type="float">
            <text:p>355.927830976212</text:p>
          </table:table-cell>
          <table:table-cell office:value-type="float" office:value="1.5" calcext:value-type="float">
            <text:p>1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408.12099611258" calcext:value-type="float">
            <text:p>5408.1209961125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391.520614073833" calcext:value-type="float">
            <text:p>391.520614073833</text:p>
          </table:table-cell>
          <table:table-cell office:value-type="float" office:value="1.75" calcext:value-type="float">
            <text:p>1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408.12099611258" calcext:value-type="float">
            <text:p>5408.1209961125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427.113397171454" calcext:value-type="float">
            <text:p>427.113397171454</text:p>
          </table:table-cell>
          <table:table-cell office:value-type="float" office:value="2" calcext:value-type="float">
            <text:p>2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408.12099611258" calcext:value-type="float">
            <text:p>5408.1209961125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36.596419251633" calcext:value-type="float">
            <text:p>136.596419251633</text:p>
          </table:table-cell>
          <table:table-cell office:value-type="float" office:value="6056.12083927561" calcext:value-type="float">
            <text:p>6056.120839275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170.745524064542" calcext:value-type="float">
            <text:p>170.745524064542</text:p>
          </table:table-cell>
          <table:table-cell office:value-type="float" office:value="0.25" calcext:value-type="float">
            <text:p>0.25</text:p>
          </table:table-cell>
          <table:table-cell office:value-type="float" office:value="165.464910882297" calcext:value-type="float">
            <text:p>165.464910882297</text:p>
          </table:table-cell>
          <table:table-cell office:value-type="float" office:value="5511.70461154386" calcext:value-type="float">
            <text:p>5511.704611543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204.89462887745" calcext:value-type="float">
            <text:p>204.89462887745</text:p>
          </table:table-cell>
          <table:table-cell office:value-type="float" office:value="0.5" calcext:value-type="float">
            <text:p>0.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5316.9526607486" calcext:value-type="float">
            <text:p>5316.95266074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239.043733690358" calcext:value-type="float">
            <text:p>239.043733690358</text:p>
          </table:table-cell>
          <table:table-cell office:value-type="float" office:value="0.75" calcext:value-type="float">
            <text:p>0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255.18234527605" calcext:value-type="float">
            <text:p>5255.182345276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273.192838503267" calcext:value-type="float">
            <text:p>273.192838503267</text:p>
          </table:table-cell>
          <table:table-cell office:value-type="float" office:value="1" calcext:value-type="float">
            <text:p>1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255.18234527605" calcext:value-type="float">
            <text:p>5255.182345276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307.341943316175" calcext:value-type="float">
            <text:p>307.341943316175</text:p>
          </table:table-cell>
          <table:table-cell office:value-type="float" office:value="1.25" calcext:value-type="float">
            <text:p>1.2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255.18234527605" calcext:value-type="float">
            <text:p>5255.182345276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341.491048129083" calcext:value-type="float">
            <text:p>341.491048129083</text:p>
          </table:table-cell>
          <table:table-cell office:value-type="float" office:value="1.5" calcext:value-type="float">
            <text:p>1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255.18234527605" calcext:value-type="float">
            <text:p>5255.182345276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375.640152941992" calcext:value-type="float">
            <text:p>375.640152941992</text:p>
          </table:table-cell>
          <table:table-cell office:value-type="float" office:value="1.75" calcext:value-type="float">
            <text:p>1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255.18234527605" calcext:value-type="float">
            <text:p>5255.182345276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409.7892577549" calcext:value-type="float">
            <text:p>409.7892577549</text:p>
          </table:table-cell>
          <table:table-cell office:value-type="float" office:value="2" calcext:value-type="float">
            <text:p>2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255.18234527605" calcext:value-type="float">
            <text:p>5255.182345276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35.787079589458" calcext:value-type="float">
            <text:p>135.787079589458</text:p>
          </table:table-cell>
          <table:table-cell office:value-type="float" office:value="5979.09543458346" calcext:value-type="float">
            <text:p>5979.0954345834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169.733849486823" calcext:value-type="float">
            <text:p>169.733849486823</text:p>
          </table:table-cell>
          <table:table-cell office:value-type="float" office:value="0.25" calcext:value-type="float">
            <text:p>0.25</text:p>
          </table:table-cell>
          <table:table-cell office:value-type="float" office:value="165.464910882297" calcext:value-type="float">
            <text:p>165.464910882297</text:p>
          </table:table-cell>
          <table:table-cell office:value-type="float" office:value="5342.70314545985" calcext:value-type="float">
            <text:p>5342.7031454598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203.680619384188" calcext:value-type="float">
            <text:p>203.680619384188</text:p>
          </table:table-cell>
          <table:table-cell office:value-type="float" office:value="0.5" calcext:value-type="float">
            <text:p>0.5</text:p>
          </table:table-cell>
          <table:table-cell office:value-type="float" office:value="199.814870749871" calcext:value-type="float">
            <text:p>199.814870749871</text:p>
          </table:table-cell>
          <table:table-cell office:value-type="float" office:value="5187.75599590266" calcext:value-type="float">
            <text:p>5187.755995902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237.627389281552" calcext:value-type="float">
            <text:p>237.627389281552</text:p>
          </table:table-cell>
          <table:table-cell office:value-type="float" office:value="0.75" calcext:value-type="float">
            <text:p>0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114.73360333051" calcext:value-type="float">
            <text:p>5114.733603330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271.574159178917" calcext:value-type="float">
            <text:p>271.574159178917</text:p>
          </table:table-cell>
          <table:table-cell office:value-type="float" office:value="1" calcext:value-type="float">
            <text:p>1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114.73360333051" calcext:value-type="float">
            <text:p>5114.733603330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305.520929076281" calcext:value-type="float">
            <text:p>305.520929076281</text:p>
          </table:table-cell>
          <table:table-cell office:value-type="float" office:value="1.25" calcext:value-type="float">
            <text:p>1.2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114.73360333051" calcext:value-type="float">
            <text:p>5114.733603330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339.467698973646" calcext:value-type="float">
            <text:p>339.467698973646</text:p>
          </table:table-cell>
          <table:table-cell office:value-type="float" office:value="1.5" calcext:value-type="float">
            <text:p>1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114.73360333051" calcext:value-type="float">
            <text:p>5114.733603330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373.41446887101" calcext:value-type="float">
            <text:p>373.41446887101</text:p>
          </table:table-cell>
          <table:table-cell office:value-type="float" office:value="1.75" calcext:value-type="float">
            <text:p>1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114.73360333051" calcext:value-type="float">
            <text:p>5114.733603330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407.361238768375" calcext:value-type="float">
            <text:p>407.361238768375</text:p>
          </table:table-cell>
          <table:table-cell office:value-type="float" office:value="2" calcext:value-type="float">
            <text:p>2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5114.73360333051" calcext:value-type="float">
            <text:p>5114.7336033305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33.130966239349" calcext:value-type="float">
            <text:p>133.130966239349</text:p>
          </table:table-cell>
          <table:table-cell office:value-type="float" office:value="5684.84414261795" calcext:value-type="float">
            <text:p>5684.844142617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166.413707799187" calcext:value-type="float">
            <text:p>166.413707799187</text:p>
          </table:table-cell>
          <table:table-cell office:value-type="float" office:value="0.25" calcext:value-type="float">
            <text:p>0.25</text:p>
          </table:table-cell>
          <table:table-cell office:value-type="float" office:value="163.179041180211" calcext:value-type="float">
            <text:p>163.179041180211</text:p>
          </table:table-cell>
          <table:table-cell office:value-type="float" office:value="5185.11770473553" calcext:value-type="float">
            <text:p>5185.1177047355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199.696449359024" calcext:value-type="float">
            <text:p>199.696449359024</text:p>
          </table:table-cell>
          <table:table-cell office:value-type="float" office:value="0.5" calcext:value-type="float">
            <text:p>0.5</text:p>
          </table:table-cell>
          <table:table-cell office:value-type="float" office:value="192.816786114478" calcext:value-type="float">
            <text:p>192.816786114478</text:p>
          </table:table-cell>
          <table:table-cell office:value-type="float" office:value="5072.48781872365" calcext:value-type="float">
            <text:p>5072.487818723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232.979190918861" calcext:value-type="float">
            <text:p>232.979190918861</text:p>
          </table:table-cell>
          <table:table-cell office:value-type="float" office:value="0.75" calcext:value-type="float">
            <text:p>0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984.9817307265" calcext:value-type="float">
            <text:p>4984.98173072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266.261932478699" calcext:value-type="float">
            <text:p>266.261932478699</text:p>
          </table:table-cell>
          <table:table-cell office:value-type="float" office:value="1" calcext:value-type="float">
            <text:p>1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984.9817307265" calcext:value-type="float">
            <text:p>4984.98173072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299.544674038536" calcext:value-type="float">
            <text:p>299.544674038536</text:p>
          </table:table-cell>
          <table:table-cell office:value-type="float" office:value="1.25" calcext:value-type="float">
            <text:p>1.2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984.9817307265" calcext:value-type="float">
            <text:p>4984.98173072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332.827415598373" calcext:value-type="float">
            <text:p>332.827415598373</text:p>
          </table:table-cell>
          <table:table-cell office:value-type="float" office:value="1.5" calcext:value-type="float">
            <text:p>1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984.9817307265" calcext:value-type="float">
            <text:p>4984.98173072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366.110157158211" calcext:value-type="float">
            <text:p>366.110157158211</text:p>
          </table:table-cell>
          <table:table-cell office:value-type="float" office:value="1.75" calcext:value-type="float">
            <text:p>1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984.9817307265" calcext:value-type="float">
            <text:p>4984.98173072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399.392898718048" calcext:value-type="float">
            <text:p>399.392898718048</text:p>
          </table:table-cell>
          <table:table-cell office:value-type="float" office:value="2" calcext:value-type="float">
            <text:p>2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984.9817307265" calcext:value-type="float">
            <text:p>4984.981730726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29.232358505395" calcext:value-type="float">
            <text:p>129.232358505395</text:p>
          </table:table-cell>
          <table:table-cell office:value-type="float" office:value="5817.06185697192" calcext:value-type="float">
            <text:p>5817.061856971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161.540448131743" calcext:value-type="float">
            <text:p>161.540448131743</text:p>
          </table:table-cell>
          <table:table-cell office:value-type="float" office:value="0.25" calcext:value-type="float">
            <text:p>0.25</text:p>
          </table:table-cell>
          <table:table-cell office:value-type="float" office:value="146.918533586797" calcext:value-type="float">
            <text:p>146.918533586797</text:p>
          </table:table-cell>
          <table:table-cell office:value-type="float" office:value="5045.90200519445" calcext:value-type="float">
            <text:p>5045.9020051944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193.848537758092" calcext:value-type="float">
            <text:p>193.848537758092</text:p>
          </table:table-cell>
          <table:table-cell office:value-type="float" office:value="0.5" calcext:value-type="float">
            <text:p>0.5</text:p>
          </table:table-cell>
          <table:table-cell office:value-type="float" office:value="191.645365060096" calcext:value-type="float">
            <text:p>191.645365060096</text:p>
          </table:table-cell>
          <table:table-cell office:value-type="float" office:value="4924.4787606934" calcext:value-type="float">
            <text:p>4924.478760693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226.15662738444" calcext:value-type="float">
            <text:p>226.15662738444</text:p>
          </table:table-cell>
          <table:table-cell office:value-type="float" office:value="0.75" calcext:value-type="float">
            <text:p>0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855.11331112307" calcext:value-type="float">
            <text:p>4855.113311123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258.464717010789" calcext:value-type="float">
            <text:p>258.464717010789</text:p>
          </table:table-cell>
          <table:table-cell office:value-type="float" office:value="1" calcext:value-type="float">
            <text:p>1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855.11331112307" calcext:value-type="float">
            <text:p>4855.113311123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290.772806637138" calcext:value-type="float">
            <text:p>290.772806637138</text:p>
          </table:table-cell>
          <table:table-cell office:value-type="float" office:value="1.25" calcext:value-type="float">
            <text:p>1.2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855.11331112307" calcext:value-type="float">
            <text:p>4855.113311123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323.080896263486" calcext:value-type="float">
            <text:p>323.080896263486</text:p>
          </table:table-cell>
          <table:table-cell office:value-type="float" office:value="1.5" calcext:value-type="float">
            <text:p>1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855.11331112307" calcext:value-type="float">
            <text:p>4855.113311123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355.388985889835" calcext:value-type="float">
            <text:p>355.388985889835</text:p>
          </table:table-cell>
          <table:table-cell office:value-type="float" office:value="1.75" calcext:value-type="float">
            <text:p>1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855.11331112307" calcext:value-type="float">
            <text:p>4855.113311123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387.697075516184" calcext:value-type="float">
            <text:p>387.697075516184</text:p>
          </table:table-cell>
          <table:table-cell office:value-type="float" office:value="2" calcext:value-type="float">
            <text:p>2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855.11331112307" calcext:value-type="float">
            <text:p>4855.1133111230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26.273505225595" calcext:value-type="float">
            <text:p>126.273505225595</text:p>
          </table:table-cell>
          <table:table-cell office:value-type="float" office:value="5797.25962053583" calcext:value-type="float">
            <text:p>5797.2596205358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157.841881531994" calcext:value-type="float">
            <text:p>157.841881531994</text:p>
          </table:table-cell>
          <table:table-cell office:value-type="float" office:value="0.25" calcext:value-type="float">
            <text:p>0.25</text:p>
          </table:table-cell>
          <table:table-cell office:value-type="float" office:value="146.918533586797" calcext:value-type="float">
            <text:p>146.918533586797</text:p>
          </table:table-cell>
          <table:table-cell office:value-type="float" office:value="4891.82238881274" calcext:value-type="float">
            <text:p>4891.8223888127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189.410257838393" calcext:value-type="float">
            <text:p>189.410257838393</text:p>
          </table:table-cell>
          <table:table-cell office:value-type="float" office:value="0.5" calcext:value-type="float">
            <text:p>0.5</text:p>
          </table:table-cell>
          <table:table-cell office:value-type="float" office:value="176.098959018384" calcext:value-type="float">
            <text:p>176.098959018384</text:p>
          </table:table-cell>
          <table:table-cell office:value-type="float" office:value="4777.82788018456" calcext:value-type="float">
            <text:p>4777.827880184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220.978634144792" calcext:value-type="float">
            <text:p>220.978634144792</text:p>
          </table:table-cell>
          <table:table-cell office:value-type="float" office:value="0.75" calcext:value-type="float">
            <text:p>0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745.00252551429" calcext:value-type="float">
            <text:p>4745.0025255142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252.547010451191" calcext:value-type="float">
            <text:p>252.547010451191</text:p>
          </table:table-cell>
          <table:table-cell office:value-type="float" office:value="1" calcext:value-type="float">
            <text:p>1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745.00252551429" calcext:value-type="float">
            <text:p>4745.0025255142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284.115386757589" calcext:value-type="float">
            <text:p>284.115386757589</text:p>
          </table:table-cell>
          <table:table-cell office:value-type="float" office:value="1.25" calcext:value-type="float">
            <text:p>1.2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745.00252551429" calcext:value-type="float">
            <text:p>4745.0025255142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315.683763063988" calcext:value-type="float">
            <text:p>315.683763063988</text:p>
          </table:table-cell>
          <table:table-cell office:value-type="float" office:value="1.5" calcext:value-type="float">
            <text:p>1.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745.00252551429" calcext:value-type="float">
            <text:p>4745.0025255142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347.252139370387" calcext:value-type="float">
            <text:p>347.252139370387</text:p>
          </table:table-cell>
          <table:table-cell office:value-type="float" office:value="1.75" calcext:value-type="float">
            <text:p>1.75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745.00252551429" calcext:value-type="float">
            <text:p>4745.0025255142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378.820515676786" calcext:value-type="float">
            <text:p>378.820515676786</text:p>
          </table:table-cell>
          <table:table-cell office:value-type="float" office:value="2" calcext:value-type="float">
            <text:p>2</text:p>
          </table:table-cell>
          <table:table-cell office:value-type="float" office:value="207.967218738437" calcext:value-type="float">
            <text:p>207.967218738437</text:p>
          </table:table-cell>
          <table:table-cell office:value-type="float" office:value="4745.00252551429" calcext:value-type="float">
            <text:p>4745.0025255142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25.529222158618" calcext:value-type="float">
            <text:p>125.529222158618</text:p>
          </table:table-cell>
          <table:table-cell office:value-type="float" office:value="5653.76182947508" calcext:value-type="float">
            <text:p>5653.7618294750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156.911527698272" calcext:value-type="float">
            <text:p>156.911527698272</text:p>
          </table:table-cell>
          <table:table-cell office:value-type="float" office:value="0.25" calcext:value-type="float">
            <text:p>0.25</text:p>
          </table:table-cell>
          <table:table-cell office:value-type="float" office:value="146.918533586797" calcext:value-type="float">
            <text:p>146.918533586797</text:p>
          </table:table-cell>
          <table:table-cell office:value-type="float" office:value="4733.49906586759" calcext:value-type="float">
            <text:p>4733.4990658675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188.293833237927" calcext:value-type="float">
            <text:p>188.293833237927</text:p>
          </table:table-cell>
          <table:table-cell office:value-type="float" office:value="0.5" calcext:value-type="float">
            <text:p>0.5</text:p>
          </table:table-cell>
          <table:table-cell office:value-type="float" office:value="176.098959018384" calcext:value-type="float">
            <text:p>176.098959018384</text:p>
          </table:table-cell>
          <table:table-cell office:value-type="float" office:value="4647.55425869714" calcext:value-type="float">
            <text:p>4647.5542586971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219.676138777581" calcext:value-type="float">
            <text:p>219.676138777581</text:p>
          </table:table-cell>
          <table:table-cell office:value-type="float" office:value="0.75" calcext:value-type="float">
            <text:p>0.7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636.90152958163" calcext:value-type="float">
            <text:p>4636.9015295816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251.058444317236" calcext:value-type="float">
            <text:p>251.058444317236</text:p>
          </table:table-cell>
          <table:table-cell office:value-type="float" office:value="1" calcext:value-type="float">
            <text:p>1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636.90152958163" calcext:value-type="float">
            <text:p>4636.9015295816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282.44074985689" calcext:value-type="float">
            <text:p>282.44074985689</text:p>
          </table:table-cell>
          <table:table-cell office:value-type="float" office:value="1.25" calcext:value-type="float">
            <text:p>1.2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636.90152958163" calcext:value-type="float">
            <text:p>4636.9015295816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313.823055396545" calcext:value-type="float">
            <text:p>313.823055396545</text:p>
          </table:table-cell>
          <table:table-cell office:value-type="float" office:value="1.5" calcext:value-type="float">
            <text:p>1.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636.90152958163" calcext:value-type="float">
            <text:p>4636.9015295816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345.205360936199" calcext:value-type="float">
            <text:p>345.205360936199</text:p>
          </table:table-cell>
          <table:table-cell office:value-type="float" office:value="1.75" calcext:value-type="float">
            <text:p>1.7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636.90152958163" calcext:value-type="float">
            <text:p>4636.9015295816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376.587666475854" calcext:value-type="float">
            <text:p>376.587666475854</text:p>
          </table:table-cell>
          <table:table-cell office:value-type="float" office:value="2" calcext:value-type="float">
            <text:p>2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636.90152958163" calcext:value-type="float">
            <text:p>4636.9015295816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23.545352707189" calcext:value-type="float">
            <text:p>123.545352707189</text:p>
          </table:table-cell>
          <table:table-cell office:value-type="float" office:value="5642.27571852561" calcext:value-type="float">
            <text:p>5642.275718525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154.431690883986" calcext:value-type="float">
            <text:p>154.431690883986</text:p>
          </table:table-cell>
          <table:table-cell office:value-type="float" office:value="0.25" calcext:value-type="float">
            <text:p>0.25</text:p>
          </table:table-cell>
          <table:table-cell office:value-type="float" office:value="146.918533586797" calcext:value-type="float">
            <text:p>146.918533586797</text:p>
          </table:table-cell>
          <table:table-cell office:value-type="float" office:value="4591.54875106381" calcext:value-type="float">
            <text:p>4591.5487510638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185.318029060783" calcext:value-type="float">
            <text:p>185.318029060783</text:p>
          </table:table-cell>
          <table:table-cell office:value-type="float" office:value="0.5" calcext:value-type="float">
            <text:p>0.5</text:p>
          </table:table-cell>
          <table:table-cell office:value-type="float" office:value="176.098959018384" calcext:value-type="float">
            <text:p>176.098959018384</text:p>
          </table:table-cell>
          <table:table-cell office:value-type="float" office:value="4533.76193540133" calcext:value-type="float">
            <text:p>4533.761935401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216.204367237581" calcext:value-type="float">
            <text:p>216.204367237581</text:p>
          </table:table-cell>
          <table:table-cell office:value-type="float" office:value="0.75" calcext:value-type="float">
            <text:p>0.7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531.17384333431" calcext:value-type="float">
            <text:p>4531.17384333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247.090705414378" calcext:value-type="float">
            <text:p>247.090705414378</text:p>
          </table:table-cell>
          <table:table-cell office:value-type="float" office:value="1" calcext:value-type="float">
            <text:p>1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531.17384333431" calcext:value-type="float">
            <text:p>4531.17384333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277.977043591175" calcext:value-type="float">
            <text:p>277.977043591175</text:p>
          </table:table-cell>
          <table:table-cell office:value-type="float" office:value="1.25" calcext:value-type="float">
            <text:p>1.2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531.17384333431" calcext:value-type="float">
            <text:p>4531.17384333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308.863381767972" calcext:value-type="float">
            <text:p>308.863381767972</text:p>
          </table:table-cell>
          <table:table-cell office:value-type="float" office:value="1.5" calcext:value-type="float">
            <text:p>1.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531.17384333431" calcext:value-type="float">
            <text:p>4531.17384333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339.749719944769" calcext:value-type="float">
            <text:p>339.749719944769</text:p>
          </table:table-cell>
          <table:table-cell office:value-type="float" office:value="1.75" calcext:value-type="float">
            <text:p>1.7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531.17384333431" calcext:value-type="float">
            <text:p>4531.17384333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370.636058121567" calcext:value-type="float">
            <text:p>370.636058121567</text:p>
          </table:table-cell>
          <table:table-cell office:value-type="float" office:value="2" calcext:value-type="float">
            <text:p>2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531.17384333431" calcext:value-type="float">
            <text:p>4531.1738433343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123.545352707189" calcext:value-type="float">
            <text:p>123.545352707189</text:p>
          </table:table-cell>
          <table:table-cell office:value-type="float" office:value="5227.08809176423" calcext:value-type="float">
            <text:p>5227.088091764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154.431690883986" calcext:value-type="float">
            <text:p>154.431690883986</text:p>
          </table:table-cell>
          <table:table-cell office:value-type="float" office:value="0.25" calcext:value-type="float">
            <text:p>0.25</text:p>
          </table:table-cell>
          <table:table-cell office:value-type="float" office:value="146.918533586797" calcext:value-type="float">
            <text:p>146.918533586797</text:p>
          </table:table-cell>
          <table:table-cell office:value-type="float" office:value="4443.14082391933" calcext:value-type="float">
            <text:p>4443.140823919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185.318029060783" calcext:value-type="float">
            <text:p>185.318029060783</text:p>
          </table:table-cell>
          <table:table-cell office:value-type="float" office:value="0.5" calcext:value-type="float">
            <text:p>0.5</text:p>
          </table:table-cell>
          <table:table-cell office:value-type="float" office:value="176.098959018384" calcext:value-type="float">
            <text:p>176.098959018384</text:p>
          </table:table-cell>
          <table:table-cell office:value-type="float" office:value="4436.55543374335" calcext:value-type="float">
            <text:p>4436.5554337433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216.204367237581" calcext:value-type="float">
            <text:p>216.204367237581</text:p>
          </table:table-cell>
          <table:table-cell office:value-type="float" office:value="0.75" calcext:value-type="float">
            <text:p>0.7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432.61095015078" calcext:value-type="float">
            <text:p>4432.610950150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247.090705414378" calcext:value-type="float">
            <text:p>247.090705414378</text:p>
          </table:table-cell>
          <table:table-cell office:value-type="float" office:value="1" calcext:value-type="float">
            <text:p>1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432.61095015078" calcext:value-type="float">
            <text:p>4432.610950150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277.977043591175" calcext:value-type="float">
            <text:p>277.977043591175</text:p>
          </table:table-cell>
          <table:table-cell office:value-type="float" office:value="1.25" calcext:value-type="float">
            <text:p>1.2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432.61095015078" calcext:value-type="float">
            <text:p>4432.610950150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308.863381767972" calcext:value-type="float">
            <text:p>308.863381767972</text:p>
          </table:table-cell>
          <table:table-cell office:value-type="float" office:value="1.5" calcext:value-type="float">
            <text:p>1.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432.61095015078" calcext:value-type="float">
            <text:p>4432.610950150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339.749719944769" calcext:value-type="float">
            <text:p>339.749719944769</text:p>
          </table:table-cell>
          <table:table-cell office:value-type="float" office:value="1.75" calcext:value-type="float">
            <text:p>1.75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432.61095015078" calcext:value-type="float">
            <text:p>4432.610950150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370.636058121567" calcext:value-type="float">
            <text:p>370.636058121567</text:p>
          </table:table-cell>
          <table:table-cell office:value-type="float" office:value="2" calcext:value-type="float">
            <text:p>2</text:p>
          </table:table-cell>
          <table:table-cell office:value-type="float" office:value="204.703148903164" calcext:value-type="float">
            <text:p>204.703148903164</text:p>
          </table:table-cell>
          <table:table-cell office:value-type="float" office:value="4432.61095015078" calcext:value-type="float">
            <text:p>4432.61095015078</text:p>
          </table:table-cell>
        </table:table-row>
      </table:table>
      <table:table table:name="best_case_analysis_1000_tasks_100_resources" table:style-name="ta1">
        <table:table-column table:style-name="co7" table:number-columns-repeated="2" table:default-cell-style-name="ce27"/>
        <table:table-column table:style-name="co4" table:number-columns-repeated="2" table:default-cell-style-name="ce27"/>
        <table:table-column table:style-name="co4" table:number-columns-repeated="2" table:default-cell-style-name="ce28"/>
        <table:table-column table:style-name="co4" table:default-cell-style-name="ce29"/>
        <table:table-column table:style-name="co8" table:default-cell-style-name="ce31"/>
        <table:table-row table:style-name="ro1">
          <table:table-cell table:style-name="ce25" office:value-type="string" calcext:value-type="string" table:number-columns-spanned="1" table:number-rows-spanned="2">
            <text:p>Best Case</text:p>
          </table:table-cell>
          <table:table-cell table:style-name="ce25" office:value-type="string" calcext:value-type="string" table:number-columns-spanned="1" table:number-rows-spanned="2">
            <text:p>Deadline Relaxation</text:p>
            <text:p>For ECMTC</text:p>
          </table:table-cell>
          <table:table-cell table:style-name="ce25" office:value-type="string" calcext:value-type="string" table:number-columns-spanned="2" table:number-rows-spanned="1">
            <text:p>MEC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ECMTC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Gaps Relative to MEC</text:p>
          </table:table-cell>
          <table:covered-table-cell table:style-name="ce30"/>
        </table:table-row>
        <table:table-row table:style-name="ro2">
          <table:covered-table-cell table:style-name="ce26"/>
          <table:covered-table-cell table:style-name="ce25"/>
          <table:table-cell table:style-name="ce25" office:value-type="string" calcext:value-type="string">
            <text:p>Makespan</text:p>
          </table:table-cell>
          <table:table-cell table:style-name="ce25" office:value-type="string" calcext:value-type="string">
            <text:p>Energy Consumption</text:p>
          </table:table-cell>
          <table:table-cell table:style-name="ce25" office:value-type="string" calcext:value-type="string">
            <text:p>Makespan</text:p>
          </table:table-cell>
          <table:table-cell table:style-name="ce25" office:value-type="string" calcext:value-type="string">
            <text:p>Energy Consumption</text:p>
          </table:table-cell>
          <table:table-cell table:style-name="ce25" office:value-type="string" calcext:value-type="string">
            <text:p>Makespan</text:p>
          </table:table-cell>
          <table:table-cell table:style-name="ce25" office:value-type="string" calcext:value-type="string">
            <text:p>Energy Consumption</text:p>
          </table:table-cell>
        </table:table-row>
        <table:table-row table:style-name="ro1">
          <table:table-cell office:value-type="string" calcext:value-type="string" table:number-columns-spanned="1" table:number-rows-spanned="9">
            <text:p>1000 Tasks</text:p>
            <text:p>100 Resources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466.720289900037" calcext:value-type="float">
            <text:p>466.720289900037</text:p>
          </table:table-cell>
          <table:table-cell table:style-name="ce28" office:value-type="float" office:value="24487.2838365668" calcext:value-type="float">
            <text:p>24487.2838365668</text:p>
          </table:table-cell>
          <table:table-cell table:number-columns-repeated="4" table:style-name="ce27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47.780615569467" calcext:value-type="float">
            <text:p>547.780615569467</text:p>
          </table:table-cell>
          <table:table-cell office:value-type="float" office:value="20326.3557566572" calcext:value-type="float">
            <text:p>20326.3557566572</text:p>
          </table:table-cell>
          <table:table-cell table:formula="of:=(([.E4]-[.C3])/[.C3])*100" office:value-type="float" office:value="17.368074074258" calcext:value-type="float">
            <text:p>17.368074074258</text:p>
          </table:table-cell>
          <table:table-cell table:formula="of:=(([.F4]-[.D3])/[.D3])*100" office:value-type="float" office:value="-16.9921993295806" calcext:value-type="float">
            <text:p>-16.9921993295806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  <table:table-cell table:formula="of:=(([.E5]-[.C3])/[.C3])*100" office:value-type="float" office:value="33.4933598537934" calcext:value-type="float">
            <text:p>33.4933598537934</text:p>
          </table:table-cell>
          <table:table-cell table:formula="of:=(([.F5]-[.D3])/[.D3])*100" office:value-type="float" office:value="-17.4110193969923" calcext:value-type="float">
            <text:p>-17.4110193969923</text:p>
          </table:table-cell>
        </table:table-row>
        <table:table-row table:style-name="ro1">
          <table:covered-table-cell/>
          <table:table-cell office:value-type="float" office:value="0.75" calcext:value-type="float">
            <text:p>0.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  <table:table-cell table:formula="of:=(([.E6]-[.C3])/[.C3])*100" office:value-type="float" office:value="33.4933598537934" calcext:value-type="float">
            <text:p>33.4933598537934</text:p>
          </table:table-cell>
          <table:table-cell table:formula="of:=(([.F6]-[.D3])/[.D3])*100" office:value-type="float" office:value="-17.4110193969923" calcext:value-type="float">
            <text:p>-17.4110193969923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  <table:table-cell table:formula="of:=(([.E7]-[.C3])/[.C3])*100" office:value-type="float" office:value="33.4933598537934" calcext:value-type="float">
            <text:p>33.4933598537934</text:p>
          </table:table-cell>
          <table:table-cell table:formula="of:=(([.F7]-[.D3])/[.D3])*100" office:value-type="float" office:value="-17.4110193969923" calcext:value-type="float">
            <text:p>-17.4110193969923</text:p>
          </table:table-cell>
        </table:table-row>
        <table:table-row table:style-name="ro1">
          <table:covered-table-cell/>
          <table:table-cell office:value-type="float" office:value="1.25" calcext:value-type="float">
            <text:p>1.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  <table:table-cell table:formula="of:=(([.E8]-[.C3])/[.C3])*100" office:value-type="float" office:value="33.4933598537934" calcext:value-type="float">
            <text:p>33.4933598537934</text:p>
          </table:table-cell>
          <table:table-cell table:formula="of:=(([.F8]-[.D3])/[.D3])*100" office:value-type="float" office:value="-17.4110193969923" calcext:value-type="float">
            <text:p>-17.4110193969923</text:p>
          </table:table-cell>
        </table:table-row>
        <table:table-row table:style-name="ro1">
          <table:covered-table-cell/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  <table:table-cell table:formula="of:=(([.E9]-[.C3])/[.C3])*100" office:value-type="float" office:value="33.4933598537934" calcext:value-type="float">
            <text:p>33.4933598537934</text:p>
          </table:table-cell>
          <table:table-cell table:formula="of:=(([.F9]-[.D3])/[.D3])*100" office:value-type="float" office:value="-17.4110193969923" calcext:value-type="float">
            <text:p>-17.4110193969923</text:p>
          </table:table-cell>
        </table:table-row>
        <table:table-row table:style-name="ro1">
          <table:covered-table-cell/>
          <table:table-cell office:value-type="float" office:value="1.75" calcext:value-type="float">
            <text:p>1.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  <table:table-cell table:formula="of:=(([.E10]-[.C3])/[.C3])*100" office:value-type="float" office:value="33.4933598537934" calcext:value-type="float">
            <text:p>33.4933598537934</text:p>
          </table:table-cell>
          <table:table-cell table:formula="of:=(([.F10]-[.D3])/[.D3])*100" office:value-type="float" office:value="-17.4110193969923" calcext:value-type="float">
            <text:p>-17.411019396992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3.040596106924" calcext:value-type="float">
            <text:p>623.040596106924</text:p>
          </table:table-cell>
          <table:table-cell office:value-type="float" office:value="20223.7980979856" calcext:value-type="float">
            <text:p>20223.7980979856</text:p>
          </table:table-cell>
          <table:table-cell table:formula="of:=(([.E11]-[.C3])/[.C3])*100" office:value-type="float" office:value="33.4933598537934" calcext:value-type="float">
            <text:p>33.4933598537934</text:p>
          </table:table-cell>
          <table:table-cell table:formula="of:=(([.F11]-[.D3])/[.D3])*100" office:value-type="float" office:value="-17.4110193969923" calcext:value-type="float">
            <text:p>-17.4110193969923</text:p>
          </table:table-cell>
        </table:table-row>
      </table:table>
      <table:named-expressions/>
      <table:database-ranges>
        <table:database-range table:name="__Anonymous_Sheet_DB__0" table:target-range-address="relaxed_makespan_random_costs_experiment_results.A1:relaxed_makespan_random_costs_experiment_results.E73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3:59:24.7007130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  <dc:date>2024-02-22T13:52:08.431363582</dc:date>
    <meta:editing-duration>PT10M3S</meta:editing-duration>
    <meta:editing-cycles>3</meta:editing-cycles>
    <meta:document-statistic meta:table-count="2" meta:cell-count="5248" meta:object-count="0"/>
  </office:meta>
</office:document-meta>
</file>